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b2c8" fo:background-color="transparent"/>
    </style:style>
    <style:style style:name="P2" style:family="paragraph" style:parent-style-name="Standard">
      <style:text-properties officeooo:rsid="0101acbf" officeooo:paragraph-rsid="0101acbf" fo:background-color="transparent"/>
    </style:style>
    <style:style style:name="P3" style:family="paragraph" style:parent-style-name="Standard">
      <style:text-properties officeooo:rsid="0101acbf" officeooo:paragraph-rsid="010374b2" fo:background-color="transparent"/>
    </style:style>
    <style:style style:name="P4" style:family="paragraph" style:parent-style-name="Standard">
      <style:text-properties officeooo:rsid="0101acbf" officeooo:paragraph-rsid="010feaff" fo:background-color="transparent"/>
    </style:style>
    <style:style style:name="P5" style:family="paragraph" style:parent-style-name="Standard">
      <style:text-properties officeooo:rsid="010374b2" officeooo:paragraph-rsid="010374b2" fo:background-color="transparent"/>
    </style:style>
    <style:style style:name="P6" style:family="paragraph" style:parent-style-name="Standard">
      <style:text-properties officeooo:rsid="010374b2" officeooo:paragraph-rsid="01034518" fo:background-color="transparent"/>
    </style:style>
    <style:style style:name="P7" style:family="paragraph" style:parent-style-name="Standard">
      <style:text-properties officeooo:rsid="01207625" officeooo:paragraph-rsid="01207625" fo:background-color="transparent"/>
    </style:style>
    <style:style style:name="P8" style:family="paragraph" style:parent-style-name="Standard">
      <style:text-properties officeooo:rsid="01241549" officeooo:paragraph-rsid="01241549" fo:background-color="transparent"/>
    </style:style>
    <style:style style:name="P9" style:family="paragraph" style:parent-style-name="Standard">
      <style:text-properties officeooo:rsid="0126feed" officeooo:paragraph-rsid="0126feed" fo:background-color="transparent"/>
    </style:style>
    <style:style style:name="P10" style:family="paragraph" style:parent-style-name="Standard">
      <style:text-properties officeooo:rsid="0129ee78" officeooo:paragraph-rsid="0129ee78" fo:background-color="transparent"/>
    </style:style>
    <style:style style:name="P11" style:family="paragraph" style:parent-style-name="Standard">
      <style:text-properties officeooo:rsid="012daf92" officeooo:paragraph-rsid="012daf92" fo:background-color="transparent"/>
    </style:style>
    <style:style style:name="P12" style:family="paragraph" style:parent-style-name="Standard">
      <style:text-properties officeooo:rsid="012e5931" officeooo:paragraph-rsid="012e5931" fo:background-color="transparent"/>
    </style:style>
    <style:style style:name="P13" style:family="paragraph" style:parent-style-name="Standard">
      <style:text-properties officeooo:rsid="010acb30" officeooo:paragraph-rsid="011e0130" fo:background-color="transparent"/>
    </style:style>
    <style:style style:name="P14" style:family="paragraph" style:parent-style-name="Standard">
      <style:text-properties officeooo:rsid="01408447" officeooo:paragraph-rsid="01408447" fo:background-color="transparent"/>
    </style:style>
    <style:style style:name="P15" style:family="paragraph" style:parent-style-name="Standard">
      <style:text-properties officeooo:rsid="014169e4" officeooo:paragraph-rsid="01412f8b" fo:background-color="transparent"/>
    </style:style>
    <style:style style:name="P16" style:family="paragraph" style:parent-style-name="Standard">
      <style:text-properties officeooo:rsid="014366de" officeooo:paragraph-rsid="014366de" fo:background-color="transparent"/>
    </style:style>
    <style:style style:name="P17" style:family="paragraph" style:parent-style-name="Standard">
      <style:text-properties officeooo:rsid="000eb9e3" officeooo:paragraph-rsid="0016b2c8" fo:background-color="transparent"/>
    </style:style>
    <style:style style:name="P18" style:family="paragraph" style:parent-style-name="Standard">
      <style:text-properties officeooo:rsid="01510707" officeooo:paragraph-rsid="01d1d7ef" fo:background-color="transparent"/>
    </style:style>
    <style:style style:name="P19" style:family="paragraph" style:parent-style-name="Standard">
      <style:text-properties officeooo:rsid="013e2454" officeooo:paragraph-rsid="013e2454" fo:background-color="transparent"/>
    </style:style>
    <style:style style:name="P20" style:family="paragraph" style:parent-style-name="Standard">
      <style:text-properties officeooo:rsid="016f3d9e" officeooo:paragraph-rsid="016f3d9e" fo:background-color="transparent"/>
    </style:style>
    <style:style style:name="P21" style:family="paragraph" style:parent-style-name="Standard">
      <style:text-properties officeooo:rsid="0170ce83" officeooo:paragraph-rsid="0170ce83" fo:background-color="transparent"/>
    </style:style>
    <style:style style:name="P22" style:family="paragraph" style:parent-style-name="Standard">
      <style:text-properties officeooo:rsid="013ea286" officeooo:paragraph-rsid="01d0127a" fo:background-color="transparent"/>
    </style:style>
    <style:style style:name="P23" style:family="paragraph" style:parent-style-name="Standard">
      <style:text-properties officeooo:rsid="01e4126a" officeooo:paragraph-rsid="01e4126a" fo:background-color="transparent"/>
    </style:style>
    <style:style style:name="P24" style:family="paragraph" style:parent-style-name="Standard">
      <style:text-properties officeooo:rsid="01ff17f9" officeooo:paragraph-rsid="01ff17f9" fo:background-color="transparent"/>
    </style:style>
    <style:style style:name="P25" style:family="paragraph" style:parent-style-name="Standard">
      <style:text-properties officeooo:rsid="0012acf1" officeooo:paragraph-rsid="0016b2c8"/>
    </style:style>
    <style:style style:name="P26" style:family="paragraph" style:parent-style-name="Standard">
      <style:text-properties officeooo:rsid="006ba389" officeooo:paragraph-rsid="0016b2c8"/>
    </style:style>
    <style:style style:name="P27" style:family="paragraph" style:parent-style-name="Standard">
      <style:text-properties officeooo:paragraph-rsid="006c47d2"/>
    </style:style>
    <style:style style:name="P28" style:family="paragraph" style:parent-style-name="Standard">
      <style:text-properties officeooo:paragraph-rsid="0016b2c8"/>
    </style:style>
    <style:style style:name="P29" style:family="paragraph" style:parent-style-name="Standard">
      <style:text-properties officeooo:rsid="000fec14" officeooo:paragraph-rsid="0016b2c8"/>
    </style:style>
    <style:style style:name="P30" style:family="paragraph" style:parent-style-name="Standard">
      <style:text-properties officeooo:rsid="00a8a814" officeooo:paragraph-rsid="00a8a814" fo:background-color="#ffff00"/>
    </style:style>
    <style:style style:name="P31" style:family="paragraph" style:parent-style-name="Standard">
      <style:text-properties officeooo:rsid="005d64b4" officeooo:paragraph-rsid="005d64b4" fo:background-color="#ffff00"/>
    </style:style>
    <style:style style:name="P32" style:family="paragraph" style:parent-style-name="Standard">
      <style:text-properties officeooo:rsid="010df237" officeooo:paragraph-rsid="010feaff" fo:background-color="#ffff00"/>
    </style:style>
    <style:style style:name="P33" style:family="paragraph" style:parent-style-name="Standard">
      <style:text-properties officeooo:rsid="010df237" officeooo:paragraph-rsid="0119074b" fo:background-color="#ffff00"/>
    </style:style>
    <style:style style:name="P34" style:family="paragraph" style:parent-style-name="Standard">
      <style:text-properties officeooo:paragraph-rsid="01bad899" fo:background-color="#ffff00"/>
    </style:style>
    <style:style style:name="P35" style:family="paragraph" style:parent-style-name="Standard">
      <style:text-properties officeooo:rsid="000eb9e3" officeooo:paragraph-rsid="0016b2c8"/>
    </style:style>
    <style:style style:name="P36" style:family="paragraph" style:parent-style-name="Standard">
      <style:text-properties officeooo:rsid="00180ea6" officeooo:paragraph-rsid="00180ea6"/>
    </style:style>
    <style:style style:name="P37" style:family="paragraph" style:parent-style-name="Standard">
      <style:text-properties officeooo:rsid="0021c442" officeooo:paragraph-rsid="0021c442"/>
    </style:style>
    <style:style style:name="P38" style:family="paragraph" style:parent-style-name="Standard">
      <style:text-properties officeooo:paragraph-rsid="00992935"/>
    </style:style>
    <style:style style:name="P39" style:family="paragraph" style:parent-style-name="Standard">
      <style:text-properties officeooo:paragraph-rsid="006f639d"/>
    </style:style>
    <style:style style:name="P40" style:family="paragraph" style:parent-style-name="Standard">
      <style:text-properties officeooo:rsid="0071226c" officeooo:paragraph-rsid="0071226c"/>
    </style:style>
    <style:style style:name="P41" style:family="paragraph" style:parent-style-name="Standard">
      <style:text-properties officeooo:rsid="011fe2f4" officeooo:paragraph-rsid="011fe2f4"/>
    </style:style>
    <style:style style:name="P42" style:family="paragraph" style:parent-style-name="Standard">
      <style:text-properties officeooo:paragraph-rsid="01207625"/>
    </style:style>
    <style:style style:name="P43" style:family="paragraph" style:parent-style-name="Standard">
      <style:text-properties officeooo:paragraph-rsid="01412f8b"/>
    </style:style>
    <style:style style:name="P44" style:family="paragraph" style:parent-style-name="Standard">
      <style:text-properties officeooo:paragraph-rsid="014366de"/>
    </style:style>
    <style:style style:name="P45" style:family="paragraph" style:parent-style-name="Standard">
      <style:text-properties officeooo:rsid="01453114" officeooo:paragraph-rsid="01453114"/>
    </style:style>
    <style:style style:name="P46" style:family="paragraph" style:parent-style-name="Standard">
      <style:text-properties fo:color="#000000" officeooo:rsid="0132cca9" officeooo:paragraph-rsid="0132cca9" fo:background-color="transparent"/>
    </style:style>
    <style:style style:name="P47" style:family="paragraph" style:parent-style-name="Standard">
      <style:text-properties fo:color="#000000" officeooo:rsid="017dd38a" officeooo:paragraph-rsid="017dd38a" fo:background-color="transparent"/>
    </style:style>
    <style:style style:name="P48" style:family="paragraph" style:parent-style-name="Standard">
      <style:text-properties fo:color="#000000" officeooo:rsid="0196a6cf" officeooo:paragraph-rsid="0196a6cf" fo:background-color="#ffff00"/>
    </style:style>
    <style:style style:name="P49" style:family="paragraph" style:parent-style-name="Standard">
      <style:text-properties officeooo:paragraph-rsid="01b863c7"/>
    </style:style>
    <style:style style:name="P50" style:family="paragraph" style:parent-style-name="Standard">
      <style:text-properties officeooo:paragraph-rsid="01bad899"/>
    </style:style>
    <style:style style:name="P51" style:family="paragraph" style:parent-style-name="Standard">
      <style:text-properties officeooo:paragraph-rsid="01111b45"/>
    </style:style>
    <style:style style:name="P52" style:family="paragraph" style:parent-style-name="Standard">
      <style:text-properties officeooo:paragraph-rsid="01093c62"/>
    </style:style>
    <style:style style:name="P53" style:family="paragraph" style:parent-style-name="Standard">
      <style:text-properties officeooo:rsid="0148381f" officeooo:paragraph-rsid="0148381f"/>
    </style:style>
    <style:style style:name="P54" style:family="paragraph" style:parent-style-name="Standard">
      <style:text-properties officeooo:paragraph-rsid="0159bf09"/>
    </style:style>
    <style:style style:name="P55" style:family="paragraph" style:parent-style-name="Standard">
      <style:text-properties officeooo:paragraph-rsid="01d263b6"/>
    </style:style>
    <style:style style:name="P56" style:family="paragraph" style:parent-style-name="Standard">
      <style:text-properties officeooo:paragraph-rsid="01e383eb"/>
    </style:style>
    <style:style style:name="P57" style:family="paragraph" style:parent-style-name="Standard" style:list-style-name="L1">
      <style:text-properties officeooo:rsid="016c095c" officeooo:paragraph-rsid="016c095c" fo:background-color="transparent"/>
    </style:style>
    <style:style style:name="P58" style:family="paragraph" style:parent-style-name="Standard" style:list-style-name="L2">
      <style:text-properties officeooo:rsid="0102bd61" officeooo:paragraph-rsid="0102bd61" fo:background-color="transparent"/>
    </style:style>
    <style:style style:name="P59" style:family="paragraph" style:parent-style-name="Standard" style:list-style-name="L2">
      <style:text-properties officeooo:rsid="01034518" officeooo:paragraph-rsid="01034518" fo:background-color="transparent"/>
    </style:style>
    <style:style style:name="P60" style:family="paragraph" style:parent-style-name="Standard" style:list-style-name="L3">
      <style:text-properties officeooo:rsid="016ed79f" officeooo:paragraph-rsid="016ed79f" fo:background-color="transparent"/>
    </style:style>
    <style:style style:name="P61" style:family="paragraph" style:parent-style-name="Standard" style:list-style-name="L4">
      <style:text-properties officeooo:rsid="010374b2" officeooo:paragraph-rsid="010374b2" fo:background-color="transparent"/>
    </style:style>
    <style:style style:name="P62" style:family="paragraph" style:parent-style-name="Standard" style:list-style-name="L5">
      <style:text-properties officeooo:rsid="010374b2" officeooo:paragraph-rsid="010374b2" fo:background-color="transparent"/>
    </style:style>
    <style:style style:name="P63" style:family="paragraph" style:parent-style-name="Standard" style:list-style-name="L10">
      <style:text-properties officeooo:rsid="01def8fa" officeooo:paragraph-rsid="01e17b4a" fo:background-color="transparent"/>
    </style:style>
    <style:style style:name="P64" style:family="paragraph" style:parent-style-name="Standard" style:list-style-name="L11">
      <style:text-properties officeooo:rsid="01510707" officeooo:paragraph-rsid="01e17b4a" fo:background-color="transparent"/>
    </style:style>
    <style:style style:name="P65" style:family="paragraph" style:parent-style-name="Standard" style:list-style-name="L12">
      <style:text-properties officeooo:rsid="019b38a7" officeooo:paragraph-rsid="019b38a7" fo:background-color="transparent"/>
    </style:style>
    <style:style style:name="P66" style:family="paragraph" style:parent-style-name="Standard" style:list-style-name="L14">
      <style:text-properties officeooo:rsid="01d8a301" officeooo:paragraph-rsid="01d8a301" fo:background-color="transparent"/>
    </style:style>
    <style:style style:name="P67" style:family="paragraph" style:parent-style-name="Standard">
      <style:text-properties officeooo:rsid="0159f440" officeooo:paragraph-rsid="0016b2c8" fo:background-color="transparent"/>
    </style:style>
    <style:style style:name="P68" style:family="paragraph" style:parent-style-name="Standard" style:list-style-name="L18">
      <style:text-properties officeooo:rsid="001bb9cf" officeooo:paragraph-rsid="00c8cd63" fo:background-color="transparent"/>
    </style:style>
    <style:style style:name="P69" style:family="paragraph" style:parent-style-name="Standard" style:list-style-name="L18">
      <style:text-properties officeooo:rsid="0086b2e8" officeooo:paragraph-rsid="0086b2e8" fo:background-color="transparent"/>
    </style:style>
    <style:style style:name="P70" style:family="paragraph" style:parent-style-name="Standard" style:list-style-name="L18">
      <style:text-properties officeooo:rsid="0019d84c" officeooo:paragraph-rsid="0019d84c" fo:background-color="transparent"/>
    </style:style>
    <style:style style:name="P71" style:family="paragraph" style:parent-style-name="Standard" style:list-style-name="L18">
      <style:text-properties officeooo:paragraph-rsid="002baaef" fo:background-color="transparent"/>
    </style:style>
    <style:style style:name="P72" style:family="paragraph" style:parent-style-name="Standard" style:list-style-name="L31">
      <style:text-properties officeooo:rsid="00d0f990" officeooo:paragraph-rsid="00d0f990" fo:background-color="transparent"/>
    </style:style>
    <style:style style:name="P73" style:family="paragraph" style:parent-style-name="Standard" style:list-style-name="L36">
      <style:text-properties officeooo:rsid="010cc7d8" officeooo:paragraph-rsid="010feaff" fo:background-color="transparent"/>
    </style:style>
    <style:style style:name="P74" style:family="paragraph" style:parent-style-name="Standard" style:list-style-name="L36">
      <style:text-properties officeooo:rsid="010cc7d8" officeooo:paragraph-rsid="0119074b" fo:background-color="transparent"/>
    </style:style>
    <style:style style:name="P75" style:family="paragraph" style:parent-style-name="Standard" style:list-style-name="L37">
      <style:text-properties officeooo:rsid="010cc7d8" officeooo:paragraph-rsid="010feaff" fo:background-color="transparent"/>
    </style:style>
    <style:style style:name="P76" style:family="paragraph" style:parent-style-name="Standard" style:list-style-name="L37">
      <style:text-properties officeooo:rsid="010cc7d8" officeooo:paragraph-rsid="01717f39" fo:background-color="transparent"/>
    </style:style>
    <style:style style:name="P77" style:family="paragraph" style:parent-style-name="Standard" style:list-style-name="L36">
      <style:text-properties officeooo:rsid="0119074b" officeooo:paragraph-rsid="0119074b" fo:background-color="transparent"/>
    </style:style>
    <style:style style:name="P78" style:family="paragraph" style:parent-style-name="Standard" style:list-style-name="L37">
      <style:text-properties officeooo:rsid="0119074b" officeooo:paragraph-rsid="0119074b" fo:background-color="transparent"/>
    </style:style>
    <style:style style:name="P79" style:family="paragraph" style:parent-style-name="Standard">
      <style:text-properties officeooo:rsid="0101acbf" officeooo:paragraph-rsid="0101acbf" fo:background-color="transparent"/>
    </style:style>
    <style:style style:name="P80" style:family="paragraph" style:parent-style-name="Standard" style:list-style-name="L38">
      <style:text-properties officeooo:rsid="021f1d1e" officeooo:paragraph-rsid="021f1d1e" fo:background-color="transparent"/>
    </style:style>
    <style:style style:name="P81" style:family="paragraph" style:parent-style-name="Standard" style:list-style-name="L38">
      <style:text-properties officeooo:rsid="0168bf40" officeooo:paragraph-rsid="0168bf40" fo:background-color="transparent"/>
    </style:style>
    <style:style style:name="P82" style:family="paragraph" style:parent-style-name="Standard">
      <style:text-properties officeooo:rsid="0229453d" officeooo:paragraph-rsid="0229453d" fo:background-color="transparent"/>
    </style:style>
    <style:style style:name="P83" style:family="paragraph" style:parent-style-name="Standard" style:list-style-name="L38">
      <style:text-properties officeooo:rsid="0229453d" officeooo:paragraph-rsid="0229453d" fo:background-color="transparent"/>
    </style:style>
    <style:style style:name="P84" style:family="paragraph" style:parent-style-name="Standard" style:list-style-name="L38">
      <style:text-properties officeooo:rsid="022b14b6" officeooo:paragraph-rsid="022b14b6" fo:background-color="transparent"/>
    </style:style>
    <style:style style:name="P85" style:family="paragraph" style:parent-style-name="Standard" style:list-style-name="L41">
      <style:text-properties officeooo:rsid="022f95fe" officeooo:paragraph-rsid="022f95fe" fo:background-color="transparent"/>
    </style:style>
    <style:style style:name="P86" style:family="paragraph" style:parent-style-name="Standard" style:list-style-name="L42">
      <style:text-properties officeooo:rsid="02433a0e" officeooo:paragraph-rsid="02433a0e" fo:background-color="transparent"/>
    </style:style>
    <style:style style:name="P87" style:family="paragraph" style:parent-style-name="Standard">
      <style:text-properties officeooo:rsid="025c39bc" officeooo:paragraph-rsid="025c39bc" fo:background-color="transparent"/>
    </style:style>
    <style:style style:name="P88" style:family="paragraph" style:parent-style-name="Standard" style:list-style-name="L44">
      <style:text-properties officeooo:rsid="0261c0ef" officeooo:paragraph-rsid="0261c0ef" fo:background-color="transparent"/>
    </style:style>
    <style:style style:name="P89" style:family="paragraph" style:parent-style-name="Standard">
      <style:text-properties officeooo:rsid="028a5099" officeooo:paragraph-rsid="028a5099" fo:background-color="transparent"/>
    </style:style>
    <style:style style:name="P90" style:family="paragraph" style:parent-style-name="Standard">
      <style:text-properties officeooo:rsid="00131c4f" officeooo:paragraph-rsid="0016b2c8" fo:background-color="transparent"/>
    </style:style>
    <style:style style:name="P91" style:family="paragraph" style:parent-style-name="Standard">
      <style:text-properties officeooo:rsid="00131c4f" officeooo:paragraph-rsid="0101acbf" fo:background-color="transparent"/>
    </style:style>
    <style:style style:name="P92" style:family="paragraph" style:parent-style-name="Standard">
      <style:text-properties officeooo:rsid="00131c4f" officeooo:paragraph-rsid="02a62dc6" fo:background-color="transparent"/>
    </style:style>
    <style:style style:name="P93" style:family="paragraph" style:parent-style-name="Standard" style:list-style-name="L51">
      <style:text-properties officeooo:rsid="02a8c49f" officeooo:paragraph-rsid="02a8c49f" fo:background-color="transparent"/>
    </style:style>
    <style:style style:name="P94" style:family="paragraph" style:parent-style-name="Standard">
      <style:text-properties officeooo:rsid="02a8c49f" officeooo:paragraph-rsid="02a8c49f" fo:background-color="transparent"/>
    </style:style>
    <style:style style:name="P95" style:family="paragraph" style:parent-style-name="Standard" style:list-style-name="L4">
      <style:text-properties officeooo:rsid="03b1c84b" officeooo:paragraph-rsid="03b1c84b" fo:background-color="transparent"/>
    </style:style>
    <style:style style:name="P96" style:family="paragraph" style:parent-style-name="Standard" style:list-style-name="L4">
      <style:text-properties officeooo:rsid="03b3c4dc" officeooo:paragraph-rsid="03b3c4dc" fo:background-color="transparent"/>
    </style:style>
    <style:style style:name="P97" style:family="paragraph" style:parent-style-name="Standard" style:list-style-name="L2">
      <style:text-properties officeooo:rsid="01034518" officeooo:paragraph-rsid="01034518"/>
    </style:style>
    <style:style style:name="P98" style:family="paragraph" style:parent-style-name="Standard" style:list-style-name="L4">
      <style:text-properties officeooo:paragraph-rsid="010601bc"/>
    </style:style>
    <style:style style:name="P99" style:family="paragraph" style:parent-style-name="Standard" style:list-style-name="L5">
      <style:text-properties officeooo:paragraph-rsid="010374b2"/>
    </style:style>
    <style:style style:name="P100" style:family="paragraph" style:parent-style-name="Standard" style:list-style-name="L5">
      <style:text-properties officeooo:paragraph-rsid="013ea286"/>
    </style:style>
    <style:style style:name="P101" style:family="paragraph" style:parent-style-name="Standard" style:list-style-name="L5">
      <style:text-properties officeooo:paragraph-rsid="013e537e"/>
    </style:style>
    <style:style style:name="P102" style:family="paragraph" style:parent-style-name="Standard" style:list-style-name="L6">
      <style:text-properties officeooo:paragraph-rsid="021e505d"/>
    </style:style>
    <style:style style:name="P103" style:family="paragraph" style:parent-style-name="Standard" style:list-style-name="L6">
      <style:text-properties officeooo:paragraph-rsid="029b58ac"/>
    </style:style>
    <style:style style:name="P104" style:family="paragraph" style:parent-style-name="Standard" style:list-style-name="L6">
      <style:text-properties officeooo:rsid="010900e7" officeooo:paragraph-rsid="010900e7"/>
    </style:style>
    <style:style style:name="P105" style:family="paragraph" style:parent-style-name="Standard" style:list-style-name="L7">
      <style:text-properties officeooo:paragraph-rsid="011e0130"/>
    </style:style>
    <style:style style:name="P106" style:family="paragraph" style:parent-style-name="Standard" style:list-style-name="L7">
      <style:text-properties officeooo:paragraph-rsid="02ca27e6"/>
    </style:style>
    <style:style style:name="P107" style:family="paragraph" style:parent-style-name="Standard" style:list-style-name="L7">
      <style:text-properties officeooo:paragraph-rsid="0164d54f"/>
    </style:style>
    <style:style style:name="P108" style:family="paragraph" style:parent-style-name="Standard" style:list-style-name="L7">
      <style:text-properties officeooo:rsid="0164d54f" officeooo:paragraph-rsid="0164d54f"/>
    </style:style>
    <style:style style:name="P109" style:family="paragraph" style:parent-style-name="Standard" style:list-style-name="L8">
      <style:text-properties officeooo:paragraph-rsid="0146c665"/>
    </style:style>
    <style:style style:name="P110" style:family="paragraph" style:parent-style-name="Standard" style:list-style-name="L8">
      <style:text-properties officeooo:paragraph-rsid="01955620"/>
    </style:style>
    <style:style style:name="P111" style:family="paragraph" style:parent-style-name="Standard" style:list-style-name="L8">
      <style:text-properties officeooo:paragraph-rsid="01e93be5"/>
    </style:style>
    <style:style style:name="P112" style:family="paragraph" style:parent-style-name="Standard" style:list-style-name="L8">
      <style:text-properties officeooo:paragraph-rsid="0181aeb7"/>
    </style:style>
    <style:style style:name="P113" style:family="paragraph" style:parent-style-name="Standard" style:list-style-name="L8">
      <style:text-properties officeooo:paragraph-rsid="02b55d79"/>
    </style:style>
    <style:style style:name="P114" style:family="paragraph" style:parent-style-name="Standard" style:list-style-name="L8">
      <style:text-properties officeooo:paragraph-rsid="02b6e432"/>
    </style:style>
    <style:style style:name="P115" style:family="paragraph" style:parent-style-name="Standard" style:list-style-name="L8">
      <style:text-properties officeooo:paragraph-rsid="02bb6438"/>
    </style:style>
    <style:style style:name="P116" style:family="paragraph" style:parent-style-name="Standard" style:list-style-name="L8">
      <style:text-properties officeooo:paragraph-rsid="02d377a3"/>
    </style:style>
    <style:style style:name="P117" style:family="paragraph" style:parent-style-name="Standard" style:list-style-name="L8">
      <style:text-properties officeooo:paragraph-rsid="02cbd4d8"/>
    </style:style>
    <style:style style:name="P118" style:family="paragraph" style:parent-style-name="Standard" style:list-style-name="L8">
      <style:text-properties officeooo:paragraph-rsid="02e4d1a2"/>
    </style:style>
    <style:style style:name="P119" style:family="paragraph" style:parent-style-name="Standard" style:list-style-name="L8">
      <style:text-properties officeooo:paragraph-rsid="02e9e837"/>
    </style:style>
    <style:style style:name="P120" style:family="paragraph" style:parent-style-name="Standard" style:list-style-name="L8">
      <style:text-properties officeooo:paragraph-rsid="0300ec89"/>
    </style:style>
    <style:style style:name="P121" style:family="paragraph" style:parent-style-name="Standard" style:list-style-name="L8">
      <style:text-properties officeooo:paragraph-rsid="030148de"/>
    </style:style>
    <style:style style:name="P122" style:family="paragraph" style:parent-style-name="Standard" style:list-style-name="L8">
      <style:text-properties officeooo:paragraph-rsid="0302bb9f"/>
    </style:style>
    <style:style style:name="P123" style:family="paragraph" style:parent-style-name="Standard" style:list-style-name="L9">
      <style:text-properties fo:color="#000000" officeooo:rsid="018a2a74" officeooo:paragraph-rsid="02cb28c5" fo:background-color="transparent"/>
    </style:style>
    <style:style style:name="P124" style:family="paragraph" style:parent-style-name="Standard" style:list-style-name="L9">
      <style:text-properties fo:color="#000000" officeooo:rsid="018bec82" officeooo:paragraph-rsid="02cb28c5" fo:background-color="transparent"/>
    </style:style>
    <style:style style:name="P125" style:family="paragraph" style:parent-style-name="Standard" style:list-style-name="L8">
      <style:text-properties fo:color="#000000" officeooo:rsid="01382379" officeooo:paragraph-rsid="0181aeb7" fo:background-color="transparent"/>
    </style:style>
    <style:style style:name="P126" style:family="paragraph" style:parent-style-name="Standard" style:list-style-name="L8">
      <style:text-properties fo:color="#000000" officeooo:rsid="019791f7" officeooo:paragraph-rsid="019791f7" fo:background-color="transparent"/>
    </style:style>
    <style:style style:name="P127" style:family="paragraph" style:parent-style-name="Standard">
      <style:text-properties fo:color="#000000" officeooo:rsid="017dd38a" officeooo:paragraph-rsid="02cb28c5" fo:background-color="transparent"/>
    </style:style>
    <style:style style:name="P128" style:family="paragraph" style:parent-style-name="Standard">
      <style:text-properties fo:color="#000000" officeooo:rsid="01846c0c" officeooo:paragraph-rsid="02cb28c5" fo:background-color="transparent"/>
    </style:style>
    <style:style style:name="P129" style:family="paragraph" style:parent-style-name="Standard" style:list-style-name="L8">
      <style:text-properties fo:color="#000000" officeooo:rsid="02da55c0" officeooo:paragraph-rsid="02da55c0" fo:background-color="transparent"/>
    </style:style>
    <style:style style:name="P130" style:family="paragraph" style:parent-style-name="Standard">
      <style:text-properties fo:color="#000000" officeooo:rsid="017e7003" officeooo:paragraph-rsid="01d1a440" fo:background-color="transparent"/>
    </style:style>
    <style:style style:name="P131" style:family="paragraph" style:parent-style-name="Standard" style:list-style-name="L9">
      <style:text-properties officeooo:paragraph-rsid="02cb28c5"/>
    </style:style>
    <style:style style:name="P132" style:family="paragraph" style:parent-style-name="Standard" style:list-style-name="L8">
      <style:text-properties officeooo:rsid="01e55a23" officeooo:paragraph-rsid="01e55a23"/>
    </style:style>
    <style:style style:name="P133" style:family="paragraph" style:parent-style-name="Standard" style:list-style-name="L8">
      <style:text-properties officeooo:rsid="01955620" officeooo:paragraph-rsid="01955620"/>
    </style:style>
    <style:style style:name="P134" style:family="paragraph" style:parent-style-name="Standard" style:list-style-name="L8">
      <style:text-properties officeooo:rsid="01d9513c" officeooo:paragraph-rsid="01d9513c"/>
    </style:style>
    <style:style style:name="P135" style:family="paragraph" style:parent-style-name="Standard">
      <style:text-properties officeooo:rsid="01d9513c" officeooo:paragraph-rsid="01d9513c"/>
    </style:style>
    <style:style style:name="P136" style:family="paragraph" style:parent-style-name="Standard" style:list-style-name="L9">
      <style:text-properties officeooo:rsid="01d9513c" officeooo:paragraph-rsid="02cb28c5"/>
    </style:style>
    <style:style style:name="P137" style:family="paragraph" style:parent-style-name="Standard" style:list-style-name="L13">
      <style:text-properties officeooo:paragraph-rsid="01b863c7"/>
    </style:style>
    <style:style style:name="P138" style:family="paragraph" style:parent-style-name="Standard" style:list-style-name="L13">
      <style:text-properties officeooo:paragraph-rsid="01bad899"/>
    </style:style>
    <style:style style:name="P139" style:family="paragraph" style:parent-style-name="Standard" style:list-style-name="L13">
      <style:text-properties officeooo:paragraph-rsid="004bbab1"/>
    </style:style>
    <style:style style:name="P140" style:family="paragraph" style:parent-style-name="Standard" style:list-style-name="L13">
      <style:text-properties officeooo:paragraph-rsid="015d75ff"/>
    </style:style>
    <style:style style:name="P141" style:family="paragraph" style:parent-style-name="Standard" style:list-style-name="L13">
      <style:text-properties officeooo:paragraph-rsid="004661ac"/>
    </style:style>
    <style:style style:name="P142" style:family="paragraph" style:parent-style-name="Standard" style:list-style-name="L15">
      <style:text-properties officeooo:paragraph-rsid="0079bd6c"/>
    </style:style>
    <style:style style:name="P143" style:family="paragraph" style:parent-style-name="Standard" style:list-style-name="L16">
      <style:text-properties officeooo:paragraph-rsid="01e4d41e"/>
    </style:style>
    <style:style style:name="P144" style:family="paragraph" style:parent-style-name="Standard" style:list-style-name="L16">
      <style:text-properties officeooo:paragraph-rsid="01f887a5"/>
    </style:style>
    <style:style style:name="P145" style:family="paragraph" style:parent-style-name="Standard" style:list-style-name="L17">
      <style:text-properties officeooo:paragraph-rsid="01ff17f9"/>
    </style:style>
    <style:style style:name="P146" style:family="paragraph" style:parent-style-name="Standard" style:list-style-name="L18">
      <style:text-properties officeooo:paragraph-rsid="001bb9cf"/>
    </style:style>
    <style:style style:name="P147" style:family="paragraph" style:parent-style-name="Standard" style:list-style-name="L18">
      <style:text-properties officeooo:paragraph-rsid="0085f269"/>
    </style:style>
    <style:style style:name="P148" style:family="paragraph" style:parent-style-name="Standard" style:list-style-name="L18">
      <style:text-properties officeooo:paragraph-rsid="00914928"/>
    </style:style>
    <style:style style:name="P149" style:family="paragraph" style:parent-style-name="Standard" style:list-style-name="L18">
      <style:text-properties officeooo:paragraph-rsid="00875da0"/>
    </style:style>
    <style:style style:name="P150" style:family="paragraph" style:parent-style-name="Standard" style:list-style-name="L18">
      <style:text-properties officeooo:paragraph-rsid="001a4d20"/>
    </style:style>
    <style:style style:name="P151" style:family="paragraph" style:parent-style-name="Standard" style:list-style-name="L18">
      <style:text-properties officeooo:paragraph-rsid="002d962f"/>
    </style:style>
    <style:style style:name="P152" style:family="paragraph" style:parent-style-name="Standard" style:list-style-name="L18">
      <style:text-properties officeooo:paragraph-rsid="002e5b34"/>
    </style:style>
    <style:style style:name="P153" style:family="paragraph" style:parent-style-name="Standard" style:list-style-name="L19">
      <style:text-properties officeooo:paragraph-rsid="0095c911"/>
    </style:style>
    <style:style style:name="P154" style:family="paragraph" style:parent-style-name="Standard" style:list-style-name="L19">
      <style:text-properties officeooo:paragraph-rsid="0027eb62"/>
    </style:style>
    <style:style style:name="P155" style:family="paragraph" style:parent-style-name="Standard" style:list-style-name="L19">
      <style:text-properties officeooo:paragraph-rsid="0039a6fd"/>
    </style:style>
    <style:style style:name="P156" style:family="paragraph" style:parent-style-name="Standard" style:list-style-name="L19">
      <style:text-properties officeooo:paragraph-rsid="009c7950"/>
    </style:style>
    <style:style style:name="P157" style:family="paragraph" style:parent-style-name="Standard" style:list-style-name="L19">
      <style:text-properties officeooo:paragraph-rsid="00da097d"/>
    </style:style>
    <style:style style:name="P158" style:family="paragraph" style:parent-style-name="Standard" style:list-style-name="L19">
      <style:text-properties officeooo:paragraph-rsid="00446d9a"/>
    </style:style>
    <style:style style:name="P159" style:family="paragraph" style:parent-style-name="Standard" style:list-style-name="L19">
      <style:text-properties officeooo:rsid="0020bfe1" officeooo:paragraph-rsid="0020bfe1"/>
    </style:style>
    <style:style style:name="P160" style:family="paragraph" style:parent-style-name="Standard" style:list-style-name="L20">
      <style:text-properties officeooo:paragraph-rsid="00180ea6"/>
    </style:style>
    <style:style style:name="P161" style:family="paragraph" style:parent-style-name="Standard" style:list-style-name="L20">
      <style:text-properties officeooo:rsid="001f0a17" officeooo:paragraph-rsid="001f0a17"/>
    </style:style>
    <style:style style:name="P162" style:family="paragraph" style:parent-style-name="Standard" style:list-style-name="L21">
      <style:text-properties officeooo:rsid="00da4ba3" officeooo:paragraph-rsid="00da4ba3"/>
    </style:style>
    <style:style style:name="P163" style:family="paragraph" style:parent-style-name="Standard" style:list-style-name="L22">
      <style:text-properties officeooo:paragraph-rsid="00224611"/>
    </style:style>
    <style:style style:name="P164" style:family="paragraph" style:parent-style-name="Standard" style:list-style-name="L22">
      <style:text-properties officeooo:paragraph-rsid="00da4ba3"/>
    </style:style>
    <style:style style:name="P165" style:family="paragraph" style:parent-style-name="Standard" style:list-style-name="L22">
      <style:text-properties officeooo:paragraph-rsid="0041799e"/>
    </style:style>
    <style:style style:name="P166" style:family="paragraph" style:parent-style-name="Standard" style:list-style-name="L22">
      <style:text-properties officeooo:paragraph-rsid="0022dd66"/>
    </style:style>
    <style:style style:name="P167" style:family="paragraph" style:parent-style-name="Standard" style:list-style-name="L22">
      <style:text-properties officeooo:paragraph-rsid="0031a35b"/>
    </style:style>
    <style:style style:name="P168" style:family="paragraph" style:parent-style-name="Standard" style:list-style-name="L22">
      <style:text-properties officeooo:paragraph-rsid="0037a9cb"/>
    </style:style>
    <style:style style:name="P169" style:family="paragraph" style:parent-style-name="Standard" style:list-style-name="L22">
      <style:text-properties officeooo:paragraph-rsid="0034666f"/>
    </style:style>
    <style:style style:name="P170" style:family="paragraph" style:parent-style-name="Standard" style:list-style-name="L22">
      <style:text-properties officeooo:rsid="0031a35b" officeooo:paragraph-rsid="003f191f"/>
    </style:style>
    <style:style style:name="P171" style:family="paragraph" style:parent-style-name="Standard" style:list-style-name="L23">
      <style:text-properties officeooo:rsid="00ead5c8" officeooo:paragraph-rsid="00ead5c8"/>
    </style:style>
    <style:style style:name="P172" style:family="paragraph" style:parent-style-name="Standard" style:list-style-name="L24">
      <style:text-properties officeooo:paragraph-rsid="00aa487e"/>
    </style:style>
    <style:style style:name="P173" style:family="paragraph" style:parent-style-name="Standard" style:list-style-name="L25">
      <style:text-properties officeooo:paragraph-rsid="001bb9cf"/>
    </style:style>
    <style:style style:name="P174" style:family="paragraph" style:parent-style-name="Standard" style:list-style-name="L25">
      <style:text-properties officeooo:paragraph-rsid="005362f3"/>
    </style:style>
    <style:style style:name="P175" style:family="paragraph" style:parent-style-name="Standard" style:list-style-name="L25">
      <style:text-properties officeooo:paragraph-rsid="001fb9f0"/>
    </style:style>
    <style:style style:name="P176" style:family="paragraph" style:parent-style-name="Standard" style:list-style-name="L25">
      <style:text-properties officeooo:rsid="0041799e" officeooo:paragraph-rsid="0041799e"/>
    </style:style>
    <style:style style:name="P177" style:family="paragraph" style:parent-style-name="Standard" style:list-style-name="L25">
      <style:text-properties officeooo:rsid="001fb9f0" officeooo:paragraph-rsid="001fb9f0"/>
    </style:style>
    <style:style style:name="P178" style:family="paragraph" style:parent-style-name="Standard" style:list-style-name="L26">
      <style:text-properties officeooo:rsid="0034666f" officeooo:paragraph-rsid="00aaa67a"/>
    </style:style>
    <style:style style:name="P179" style:family="paragraph" style:parent-style-name="Standard" style:list-style-name="L27">
      <style:text-properties officeooo:paragraph-rsid="00340c6c"/>
    </style:style>
    <style:style style:name="P180" style:family="paragraph" style:parent-style-name="Standard" style:list-style-name="L27">
      <style:text-properties officeooo:rsid="0082d5ca" officeooo:paragraph-rsid="0082d5ca"/>
    </style:style>
    <style:style style:name="P181" style:family="paragraph" style:parent-style-name="Standard" style:list-style-name="L27">
      <style:text-properties officeooo:rsid="002d962f" officeooo:paragraph-rsid="002d962f"/>
    </style:style>
    <style:style style:name="P182" style:family="paragraph" style:parent-style-name="Standard" style:list-style-name="L28">
      <style:text-properties officeooo:rsid="0012acf1" officeooo:paragraph-rsid="00aba21d"/>
    </style:style>
    <style:style style:name="P183" style:family="paragraph" style:parent-style-name="Standard" style:list-style-name="L29">
      <style:text-properties officeooo:paragraph-rsid="008226f7"/>
    </style:style>
    <style:style style:name="P184" style:family="paragraph" style:parent-style-name="Standard" style:list-style-name="L29">
      <style:text-properties officeooo:paragraph-rsid="00ed0f04"/>
    </style:style>
    <style:style style:name="P185" style:family="paragraph" style:parent-style-name="Standard" style:list-style-name="L29">
      <style:text-properties officeooo:rsid="004acbef" officeooo:paragraph-rsid="004acbef"/>
    </style:style>
    <style:style style:name="P186" style:family="paragraph" style:parent-style-name="Standard" style:list-style-name="L30">
      <style:text-properties officeooo:paragraph-rsid="0050fdfa"/>
    </style:style>
    <style:style style:name="P187" style:family="paragraph" style:parent-style-name="Standard" style:list-style-name="L30">
      <style:text-properties officeooo:paragraph-rsid="00bf38dd"/>
    </style:style>
    <style:style style:name="P188" style:family="paragraph" style:parent-style-name="Standard" style:list-style-name="L30">
      <style:text-properties officeooo:paragraph-rsid="00bd4b6b"/>
    </style:style>
    <style:style style:name="P189" style:family="paragraph" style:parent-style-name="Standard" style:list-style-name="L30">
      <style:text-properties officeooo:paragraph-rsid="00fc01df"/>
    </style:style>
    <style:style style:name="P190" style:family="paragraph" style:parent-style-name="Standard" style:list-style-name="L30">
      <style:text-properties officeooo:paragraph-rsid="00b79df8"/>
    </style:style>
    <style:style style:name="P191" style:family="paragraph" style:parent-style-name="Standard" style:list-style-name="L30">
      <style:text-properties officeooo:paragraph-rsid="005697cf"/>
    </style:style>
    <style:style style:name="P192" style:family="paragraph" style:parent-style-name="Standard" style:list-style-name="L30">
      <style:text-properties officeooo:paragraph-rsid="005f323d"/>
    </style:style>
    <style:style style:name="P193" style:family="paragraph" style:parent-style-name="Standard" style:list-style-name="L30">
      <style:text-properties officeooo:paragraph-rsid="006305b6"/>
    </style:style>
    <style:style style:name="P194" style:family="paragraph" style:parent-style-name="Standard" style:list-style-name="L30">
      <style:text-properties officeooo:paragraph-rsid="0064f8ce"/>
    </style:style>
    <style:style style:name="P195" style:family="paragraph" style:parent-style-name="Standard" style:list-style-name="L30">
      <style:text-properties officeooo:rsid="009a366b" officeooo:paragraph-rsid="009a366b"/>
    </style:style>
    <style:style style:name="P196" style:family="paragraph" style:parent-style-name="Standard" style:list-style-name="L30">
      <style:text-properties officeooo:rsid="005be77b" officeooo:paragraph-rsid="005be77b"/>
    </style:style>
    <style:style style:name="P197" style:family="paragraph" style:parent-style-name="Standard" style:list-style-name="L30">
      <style:text-properties officeooo:rsid="00629562" officeooo:paragraph-rsid="00629562"/>
    </style:style>
    <style:style style:name="P198" style:family="paragraph" style:parent-style-name="Standard" style:list-style-name="L30">
      <style:text-properties officeooo:rsid="006305b6" officeooo:paragraph-rsid="006305b6"/>
    </style:style>
    <style:style style:name="P199" style:family="paragraph" style:parent-style-name="Standard" style:list-style-name="L30">
      <style:text-properties officeooo:rsid="005f323d" officeooo:paragraph-rsid="005f323d"/>
    </style:style>
    <style:style style:name="P200" style:family="paragraph" style:parent-style-name="Standard" style:list-style-name="L30">
      <style:text-properties officeooo:rsid="006095fb" officeooo:paragraph-rsid="006095fb"/>
    </style:style>
    <style:style style:name="P201" style:family="paragraph" style:parent-style-name="Standard" style:list-style-name="L30">
      <style:text-properties officeooo:rsid="006790c6" officeooo:paragraph-rsid="006790c6"/>
    </style:style>
    <style:style style:name="P202" style:family="paragraph" style:parent-style-name="Standard" style:list-style-name="L32">
      <style:text-properties officeooo:paragraph-rsid="007043ea"/>
    </style:style>
    <style:style style:name="P203" style:family="paragraph" style:parent-style-name="Standard" style:list-style-name="L33">
      <style:text-properties officeooo:paragraph-rsid="00ac719d"/>
    </style:style>
    <style:style style:name="P204" style:family="paragraph" style:parent-style-name="Standard" style:list-style-name="L33">
      <style:text-properties officeooo:paragraph-rsid="006c47d2"/>
    </style:style>
    <style:style style:name="P205" style:family="paragraph" style:parent-style-name="Standard" style:list-style-name="L33">
      <style:text-properties officeooo:rsid="006c47d2" officeooo:paragraph-rsid="006c47d2"/>
    </style:style>
    <style:style style:name="P206" style:family="paragraph" style:parent-style-name="Standard" style:list-style-name="L34">
      <style:text-properties officeooo:rsid="007043ea" officeooo:paragraph-rsid="007043ea"/>
    </style:style>
    <style:style style:name="P207" style:family="paragraph" style:parent-style-name="Standard" style:list-style-name="L34">
      <style:text-properties officeooo:rsid="007043ea" officeooo:paragraph-rsid="00ad4d9c"/>
    </style:style>
    <style:style style:name="P208" style:family="paragraph" style:parent-style-name="Standard" style:list-style-name="L34">
      <style:text-properties officeooo:rsid="007043ea" officeooo:paragraph-rsid="00ad7190"/>
    </style:style>
    <style:style style:name="P209" style:family="paragraph" style:parent-style-name="Standard" style:list-style-name="L34">
      <style:text-properties officeooo:rsid="0071226c" officeooo:paragraph-rsid="0071226c"/>
    </style:style>
    <style:style style:name="P210" style:family="paragraph" style:parent-style-name="Standard" style:list-style-name="L35">
      <style:text-properties officeooo:paragraph-rsid="01111b45"/>
    </style:style>
    <style:style style:name="P211" style:family="paragraph" style:parent-style-name="Standard" style:list-style-name="L35">
      <style:text-properties officeooo:paragraph-rsid="0115291d"/>
    </style:style>
    <style:style style:name="P212" style:family="paragraph" style:parent-style-name="Standard" style:list-style-name="L35">
      <style:text-properties officeooo:paragraph-rsid="0112bd1d"/>
    </style:style>
    <style:style style:name="P213" style:family="paragraph" style:parent-style-name="Standard" style:list-style-name="L35">
      <style:text-properties officeooo:rsid="0115291d" officeooo:paragraph-rsid="0115291d"/>
    </style:style>
    <style:style style:name="P214" style:family="paragraph" style:parent-style-name="Standard">
      <style:text-properties officeooo:paragraph-rsid="02a7e42e" fo:background-color="#ffff00"/>
    </style:style>
    <style:style style:name="P215" style:family="paragraph" style:parent-style-name="Standard">
      <style:text-properties officeooo:rsid="02a8c49f" officeooo:paragraph-rsid="02a8c49f" fo:background-color="#ffff00"/>
    </style:style>
    <style:style style:name="P216" style:family="paragraph" style:parent-style-name="Standard">
      <style:text-properties officeooo:rsid="02addf71" officeooo:paragraph-rsid="02addf71" fo:background-color="#ffff00"/>
    </style:style>
    <style:style style:name="P217" style:family="paragraph" style:parent-style-name="Standard">
      <style:text-properties officeooo:rsid="03b3c4dc" officeooo:paragraph-rsid="03b3c4dc" fo:background-color="#ffff00"/>
    </style:style>
    <style:style style:name="P218" style:family="paragraph" style:parent-style-name="Standard" style:list-style-name="L39">
      <style:text-properties officeooo:paragraph-rsid="021f1d1e"/>
    </style:style>
    <style:style style:name="P219" style:family="paragraph" style:parent-style-name="Standard" style:list-style-name="L40">
      <style:text-properties officeooo:paragraph-rsid="0222b62a"/>
    </style:style>
    <style:style style:name="P220" style:family="paragraph" style:parent-style-name="Standard" style:list-style-name="L40">
      <style:text-properties officeooo:rsid="023d1366" officeooo:paragraph-rsid="023d1366"/>
    </style:style>
    <style:style style:name="P221" style:family="paragraph" style:parent-style-name="Standard" style:list-style-name="L42">
      <style:text-properties officeooo:paragraph-rsid="02427be0"/>
    </style:style>
    <style:style style:name="P222" style:family="paragraph" style:parent-style-name="Standard" style:list-style-name="L43">
      <style:text-properties officeooo:paragraph-rsid="03a43fca"/>
    </style:style>
    <style:style style:name="P223" style:family="paragraph" style:parent-style-name="Standard" style:list-style-name="L43">
      <style:text-properties officeooo:rsid="0249c48f" officeooo:paragraph-rsid="0249c48f"/>
    </style:style>
    <style:style style:name="P224" style:family="paragraph" style:parent-style-name="Standard">
      <style:text-properties officeooo:paragraph-rsid="024c643e"/>
    </style:style>
    <style:style style:name="P225" style:family="paragraph" style:parent-style-name="Standard" style:list-style-name="L44">
      <style:text-properties officeooo:paragraph-rsid="02754f0f"/>
    </style:style>
    <style:style style:name="P226" style:family="paragraph" style:parent-style-name="Standard" style:list-style-name="L44">
      <style:text-properties officeooo:paragraph-rsid="027cf3eb"/>
    </style:style>
    <style:style style:name="P227" style:family="paragraph" style:parent-style-name="Standard" style:list-style-name="L44">
      <style:text-properties officeooo:paragraph-rsid="02883f9b"/>
    </style:style>
    <style:style style:name="P228" style:family="paragraph" style:parent-style-name="Standard" style:list-style-name="L44">
      <style:text-properties officeooo:paragraph-rsid="02de6294"/>
    </style:style>
    <style:style style:name="P229" style:family="paragraph" style:parent-style-name="Standard" style:list-style-name="L44">
      <style:text-properties officeooo:paragraph-rsid="028a5099"/>
    </style:style>
    <style:style style:name="P230" style:family="paragraph" style:parent-style-name="Standard" style:list-style-name="L44">
      <style:text-properties officeooo:paragraph-rsid="03a5f4a6"/>
    </style:style>
    <style:style style:name="P231" style:family="paragraph" style:parent-style-name="Standard" style:list-style-name="L44">
      <style:text-properties officeooo:paragraph-rsid="03a6a430"/>
    </style:style>
    <style:style style:name="P232" style:family="paragraph" style:parent-style-name="Standard" style:list-style-name="L44">
      <style:text-properties officeooo:paragraph-rsid="03a72d2d"/>
    </style:style>
    <style:style style:name="P233" style:family="paragraph" style:parent-style-name="Standard" style:list-style-name="L44">
      <style:text-properties officeooo:paragraph-rsid="03a89409"/>
    </style:style>
    <style:style style:name="P234" style:family="paragraph" style:parent-style-name="Standard" style:list-style-name="L44">
      <style:text-properties officeooo:paragraph-rsid="03a999fb"/>
    </style:style>
    <style:style style:name="P235" style:family="paragraph" style:parent-style-name="Standard" style:list-style-name="L44">
      <style:text-properties officeooo:paragraph-rsid="03ab4d9a"/>
    </style:style>
    <style:style style:name="P236" style:family="paragraph" style:parent-style-name="Standard">
      <style:text-properties officeooo:paragraph-rsid="026be946"/>
    </style:style>
    <style:style style:name="P237" style:family="paragraph" style:parent-style-name="Standard">
      <style:text-properties officeooo:paragraph-rsid="02754f0f"/>
    </style:style>
    <style:style style:name="P238" style:family="paragraph" style:parent-style-name="Standard">
      <style:text-properties officeooo:paragraph-rsid="02883f9b"/>
    </style:style>
    <style:style style:name="P239" style:family="paragraph" style:parent-style-name="Standard">
      <style:text-properties officeooo:paragraph-rsid="028fb400"/>
    </style:style>
    <style:style style:name="P240" style:family="paragraph" style:parent-style-name="Standard" style:list-style-name="L45">
      <style:text-properties officeooo:paragraph-rsid="0381ee05"/>
    </style:style>
    <style:style style:name="P241" style:family="paragraph" style:parent-style-name="Standard" style:list-style-name="L40">
      <style:text-properties officeooo:rsid="0294fe2e" officeooo:paragraph-rsid="0294fe2e"/>
    </style:style>
    <style:style style:name="P242" style:family="paragraph" style:parent-style-name="Standard">
      <style:text-properties officeooo:paragraph-rsid="0294fe2e"/>
    </style:style>
    <style:style style:name="P243" style:family="paragraph" style:parent-style-name="Standard" style:list-style-name="L46">
      <style:text-properties officeooo:paragraph-rsid="0294fe2e"/>
    </style:style>
    <style:style style:name="P244" style:family="paragraph" style:parent-style-name="Standard" style:list-style-name="L46">
      <style:text-properties officeooo:paragraph-rsid="030429c6"/>
    </style:style>
    <style:style style:name="P245" style:family="paragraph" style:parent-style-name="Standard">
      <style:text-properties officeooo:paragraph-rsid="029626c7"/>
    </style:style>
    <style:style style:name="P246" style:family="paragraph" style:parent-style-name="Standard" style:list-style-name="L47">
      <style:text-properties officeooo:paragraph-rsid="029626c7"/>
    </style:style>
    <style:style style:name="P247" style:family="paragraph" style:parent-style-name="Standard">
      <style:text-properties officeooo:paragraph-rsid="02967903"/>
    </style:style>
    <style:style style:name="P248" style:family="paragraph" style:parent-style-name="Standard" style:list-style-name="L48">
      <style:text-properties officeooo:paragraph-rsid="02967903"/>
    </style:style>
    <style:style style:name="P249" style:family="paragraph" style:parent-style-name="Standard">
      <style:text-properties officeooo:paragraph-rsid="0246b984"/>
    </style:style>
    <style:style style:name="P250" style:family="paragraph" style:parent-style-name="Standard">
      <style:text-properties officeooo:paragraph-rsid="027cf3eb"/>
    </style:style>
    <style:style style:name="P251" style:family="paragraph" style:parent-style-name="Standard" style:list-style-name="L6">
      <style:text-properties officeooo:rsid="029b58ac" officeooo:paragraph-rsid="029b58ac"/>
    </style:style>
    <style:style style:name="P252" style:family="paragraph" style:parent-style-name="Standard" style:list-style-name="L57">
      <style:text-properties officeooo:rsid="029b58ac" officeooo:paragraph-rsid="0301db1c"/>
    </style:style>
    <style:style style:name="P253" style:family="paragraph" style:parent-style-name="Standard">
      <style:text-properties officeooo:paragraph-rsid="029b6afd"/>
    </style:style>
    <style:style style:name="P254" style:family="paragraph" style:parent-style-name="Standard" style:list-style-name="L50">
      <style:text-properties officeooo:paragraph-rsid="02a0e00f"/>
    </style:style>
    <style:style style:name="P255" style:family="paragraph" style:parent-style-name="Standard" style:list-style-name="L8">
      <style:text-properties officeooo:rsid="02a8c49f" officeooo:paragraph-rsid="02a8c49f"/>
    </style:style>
    <style:style style:name="P256" style:family="paragraph" style:parent-style-name="Standard" style:list-style-name="L51">
      <style:text-properties officeooo:paragraph-rsid="02ac288e"/>
    </style:style>
    <style:style style:name="P257" style:family="paragraph" style:parent-style-name="Standard" style:list-style-name="L53">
      <style:text-properties officeooo:paragraph-rsid="02b20cc3"/>
    </style:style>
    <style:style style:name="P258" style:family="paragraph" style:parent-style-name="Standard">
      <style:text-properties officeooo:paragraph-rsid="017dd38a"/>
    </style:style>
    <style:style style:name="P259" style:family="paragraph" style:parent-style-name="Standard">
      <style:text-properties officeooo:paragraph-rsid="0146c665"/>
    </style:style>
    <style:style style:name="P260" style:family="paragraph" style:parent-style-name="Standard">
      <style:text-properties officeooo:paragraph-rsid="02b20cc3"/>
    </style:style>
    <style:style style:name="P261" style:family="paragraph" style:parent-style-name="Standard">
      <style:text-properties officeooo:paragraph-rsid="02bb6438"/>
    </style:style>
    <style:style style:name="P262" style:family="paragraph" style:parent-style-name="Standard">
      <style:text-properties officeooo:paragraph-rsid="02d377a3"/>
    </style:style>
    <style:style style:name="P263" style:family="paragraph" style:parent-style-name="Standard" style:list-style-name="L8">
      <style:text-properties officeooo:rsid="02da55c0" officeooo:paragraph-rsid="02da55c0"/>
    </style:style>
    <style:style style:name="P264" style:family="paragraph" style:parent-style-name="Standard" style:list-style-name="L8">
      <style:text-properties officeooo:rsid="02dbe90c" officeooo:paragraph-rsid="02dbe90c"/>
    </style:style>
    <style:style style:name="P265" style:family="paragraph" style:parent-style-name="Standard">
      <style:text-properties officeooo:rsid="02dbe90c" officeooo:paragraph-rsid="02dbe90c"/>
    </style:style>
    <style:style style:name="P266" style:family="paragraph" style:parent-style-name="Standard" style:list-style-name="L8">
      <style:text-properties officeooo:rsid="02dccedd" officeooo:paragraph-rsid="02dccedd"/>
    </style:style>
    <style:style style:name="P267" style:family="paragraph" style:parent-style-name="Standard">
      <style:text-properties officeooo:paragraph-rsid="02e4d1a2"/>
    </style:style>
    <style:style style:name="P268" style:family="paragraph" style:parent-style-name="Standard">
      <style:text-properties officeooo:rsid="02ecbe2a" officeooo:paragraph-rsid="02ecbe2a"/>
    </style:style>
    <style:style style:name="P269" style:family="paragraph" style:parent-style-name="Standard" style:list-style-name="L55">
      <style:text-properties officeooo:paragraph-rsid="03009a1f"/>
    </style:style>
    <style:style style:name="P270" style:family="paragraph" style:parent-style-name="Standard">
      <style:text-properties officeooo:paragraph-rsid="028a5099"/>
    </style:style>
    <style:style style:name="P271" style:family="paragraph" style:parent-style-name="Standard">
      <style:text-properties officeooo:paragraph-rsid="01d0127a"/>
    </style:style>
    <style:style style:name="P272" style:family="paragraph" style:parent-style-name="Standard" style:list-style-name="L56">
      <style:text-properties officeooo:rsid="02f0bbd1" officeooo:paragraph-rsid="02f0bbd1"/>
    </style:style>
    <style:style style:name="P273" style:family="paragraph" style:parent-style-name="Standard" style:list-style-name="L56">
      <style:text-properties officeooo:rsid="02f296ad" officeooo:paragraph-rsid="02f296ad"/>
    </style:style>
    <style:style style:name="P274" style:family="paragraph" style:parent-style-name="Standard" style:list-style-name="L56">
      <style:text-properties officeooo:rsid="02f2ff21" officeooo:paragraph-rsid="02f2ff21"/>
    </style:style>
    <style:style style:name="P275" style:family="paragraph" style:parent-style-name="Standard">
      <style:text-properties officeooo:paragraph-rsid="03009a1f"/>
    </style:style>
    <style:style style:name="P276" style:family="paragraph" style:parent-style-name="Standard">
      <style:text-properties officeooo:paragraph-rsid="0300ec89"/>
    </style:style>
    <style:style style:name="P277" style:family="paragraph" style:parent-style-name="Standard">
      <style:text-properties officeooo:paragraph-rsid="030148de"/>
    </style:style>
    <style:style style:name="P278" style:family="paragraph" style:parent-style-name="Standard" style:list-style-name="L57">
      <style:text-properties officeooo:paragraph-rsid="0301db1c"/>
    </style:style>
    <style:style style:name="P279" style:family="paragraph" style:parent-style-name="Standard" style:list-style-name="L57">
      <style:text-properties officeooo:rsid="0301db1c" officeooo:paragraph-rsid="0301db1c"/>
    </style:style>
    <style:style style:name="P280" style:family="paragraph" style:parent-style-name="Standard">
      <style:text-properties officeooo:paragraph-rsid="0302bb9f"/>
    </style:style>
    <style:style style:name="P281" style:family="paragraph" style:parent-style-name="Standard" style:list-style-name="L8">
      <style:text-properties officeooo:rsid="03086b3a" officeooo:paragraph-rsid="03086b3a"/>
    </style:style>
    <style:style style:name="P282" style:family="paragraph" style:parent-style-name="Standard">
      <style:text-properties officeooo:paragraph-rsid="0328dd4c"/>
    </style:style>
    <style:style style:name="P283" style:family="paragraph" style:parent-style-name="Standard">
      <style:text-properties officeooo:paragraph-rsid="032f56dd"/>
    </style:style>
    <style:style style:name="P284" style:family="paragraph" style:parent-style-name="Standard">
      <style:text-properties officeooo:paragraph-rsid="03883011"/>
    </style:style>
    <style:style style:name="P285" style:family="paragraph" style:parent-style-name="Standard">
      <style:text-properties officeooo:paragraph-rsid="0389ae42"/>
    </style:style>
    <style:style style:name="P286" style:family="paragraph" style:parent-style-name="Standard">
      <style:text-properties officeooo:paragraph-rsid="03940e3b"/>
    </style:style>
    <style:style style:name="P287" style:family="paragraph" style:parent-style-name="Standard">
      <style:text-properties officeooo:paragraph-rsid="039b7174"/>
    </style:style>
    <style:style style:name="P288" style:family="paragraph" style:parent-style-name="Standard">
      <style:text-properties officeooo:paragraph-rsid="03a31bbf"/>
    </style:style>
    <style:style style:name="T1" style:family="text">
      <style:text-properties officeooo:rsid="00180ea6"/>
    </style:style>
    <style:style style:name="T2" style:family="text">
      <style:text-properties officeooo:rsid="001a4d20"/>
    </style:style>
    <style:style style:name="T3" style:family="text">
      <style:text-properties officeooo:rsid="001bb9cf"/>
    </style:style>
    <style:style style:name="T4" style:family="text">
      <style:text-properties officeooo:rsid="00224611"/>
    </style:style>
    <style:style style:name="T5" style:family="text">
      <style:text-properties officeooo:rsid="0022dd66"/>
    </style:style>
    <style:style style:name="T6" style:family="text">
      <style:text-properties officeooo:rsid="00252cfa"/>
    </style:style>
    <style:style style:name="T7" style:family="text">
      <style:text-properties officeooo:rsid="002621c9"/>
    </style:style>
    <style:style style:name="T8" style:family="text">
      <style:text-properties officeooo:rsid="00275a5a"/>
    </style:style>
    <style:style style:name="T9" style:family="text">
      <style:text-properties officeooo:rsid="0027eb62"/>
    </style:style>
    <style:style style:name="T10" style:family="text">
      <style:text-properties officeooo:rsid="00297e1b"/>
    </style:style>
    <style:style style:name="T11" style:family="text">
      <style:text-properties officeooo:rsid="002a9d2a"/>
    </style:style>
    <style:style style:name="T12" style:family="text">
      <style:text-properties officeooo:rsid="002baaef"/>
    </style:style>
    <style:style style:name="T13" style:family="text">
      <style:text-properties officeooo:rsid="002d962f"/>
    </style:style>
    <style:style style:name="T14" style:family="text">
      <style:text-properties officeooo:rsid="00302710"/>
    </style:style>
    <style:style style:name="T15" style:family="text">
      <style:text-properties officeooo:rsid="0035d726"/>
    </style:style>
    <style:style style:name="T16" style:family="text">
      <style:text-properties officeooo:rsid="0037a9cb"/>
    </style:style>
    <style:style style:name="T17" style:family="text">
      <style:text-properties officeooo:rsid="006f639d" fo:background-color="#ffff00" loext:char-shading-value="0"/>
    </style:style>
    <style:style style:name="T18" style:family="text">
      <style:text-properties officeooo:rsid="006c47d2" fo:background-color="#ffff00" loext:char-shading-value="0"/>
    </style:style>
    <style:style style:name="T19" style:family="text">
      <style:text-properties officeooo:rsid="0075aebe" fo:background-color="#ffff00" loext:char-shading-value="0"/>
    </style:style>
    <style:style style:name="T20" style:family="text">
      <style:text-properties officeooo:rsid="005697cf" fo:background-color="#ffff00" loext:char-shading-value="0"/>
    </style:style>
    <style:style style:name="T21" style:family="text">
      <style:text-properties officeooo:rsid="007508e5" fo:background-color="#ffff00" loext:char-shading-value="0"/>
    </style:style>
    <style:style style:name="T22" style:family="text">
      <style:text-properties officeooo:rsid="009ab33a" fo:background-color="#ffff00" loext:char-shading-value="0"/>
    </style:style>
    <style:style style:name="T23" style:family="text">
      <style:text-properties officeooo:rsid="00992935" fo:background-color="#ffff00" loext:char-shading-value="0"/>
    </style:style>
    <style:style style:name="T24" style:family="text">
      <style:text-properties officeooo:rsid="0159bf09" fo:background-color="#ffff00" loext:char-shading-value="0"/>
    </style:style>
    <style:style style:name="T25" style:family="text">
      <style:text-properties officeooo:rsid="019ee89e" fo:background-color="#ffff00" loext:char-shading-value="0"/>
    </style:style>
    <style:style style:name="T26" style:family="text">
      <style:text-properties officeooo:rsid="019ff83e" fo:background-color="#ffff00" loext:char-shading-value="0"/>
    </style:style>
    <style:style style:name="T27" style:family="text">
      <style:text-properties officeooo:rsid="01a16d09" fo:background-color="#ffff00" loext:char-shading-value="0"/>
    </style:style>
    <style:style style:name="T28" style:family="text">
      <style:text-properties officeooo:rsid="01ba47a5" fo:background-color="#ffff00" loext:char-shading-value="0"/>
    </style:style>
    <style:style style:name="T29" style:family="text">
      <style:text-properties officeooo:rsid="01b863c7" fo:background-color="#ffff00" loext:char-shading-value="0"/>
    </style:style>
    <style:style style:name="T30" style:family="text">
      <style:text-properties officeooo:rsid="01b4c6eb" fo:background-color="#ffff00" loext:char-shading-value="0"/>
    </style:style>
    <style:style style:name="T31" style:family="text">
      <style:text-properties officeooo:rsid="01bad899" fo:background-color="#ffff00" loext:char-shading-value="0"/>
    </style:style>
    <style:style style:name="T32" style:family="text">
      <style:text-properties officeooo:rsid="0222b62a" fo:background-color="#ffff00" loext:char-shading-value="0"/>
    </style:style>
    <style:style style:name="T33" style:family="text">
      <style:text-properties officeooo:rsid="021f1d1e" fo:background-color="#ffff00" loext:char-shading-value="0"/>
    </style:style>
    <style:style style:name="T34" style:family="text">
      <style:text-properties officeooo:rsid="0220204a" fo:background-color="#ffff00" loext:char-shading-value="0"/>
    </style:style>
    <style:style style:name="T35" style:family="text">
      <style:text-properties fo:background-color="#ffff00" loext:char-shading-value="0"/>
    </style:style>
    <style:style style:name="T36" style:family="text">
      <style:text-properties officeooo:rsid="0228ee6d" fo:background-color="#ffff00" loext:char-shading-value="0"/>
    </style:style>
    <style:style style:name="T37" style:family="text">
      <style:text-properties officeooo:rsid="023244e4" fo:background-color="#ffff00" loext:char-shading-value="0"/>
    </style:style>
    <style:style style:name="T38" style:family="text">
      <style:text-properties officeooo:rsid="02298dbd" fo:background-color="#ffff00" loext:char-shading-value="0"/>
    </style:style>
    <style:style style:name="T39" style:family="text">
      <style:text-properties officeooo:rsid="0223fe87" fo:background-color="#ffff00" loext:char-shading-value="0"/>
    </style:style>
    <style:style style:name="T40" style:family="text">
      <style:text-properties officeooo:rsid="0229453d" fo:background-color="#ffff00" loext:char-shading-value="0"/>
    </style:style>
    <style:style style:name="T41" style:family="text">
      <style:text-properties officeooo:rsid="0234492a" fo:background-color="#ffff00" loext:char-shading-value="0"/>
    </style:style>
    <style:style style:name="T42" style:family="text">
      <style:text-properties officeooo:rsid="0235902e" fo:background-color="#ffff00" loext:char-shading-value="0"/>
    </style:style>
    <style:style style:name="T43" style:family="text">
      <style:text-properties officeooo:rsid="023f544f" fo:background-color="#ffff00" loext:char-shading-value="0"/>
    </style:style>
    <style:style style:name="T44" style:family="text">
      <style:text-properties officeooo:rsid="02427be0" fo:background-color="#ffff00" loext:char-shading-value="0"/>
    </style:style>
    <style:style style:name="T45" style:family="text">
      <style:text-properties officeooo:rsid="02433a0e" fo:background-color="#ffff00" loext:char-shading-value="0"/>
    </style:style>
    <style:style style:name="T46" style:family="text">
      <style:text-properties officeooo:rsid="0243b013" fo:background-color="#ffff00" loext:char-shading-value="0"/>
    </style:style>
    <style:style style:name="T47" style:family="text">
      <style:text-properties officeooo:rsid="024db806" fo:background-color="#ffff00" loext:char-shading-value="0"/>
    </style:style>
    <style:style style:name="T48" style:family="text">
      <style:text-properties officeooo:rsid="0252b8ae" fo:background-color="#ffff00" loext:char-shading-value="0"/>
    </style:style>
    <style:style style:name="T49" style:family="text">
      <style:text-properties officeooo:rsid="0256ab61" fo:background-color="#ffff00" loext:char-shading-value="0"/>
    </style:style>
    <style:style style:name="T50" style:family="text">
      <style:text-properties officeooo:rsid="0257ceb5" fo:background-color="#ffff00" loext:char-shading-value="0"/>
    </style:style>
    <style:style style:name="T51" style:family="text">
      <style:text-properties officeooo:rsid="025890ba" fo:background-color="#ffff00" loext:char-shading-value="0"/>
    </style:style>
    <style:style style:name="T52" style:family="text">
      <style:text-properties officeooo:rsid="02590f25" fo:background-color="#ffff00" loext:char-shading-value="0"/>
    </style:style>
    <style:style style:name="T53" style:family="text">
      <style:text-properties officeooo:rsid="02592d81" fo:background-color="#ffff00" loext:char-shading-value="0"/>
    </style:style>
    <style:style style:name="T54" style:family="text">
      <style:text-properties officeooo:rsid="0259e5bc" fo:background-color="#ffff00" loext:char-shading-value="0"/>
    </style:style>
    <style:style style:name="T55" style:family="text">
      <style:text-properties officeooo:rsid="025ac97c" fo:background-color="#ffff00" loext:char-shading-value="0"/>
    </style:style>
    <style:style style:name="T56" style:family="text">
      <style:text-properties officeooo:rsid="025bbd4d" fo:background-color="#ffff00" loext:char-shading-value="0"/>
    </style:style>
    <style:style style:name="T57" style:family="text">
      <style:text-properties officeooo:rsid="025c317d" fo:background-color="#ffff00" loext:char-shading-value="0"/>
    </style:style>
    <style:style style:name="T58" style:family="text">
      <style:text-properties officeooo:rsid="0262f4b3" fo:background-color="#ffff00" loext:char-shading-value="0"/>
    </style:style>
    <style:style style:name="T59" style:family="text">
      <style:text-properties officeooo:rsid="02671547" fo:background-color="#ffff00" loext:char-shading-value="0"/>
    </style:style>
    <style:style style:name="T60" style:family="text">
      <style:text-properties officeooo:rsid="02685745" fo:background-color="#ffff00" loext:char-shading-value="0"/>
    </style:style>
    <style:style style:name="T61" style:family="text">
      <style:text-properties officeooo:rsid="0269f388" fo:background-color="#ffff00" loext:char-shading-value="0"/>
    </style:style>
    <style:style style:name="T62" style:family="text">
      <style:text-properties officeooo:rsid="026b7ee4" fo:background-color="#ffff00" loext:char-shading-value="0"/>
    </style:style>
    <style:style style:name="T63" style:family="text">
      <style:text-properties officeooo:rsid="026be946" fo:background-color="#ffff00" loext:char-shading-value="0"/>
    </style:style>
    <style:style style:name="T64" style:family="text">
      <style:text-properties officeooo:rsid="026d9beb" fo:background-color="#ffff00" loext:char-shading-value="0"/>
    </style:style>
    <style:style style:name="T65" style:family="text">
      <style:text-properties officeooo:rsid="02701b67" fo:background-color="#ffff00" loext:char-shading-value="0"/>
    </style:style>
    <style:style style:name="T66" style:family="text">
      <style:text-properties officeooo:rsid="0275d0c0" fo:background-color="#ffff00" loext:char-shading-value="0"/>
    </style:style>
    <style:style style:name="T67" style:family="text">
      <style:text-properties officeooo:rsid="0278403c" fo:background-color="#ffff00" loext:char-shading-value="0"/>
    </style:style>
    <style:style style:name="T68" style:family="text">
      <style:text-properties officeooo:rsid="027cf3eb" fo:background-color="#ffff00" loext:char-shading-value="0"/>
    </style:style>
    <style:style style:name="T69" style:family="text">
      <style:text-properties officeooo:rsid="02809d2a" fo:background-color="#ffff00" loext:char-shading-value="0"/>
    </style:style>
    <style:style style:name="T70" style:family="text">
      <style:text-properties officeooo:rsid="029bc470" fo:background-color="#ffff00" loext:char-shading-value="0"/>
    </style:style>
    <style:style style:name="T71" style:family="text">
      <style:text-properties officeooo:rsid="03096bc4" fo:background-color="#ffff00" loext:char-shading-value="0"/>
    </style:style>
    <style:style style:name="T72" style:family="text">
      <style:text-properties officeooo:rsid="0309bb19" fo:background-color="#ffff00" loext:char-shading-value="0"/>
    </style:style>
    <style:style style:name="T73" style:family="text">
      <style:text-properties officeooo:rsid="02dccedd" fo:background-color="#ffff00" loext:char-shading-value="0"/>
    </style:style>
    <style:style style:name="T74" style:family="text">
      <style:text-properties officeooo:rsid="030cba91" fo:background-color="#ffff00" loext:char-shading-value="0"/>
    </style:style>
    <style:style style:name="T75" style:family="text">
      <style:text-properties officeooo:rsid="031121f3" fo:background-color="#ffff00" loext:char-shading-value="0"/>
    </style:style>
    <style:style style:name="T76" style:family="text">
      <style:text-properties officeooo:rsid="0312a53e" fo:background-color="#ffff00" loext:char-shading-value="0"/>
    </style:style>
    <style:style style:name="T77" style:family="text">
      <style:text-properties officeooo:rsid="0314874e" fo:background-color="#ffff00" loext:char-shading-value="0"/>
    </style:style>
    <style:style style:name="T78" style:family="text">
      <style:text-properties officeooo:rsid="0315009c" fo:background-color="#ffff00" loext:char-shading-value="0"/>
    </style:style>
    <style:style style:name="T79" style:family="text">
      <style:text-properties officeooo:rsid="0319dee7" fo:background-color="#ffff00" loext:char-shading-value="0"/>
    </style:style>
    <style:style style:name="T80" style:family="text">
      <style:text-properties officeooo:rsid="031b2664" fo:background-color="#ffff00" loext:char-shading-value="0"/>
    </style:style>
    <style:style style:name="T81" style:family="text">
      <style:text-properties officeooo:rsid="031c2561" fo:background-color="#ffff00" loext:char-shading-value="0"/>
    </style:style>
    <style:style style:name="T82" style:family="text">
      <style:text-properties officeooo:rsid="031dfad4" fo:background-color="#ffff00" loext:char-shading-value="0"/>
    </style:style>
    <style:style style:name="T83" style:family="text">
      <style:text-properties officeooo:rsid="031edd9c" fo:background-color="#ffff00" loext:char-shading-value="0"/>
    </style:style>
    <style:style style:name="T84" style:family="text">
      <style:text-properties officeooo:rsid="03203f1e" fo:background-color="#ffff00" loext:char-shading-value="0"/>
    </style:style>
    <style:style style:name="T85" style:family="text">
      <style:text-properties officeooo:rsid="0321ba11" fo:background-color="#ffff00" loext:char-shading-value="0"/>
    </style:style>
    <style:style style:name="T86" style:family="text">
      <style:text-properties officeooo:rsid="03235540" fo:background-color="#ffff00" loext:char-shading-value="0"/>
    </style:style>
    <style:style style:name="T87" style:family="text">
      <style:text-properties officeooo:rsid="03256d62" fo:background-color="#ffff00" loext:char-shading-value="0"/>
    </style:style>
    <style:style style:name="T88" style:family="text">
      <style:text-properties officeooo:rsid="0326078c" fo:background-color="#ffff00" loext:char-shading-value="0"/>
    </style:style>
    <style:style style:name="T89" style:family="text">
      <style:text-properties officeooo:rsid="0327547b" fo:background-color="#ffff00" loext:char-shading-value="0"/>
    </style:style>
    <style:style style:name="T90" style:family="text">
      <style:text-properties officeooo:rsid="0328dd4c" fo:background-color="#ffff00" loext:char-shading-value="0"/>
    </style:style>
    <style:style style:name="T91" style:family="text">
      <style:text-properties officeooo:rsid="032a4bb2" fo:background-color="#ffff00" loext:char-shading-value="0"/>
    </style:style>
    <style:style style:name="T92" style:family="text">
      <style:text-properties officeooo:rsid="032a917c" fo:background-color="#ffff00" loext:char-shading-value="0"/>
    </style:style>
    <style:style style:name="T93" style:family="text">
      <style:text-properties officeooo:rsid="032b2a62" fo:background-color="#ffff00" loext:char-shading-value="0"/>
    </style:style>
    <style:style style:name="T94" style:family="text">
      <style:text-properties officeooo:rsid="032cd896" fo:background-color="#ffff00" loext:char-shading-value="0"/>
    </style:style>
    <style:style style:name="T95" style:family="text">
      <style:text-properties officeooo:rsid="032e4aaf" fo:background-color="#ffff00" loext:char-shading-value="0"/>
    </style:style>
    <style:style style:name="T96" style:family="text">
      <style:text-properties officeooo:rsid="032e7436" fo:background-color="#ffff00" loext:char-shading-value="0"/>
    </style:style>
    <style:style style:name="T97" style:family="text">
      <style:text-properties officeooo:rsid="032f56dd" fo:background-color="#ffff00" loext:char-shading-value="0"/>
    </style:style>
    <style:style style:name="T98" style:family="text">
      <style:text-properties officeooo:rsid="033254d2" fo:background-color="#ffff00" loext:char-shading-value="0"/>
    </style:style>
    <style:style style:name="T99" style:family="text">
      <style:text-properties officeooo:rsid="03339fbb" fo:background-color="#ffff00" loext:char-shading-value="0"/>
    </style:style>
    <style:style style:name="T100" style:family="text">
      <style:text-properties officeooo:rsid="03357564" fo:background-color="#ffff00" loext:char-shading-value="0"/>
    </style:style>
    <style:style style:name="T101" style:family="text">
      <style:text-properties officeooo:rsid="0338fc59" fo:background-color="#ffff00" loext:char-shading-value="0"/>
    </style:style>
    <style:style style:name="T102" style:family="text">
      <style:text-properties officeooo:rsid="033a4764" fo:background-color="#ffff00" loext:char-shading-value="0"/>
    </style:style>
    <style:style style:name="T103" style:family="text">
      <style:text-properties officeooo:rsid="0342c349" fo:background-color="#ffff00" loext:char-shading-value="0"/>
    </style:style>
    <style:style style:name="T104" style:family="text">
      <style:text-properties officeooo:rsid="035e92b5" fo:background-color="#ffff00" loext:char-shading-value="0"/>
    </style:style>
    <style:style style:name="T105" style:family="text">
      <style:text-properties officeooo:rsid="03633b80" fo:background-color="#ffff00" loext:char-shading-value="0"/>
    </style:style>
    <style:style style:name="T106" style:family="text">
      <style:text-properties officeooo:rsid="03647080" fo:background-color="#ffff00" loext:char-shading-value="0"/>
    </style:style>
    <style:style style:name="T107" style:family="text">
      <style:text-properties officeooo:rsid="0366b7b6" fo:background-color="#ffff00" loext:char-shading-value="0"/>
    </style:style>
    <style:style style:name="T108" style:family="text">
      <style:text-properties officeooo:rsid="0367c367" fo:background-color="#ffff00" loext:char-shading-value="0"/>
    </style:style>
    <style:style style:name="T109" style:family="text">
      <style:text-properties officeooo:rsid="036f3065" fo:background-color="#ffff00" loext:char-shading-value="0"/>
    </style:style>
    <style:style style:name="T110" style:family="text">
      <style:text-properties officeooo:rsid="0370de86" fo:background-color="#ffff00" loext:char-shading-value="0"/>
    </style:style>
    <style:style style:name="T111" style:family="text">
      <style:text-properties officeooo:rsid="03722ff2" fo:background-color="#ffff00" loext:char-shading-value="0"/>
    </style:style>
    <style:style style:name="T112" style:family="text">
      <style:text-properties officeooo:rsid="037279ae" fo:background-color="#ffff00" loext:char-shading-value="0"/>
    </style:style>
    <style:style style:name="T113" style:family="text">
      <style:text-properties officeooo:rsid="03743f34" fo:background-color="#ffff00" loext:char-shading-value="0"/>
    </style:style>
    <style:style style:name="T114" style:family="text">
      <style:text-properties officeooo:rsid="03746b50" fo:background-color="#ffff00" loext:char-shading-value="0"/>
    </style:style>
    <style:style style:name="T115" style:family="text">
      <style:text-properties officeooo:rsid="03805d51" fo:background-color="#ffff00" loext:char-shading-value="0"/>
    </style:style>
    <style:style style:name="T116" style:family="text">
      <style:text-properties officeooo:rsid="0381ee05" fo:background-color="#ffff00" loext:char-shading-value="0"/>
    </style:style>
    <style:style style:name="T117" style:family="text">
      <style:text-properties officeooo:rsid="0383ea26" fo:background-color="#ffff00" loext:char-shading-value="0"/>
    </style:style>
    <style:style style:name="T118" style:family="text">
      <style:text-properties officeooo:rsid="0384bcc7" fo:background-color="#ffff00" loext:char-shading-value="0"/>
    </style:style>
    <style:style style:name="T119" style:family="text">
      <style:text-properties officeooo:rsid="038571c5" fo:background-color="#ffff00" loext:char-shading-value="0"/>
    </style:style>
    <style:style style:name="T120" style:family="text">
      <style:text-properties officeooo:rsid="03866d9a" fo:background-color="#ffff00" loext:char-shading-value="0"/>
    </style:style>
    <style:style style:name="T121" style:family="text">
      <style:text-properties officeooo:rsid="038a01d1" fo:background-color="#ffff00" loext:char-shading-value="0"/>
    </style:style>
    <style:style style:name="T122" style:family="text">
      <style:text-properties officeooo:rsid="038b1687" fo:background-color="#ffff00" loext:char-shading-value="0"/>
    </style:style>
    <style:style style:name="T123" style:family="text">
      <style:text-properties officeooo:rsid="03940e3b" fo:background-color="#ffff00" loext:char-shading-value="0"/>
    </style:style>
    <style:style style:name="T124" style:family="text">
      <style:text-properties officeooo:rsid="03971ef4" fo:background-color="#ffff00" loext:char-shading-value="0"/>
    </style:style>
    <style:style style:name="T125" style:family="text">
      <style:text-properties officeooo:rsid="0398cb66" fo:background-color="#ffff00" loext:char-shading-value="0"/>
    </style:style>
    <style:style style:name="T126" style:family="text">
      <style:text-properties officeooo:rsid="039b7174" fo:background-color="#ffff00" loext:char-shading-value="0"/>
    </style:style>
    <style:style style:name="T127" style:family="text">
      <style:text-properties officeooo:rsid="03a31bbf" fo:background-color="#ffff00" loext:char-shading-value="0"/>
    </style:style>
    <style:style style:name="T128" style:family="text">
      <style:text-properties fo:background-color="transparent" loext:char-shading-value="0"/>
    </style:style>
    <style:style style:name="T129" style:family="text">
      <style:text-properties officeooo:rsid="002e5b34" fo:background-color="transparent" loext:char-shading-value="0"/>
    </style:style>
    <style:style style:name="T130" style:family="text">
      <style:text-properties officeooo:rsid="004661ac" fo:background-color="transparent" loext:char-shading-value="0"/>
    </style:style>
    <style:style style:name="T131" style:family="text">
      <style:text-properties officeooo:rsid="004acbef" fo:background-color="transparent" loext:char-shading-value="0"/>
    </style:style>
    <style:style style:name="T132" style:family="text">
      <style:text-properties officeooo:rsid="0079bd6c" fo:background-color="transparent" loext:char-shading-value="0"/>
    </style:style>
    <style:style style:name="T133" style:family="text">
      <style:text-properties officeooo:rsid="0085f269" fo:background-color="transparent" loext:char-shading-value="0"/>
    </style:style>
    <style:style style:name="T134" style:family="text">
      <style:text-properties officeooo:rsid="00875da0" fo:background-color="transparent" loext:char-shading-value="0"/>
    </style:style>
    <style:style style:name="T135" style:family="text">
      <style:text-properties officeooo:rsid="00888615" fo:background-color="transparent" loext:char-shading-value="0"/>
    </style:style>
    <style:style style:name="T136" style:family="text">
      <style:text-properties officeooo:rsid="00929f14" fo:background-color="transparent" loext:char-shading-value="0"/>
    </style:style>
    <style:style style:name="T137" style:family="text">
      <style:text-properties officeooo:rsid="002d962f" fo:background-color="transparent" loext:char-shading-value="0"/>
    </style:style>
    <style:style style:name="T138" style:family="text">
      <style:text-properties officeooo:rsid="00a7cc7f" fo:background-color="transparent" loext:char-shading-value="0"/>
    </style:style>
    <style:style style:name="T139" style:family="text">
      <style:text-properties officeooo:rsid="001bb9cf" fo:background-color="transparent" loext:char-shading-value="0"/>
    </style:style>
    <style:style style:name="T140" style:family="text">
      <style:text-properties officeooo:rsid="008fa00e" fo:background-color="transparent" loext:char-shading-value="0"/>
    </style:style>
    <style:style style:name="T141" style:family="text">
      <style:text-properties officeooo:rsid="00a9cf94" fo:background-color="transparent" loext:char-shading-value="0"/>
    </style:style>
    <style:style style:name="T142" style:family="text">
      <style:text-properties officeooo:rsid="00914928" fo:background-color="transparent" loext:char-shading-value="0"/>
    </style:style>
    <style:style style:name="T143" style:family="text">
      <style:text-properties officeooo:rsid="00afa91c" fo:background-color="transparent" loext:char-shading-value="0"/>
    </style:style>
    <style:style style:name="T144" style:family="text">
      <style:text-properties officeooo:rsid="00f3f46a" fo:background-color="transparent" loext:char-shading-value="0"/>
    </style:style>
    <style:style style:name="T145" style:family="text">
      <style:text-properties officeooo:rsid="00f78468" fo:background-color="transparent" loext:char-shading-value="0"/>
    </style:style>
    <style:style style:name="T146" style:family="text">
      <style:text-properties officeooo:rsid="010374b2" fo:background-color="transparent" loext:char-shading-value="0"/>
    </style:style>
    <style:style style:name="T147" style:family="text">
      <style:text-properties officeooo:rsid="010601bc" fo:background-color="transparent" loext:char-shading-value="0"/>
    </style:style>
    <style:style style:name="T148" style:family="text">
      <style:text-properties officeooo:rsid="010900e7" fo:background-color="transparent" loext:char-shading-value="0"/>
    </style:style>
    <style:style style:name="T149" style:family="text">
      <style:text-properties officeooo:rsid="01053ab1" fo:background-color="transparent" loext:char-shading-value="0"/>
    </style:style>
    <style:style style:name="T150" style:family="text">
      <style:text-properties officeooo:rsid="011e0130" fo:background-color="transparent" loext:char-shading-value="0"/>
    </style:style>
    <style:style style:name="T151" style:family="text">
      <style:text-properties officeooo:rsid="01207625" fo:background-color="transparent" loext:char-shading-value="0"/>
    </style:style>
    <style:style style:name="T152" style:family="text">
      <style:text-properties officeooo:rsid="01241549" fo:background-color="transparent" loext:char-shading-value="0"/>
    </style:style>
    <style:style style:name="T153" style:family="text">
      <style:text-properties officeooo:rsid="012f968d" fo:background-color="transparent" loext:char-shading-value="0"/>
    </style:style>
    <style:style style:name="T154" style:family="text">
      <style:text-properties officeooo:rsid="0103da76" fo:background-color="transparent" loext:char-shading-value="0"/>
    </style:style>
    <style:style style:name="T155" style:family="text">
      <style:text-properties officeooo:rsid="013e2454" fo:background-color="transparent" loext:char-shading-value="0"/>
    </style:style>
    <style:style style:name="T156" style:family="text">
      <style:text-properties officeooo:rsid="01062560" fo:background-color="transparent" loext:char-shading-value="0"/>
    </style:style>
    <style:style style:name="T157" style:family="text">
      <style:text-properties officeooo:rsid="013e537e" fo:background-color="transparent" loext:char-shading-value="0"/>
    </style:style>
    <style:style style:name="T158" style:family="text">
      <style:text-properties officeooo:rsid="013f331f" fo:background-color="transparent" loext:char-shading-value="0"/>
    </style:style>
    <style:style style:name="T159" style:family="text">
      <style:text-properties officeooo:rsid="01412f8b" fo:background-color="transparent" loext:char-shading-value="0"/>
    </style:style>
    <style:style style:name="T160" style:family="text">
      <style:text-properties officeooo:rsid="014169e4" fo:background-color="transparent" loext:char-shading-value="0"/>
    </style:style>
    <style:style style:name="T161" style:family="text">
      <style:text-properties officeooo:rsid="014366de" fo:background-color="transparent" loext:char-shading-value="0"/>
    </style:style>
    <style:style style:name="T162" style:family="text">
      <style:text-properties officeooo:rsid="01453114" fo:background-color="transparent" loext:char-shading-value="0"/>
    </style:style>
    <style:style style:name="T163" style:family="text">
      <style:text-properties officeooo:rsid="01469188" fo:background-color="transparent" loext:char-shading-value="0"/>
    </style:style>
    <style:style style:name="T164" style:family="text">
      <style:text-properties officeooo:rsid="0136469b" fo:background-color="transparent" loext:char-shading-value="0"/>
    </style:style>
    <style:style style:name="T165" style:family="text">
      <style:text-properties officeooo:rsid="015433a5" fo:background-color="transparent" loext:char-shading-value="0"/>
    </style:style>
    <style:style style:name="T166" style:family="text">
      <style:text-properties officeooo:rsid="004bbab1" fo:background-color="transparent" loext:char-shading-value="0"/>
    </style:style>
    <style:style style:name="T167" style:family="text">
      <style:text-properties officeooo:rsid="015c974e" fo:background-color="transparent" loext:char-shading-value="0"/>
    </style:style>
    <style:style style:name="T168" style:family="text">
      <style:text-properties officeooo:rsid="015d75ff" fo:background-color="transparent" loext:char-shading-value="0"/>
    </style:style>
    <style:style style:name="T169" style:family="text">
      <style:text-properties officeooo:rsid="007c8ee1" fo:background-color="transparent" loext:char-shading-value="0"/>
    </style:style>
    <style:style style:name="T170" style:family="text">
      <style:text-properties officeooo:rsid="01753ea8" fo:background-color="transparent" loext:char-shading-value="0"/>
    </style:style>
    <style:style style:name="T171" style:family="text">
      <style:text-properties officeooo:rsid="0176de13" fo:background-color="transparent" loext:char-shading-value="0"/>
    </style:style>
    <style:style style:name="T172" style:family="text">
      <style:text-properties officeooo:rsid="017cc515" fo:background-color="transparent" loext:char-shading-value="0"/>
    </style:style>
    <style:style style:name="T173" style:family="text">
      <style:text-properties officeooo:rsid="01b0af0c" fo:background-color="transparent" loext:char-shading-value="0"/>
    </style:style>
    <style:style style:name="T174" style:family="text">
      <style:text-properties officeooo:rsid="01b1f189" fo:background-color="transparent" loext:char-shading-value="0"/>
    </style:style>
    <style:style style:name="T175" style:family="text">
      <style:text-properties officeooo:rsid="01b1ff5b" fo:background-color="transparent" loext:char-shading-value="0"/>
    </style:style>
    <style:style style:name="T176" style:family="text">
      <style:text-properties officeooo:rsid="01b29679" fo:background-color="transparent" loext:char-shading-value="0"/>
    </style:style>
    <style:style style:name="T177" style:family="text">
      <style:text-properties officeooo:rsid="01b4c6eb" fo:background-color="transparent" loext:char-shading-value="0"/>
    </style:style>
    <style:style style:name="T178" style:family="text">
      <style:text-properties officeooo:rsid="01b5aae4" fo:background-color="transparent" loext:char-shading-value="0"/>
    </style:style>
    <style:style style:name="T179" style:family="text">
      <style:text-properties officeooo:rsid="01b79cb8" fo:background-color="transparent" loext:char-shading-value="0"/>
    </style:style>
    <style:style style:name="T180" style:family="text">
      <style:text-properties officeooo:rsid="01bad899" fo:background-color="transparent" loext:char-shading-value="0"/>
    </style:style>
    <style:style style:name="T181" style:family="text">
      <style:text-properties officeooo:rsid="01bdfd6a" fo:background-color="transparent" loext:char-shading-value="0"/>
    </style:style>
    <style:style style:name="T182" style:family="text">
      <style:text-properties officeooo:rsid="01beb0d7" fo:background-color="transparent" loext:char-shading-value="0"/>
    </style:style>
    <style:style style:name="T183" style:family="text">
      <style:text-properties officeooo:rsid="01c08afb" fo:background-color="transparent" loext:char-shading-value="0"/>
    </style:style>
    <style:style style:name="T184" style:family="text">
      <style:text-properties officeooo:rsid="01c33695" fo:background-color="transparent" loext:char-shading-value="0"/>
    </style:style>
    <style:style style:name="T185" style:family="text">
      <style:text-properties officeooo:rsid="01c5df1c" fo:background-color="transparent" loext:char-shading-value="0"/>
    </style:style>
    <style:style style:name="T186" style:family="text">
      <style:text-properties officeooo:rsid="01c7dcaf" fo:background-color="transparent" loext:char-shading-value="0"/>
    </style:style>
    <style:style style:name="T187" style:family="text">
      <style:text-properties officeooo:rsid="01c916ae" fo:background-color="transparent" loext:char-shading-value="0"/>
    </style:style>
    <style:style style:name="T188" style:family="text">
      <style:text-properties officeooo:rsid="01cb0683" fo:background-color="transparent" loext:char-shading-value="0"/>
    </style:style>
    <style:style style:name="T189" style:family="text">
      <style:text-properties officeooo:rsid="01ccf936" fo:background-color="transparent" loext:char-shading-value="0"/>
    </style:style>
    <style:style style:name="T190" style:family="text">
      <style:text-properties officeooo:rsid="01cdac12" fo:background-color="transparent" loext:char-shading-value="0"/>
    </style:style>
    <style:style style:name="T191" style:family="text">
      <style:text-properties officeooo:rsid="01ceefbe" fo:background-color="transparent" loext:char-shading-value="0"/>
    </style:style>
    <style:style style:name="T192" style:family="text">
      <style:text-properties officeooo:rsid="01cf9a47" fo:background-color="transparent" loext:char-shading-value="0"/>
    </style:style>
    <style:style style:name="T193" style:family="text">
      <style:text-properties officeooo:rsid="01d279ed" fo:background-color="transparent" loext:char-shading-value="0"/>
    </style:style>
    <style:style style:name="T194" style:family="text">
      <style:text-properties officeooo:rsid="01d5c06c" fo:background-color="transparent" loext:char-shading-value="0"/>
    </style:style>
    <style:style style:name="T195" style:family="text">
      <style:text-properties officeooo:rsid="01e4d41e" fo:background-color="transparent" loext:char-shading-value="0"/>
    </style:style>
    <style:style style:name="T196" style:family="text">
      <style:text-properties officeooo:rsid="01e6d9d4" fo:background-color="transparent" loext:char-shading-value="0"/>
    </style:style>
    <style:style style:name="T197" style:family="text">
      <style:text-properties officeooo:rsid="01e55a23" fo:background-color="transparent" loext:char-shading-value="0"/>
    </style:style>
    <style:style style:name="T198" style:family="text">
      <style:text-properties officeooo:rsid="01e8034b" fo:background-color="transparent" loext:char-shading-value="0"/>
    </style:style>
    <style:style style:name="T199" style:family="text">
      <style:text-properties officeooo:rsid="01f17e8a" fo:background-color="transparent" loext:char-shading-value="0"/>
    </style:style>
    <style:style style:name="T200" style:family="text">
      <style:text-properties officeooo:rsid="01f3701f" fo:background-color="transparent" loext:char-shading-value="0"/>
    </style:style>
    <style:style style:name="T201" style:family="text">
      <style:text-properties officeooo:rsid="01f48a75" fo:background-color="transparent" loext:char-shading-value="0"/>
    </style:style>
    <style:style style:name="T202" style:family="text">
      <style:text-properties officeooo:rsid="01f4b8b7" fo:background-color="transparent" loext:char-shading-value="0"/>
    </style:style>
    <style:style style:name="T203" style:family="text">
      <style:text-properties officeooo:rsid="01f5cdd9" fo:background-color="transparent" loext:char-shading-value="0"/>
    </style:style>
    <style:style style:name="T204" style:family="text">
      <style:text-properties officeooo:rsid="01f5ebf1" fo:background-color="transparent" loext:char-shading-value="0"/>
    </style:style>
    <style:style style:name="T205" style:family="text">
      <style:text-properties officeooo:rsid="01e383eb" fo:background-color="transparent" loext:char-shading-value="0"/>
    </style:style>
    <style:style style:name="T206" style:family="text">
      <style:text-properties officeooo:rsid="01f7e49e" fo:background-color="transparent" loext:char-shading-value="0"/>
    </style:style>
    <style:style style:name="T207" style:family="text">
      <style:text-properties officeooo:rsid="01fcd1a6" fo:background-color="transparent" loext:char-shading-value="0"/>
    </style:style>
    <style:style style:name="T208" style:family="text">
      <style:text-properties officeooo:rsid="01ff17f9" fo:background-color="transparent" loext:char-shading-value="0"/>
    </style:style>
    <style:style style:name="T209" style:family="text">
      <style:text-properties officeooo:rsid="01ff44b6" fo:background-color="transparent" loext:char-shading-value="0"/>
    </style:style>
    <style:style style:name="T210" style:family="text">
      <style:text-properties officeooo:rsid="017c7ce5" fo:background-color="transparent" loext:char-shading-value="0"/>
    </style:style>
    <style:style style:name="T211" style:family="text">
      <style:text-properties officeooo:rsid="020a4d65" fo:background-color="transparent" loext:char-shading-value="0"/>
    </style:style>
    <style:style style:name="T212" style:family="text">
      <style:text-properties officeooo:rsid="021e505d" fo:background-color="transparent" loext:char-shading-value="0"/>
    </style:style>
    <style:style style:name="T213" style:family="text">
      <style:text-properties officeooo:rsid="0222ef87" fo:background-color="transparent" loext:char-shading-value="0"/>
    </style:style>
    <style:style style:name="T214" style:family="text">
      <style:text-properties officeooo:rsid="021f1d1e" fo:background-color="transparent" loext:char-shading-value="0"/>
    </style:style>
    <style:style style:name="T215" style:family="text">
      <style:text-properties officeooo:rsid="02258817" fo:background-color="transparent" loext:char-shading-value="0"/>
    </style:style>
    <style:style style:name="T216" style:family="text">
      <style:text-properties fo:background-color="transparent" loext:char-shading-value="0"/>
    </style:style>
    <style:style style:name="T217" style:family="text">
      <style:text-properties officeooo:rsid="0222b62a" fo:background-color="transparent" loext:char-shading-value="0"/>
    </style:style>
    <style:style style:name="T218" style:family="text">
      <style:text-properties officeooo:rsid="022f95fe" fo:background-color="transparent" loext:char-shading-value="0"/>
    </style:style>
    <style:style style:name="T219" style:family="text">
      <style:text-properties officeooo:rsid="023a78af" fo:background-color="transparent" loext:char-shading-value="0"/>
    </style:style>
    <style:style style:name="T220" style:family="text">
      <style:text-properties officeooo:rsid="023e0ac4" fo:background-color="transparent" loext:char-shading-value="0"/>
    </style:style>
    <style:style style:name="T221" style:family="text">
      <style:text-properties officeooo:rsid="023f0c64" fo:background-color="transparent" loext:char-shading-value="0"/>
    </style:style>
    <style:style style:name="T222" style:family="text">
      <style:text-properties officeooo:rsid="02427be0" fo:background-color="transparent" loext:char-shading-value="0"/>
    </style:style>
    <style:style style:name="T223" style:family="text">
      <style:text-properties officeooo:rsid="0234492a" fo:background-color="transparent" loext:char-shading-value="0"/>
    </style:style>
    <style:style style:name="T224" style:family="text">
      <style:text-properties officeooo:rsid="0246b984" fo:background-color="transparent" loext:char-shading-value="0"/>
    </style:style>
    <style:style style:name="T225" style:family="text">
      <style:text-properties officeooo:rsid="0246c07b" fo:background-color="transparent" loext:char-shading-value="0"/>
    </style:style>
    <style:style style:name="T226" style:family="text">
      <style:text-properties officeooo:rsid="0248571e" fo:background-color="transparent" loext:char-shading-value="0"/>
    </style:style>
    <style:style style:name="T227" style:family="text">
      <style:text-properties officeooo:rsid="024abf09" fo:background-color="transparent" loext:char-shading-value="0"/>
    </style:style>
    <style:style style:name="T228" style:family="text">
      <style:text-properties officeooo:rsid="025c39bc" fo:background-color="transparent" loext:char-shading-value="0"/>
    </style:style>
    <style:style style:name="T229" style:family="text">
      <style:text-properties officeooo:rsid="025d3410" fo:background-color="transparent" loext:char-shading-value="0"/>
    </style:style>
    <style:style style:name="T230" style:family="text">
      <style:text-properties officeooo:rsid="025f0310" fo:background-color="transparent" loext:char-shading-value="0"/>
    </style:style>
    <style:style style:name="T231" style:family="text">
      <style:text-properties officeooo:rsid="025c317d" fo:background-color="transparent" loext:char-shading-value="0"/>
    </style:style>
    <style:style style:name="T232" style:family="text">
      <style:text-properties officeooo:rsid="026be946" fo:background-color="transparent" loext:char-shading-value="0"/>
    </style:style>
    <style:style style:name="T233" style:family="text">
      <style:text-properties officeooo:rsid="026096d6" fo:background-color="transparent" loext:char-shading-value="0"/>
    </style:style>
    <style:style style:name="T234" style:family="text">
      <style:text-properties officeooo:rsid="0273b7c7" fo:background-color="transparent" loext:char-shading-value="0"/>
    </style:style>
    <style:style style:name="T235" style:family="text">
      <style:text-properties officeooo:rsid="0261c0ef" fo:background-color="transparent" loext:char-shading-value="0"/>
    </style:style>
    <style:style style:name="T236" style:family="text">
      <style:text-properties officeooo:rsid="0278403c" fo:background-color="transparent" loext:char-shading-value="0"/>
    </style:style>
    <style:style style:name="T237" style:family="text">
      <style:text-properties officeooo:rsid="02645e52" fo:background-color="transparent" loext:char-shading-value="0"/>
    </style:style>
    <style:style style:name="T238" style:family="text">
      <style:text-properties officeooo:rsid="0282d0b1" fo:background-color="transparent" loext:char-shading-value="0"/>
    </style:style>
    <style:style style:name="T239" style:family="text">
      <style:text-properties officeooo:rsid="0285fac8" fo:background-color="transparent" loext:char-shading-value="0"/>
    </style:style>
    <style:style style:name="T240" style:family="text">
      <style:text-properties officeooo:rsid="0287affb" fo:background-color="transparent" loext:char-shading-value="0"/>
    </style:style>
    <style:style style:name="T241" style:family="text">
      <style:text-properties officeooo:rsid="02883f9b" fo:background-color="transparent" loext:char-shading-value="0"/>
    </style:style>
    <style:style style:name="T242" style:family="text">
      <style:text-properties officeooo:rsid="028a0da6" fo:background-color="transparent" loext:char-shading-value="0"/>
    </style:style>
    <style:style style:name="T243" style:family="text">
      <style:text-properties officeooo:rsid="0299f982" fo:background-color="transparent" loext:char-shading-value="0"/>
    </style:style>
    <style:style style:name="T244" style:family="text">
      <style:text-properties officeooo:rsid="029b58ac" fo:background-color="transparent" loext:char-shading-value="0"/>
    </style:style>
    <style:style style:name="T245" style:family="text">
      <style:text-properties officeooo:rsid="0164d54f" fo:background-color="transparent" loext:char-shading-value="0"/>
    </style:style>
    <style:style style:name="T246" style:family="text">
      <style:text-properties officeooo:rsid="02de6294" fo:background-color="transparent" loext:char-shading-value="0"/>
    </style:style>
    <style:style style:name="T247" style:family="text">
      <style:text-properties officeooo:rsid="02df279f" fo:background-color="transparent" loext:char-shading-value="0"/>
    </style:style>
    <style:style style:name="T248" style:family="text">
      <style:text-properties officeooo:rsid="02e05c27" fo:background-color="transparent" loext:char-shading-value="0"/>
    </style:style>
    <style:style style:name="T249" style:family="text">
      <style:text-properties officeooo:rsid="028a5099" fo:background-color="transparent" loext:char-shading-value="0"/>
    </style:style>
    <style:style style:name="T250" style:family="text">
      <style:text-properties officeooo:rsid="02f1f57c" fo:background-color="transparent" loext:char-shading-value="0"/>
    </style:style>
    <style:style style:name="T251" style:family="text">
      <style:text-properties officeooo:rsid="02f2aa30" fo:background-color="transparent" loext:char-shading-value="0"/>
    </style:style>
    <style:style style:name="T252" style:family="text">
      <style:text-properties officeooo:rsid="03107b8e" fo:background-color="transparent" loext:char-shading-value="0"/>
    </style:style>
    <style:style style:name="T253" style:family="text">
      <style:text-properties officeooo:rsid="03246195" fo:background-color="transparent" loext:char-shading-value="0"/>
    </style:style>
    <style:style style:name="T254" style:family="text">
      <style:text-properties officeooo:rsid="033a5176" fo:background-color="transparent" loext:char-shading-value="0"/>
    </style:style>
    <style:style style:name="T255" style:family="text">
      <style:text-properties officeooo:rsid="033b75e7" fo:background-color="transparent" loext:char-shading-value="0"/>
    </style:style>
    <style:style style:name="T256" style:family="text">
      <style:text-properties officeooo:rsid="033c6f0d" fo:background-color="transparent" loext:char-shading-value="0"/>
    </style:style>
    <style:style style:name="T257" style:family="text">
      <style:text-properties officeooo:rsid="033e351d" fo:background-color="transparent" loext:char-shading-value="0"/>
    </style:style>
    <style:style style:name="T258" style:family="text">
      <style:text-properties officeooo:rsid="033e6df0" fo:background-color="transparent" loext:char-shading-value="0"/>
    </style:style>
    <style:style style:name="T259" style:family="text">
      <style:text-properties officeooo:rsid="0340503e" fo:background-color="transparent" loext:char-shading-value="0"/>
    </style:style>
    <style:style style:name="T260" style:family="text">
      <style:text-properties officeooo:rsid="03405449" fo:background-color="transparent" loext:char-shading-value="0"/>
    </style:style>
    <style:style style:name="T261" style:family="text">
      <style:text-properties officeooo:rsid="0340bb16" fo:background-color="transparent" loext:char-shading-value="0"/>
    </style:style>
    <style:style style:name="T262" style:family="text">
      <style:text-properties officeooo:rsid="0342736f" fo:background-color="transparent" loext:char-shading-value="0"/>
    </style:style>
    <style:style style:name="T263" style:family="text">
      <style:text-properties officeooo:rsid="0342e894" fo:background-color="transparent" loext:char-shading-value="0"/>
    </style:style>
    <style:style style:name="T264" style:family="text">
      <style:text-properties officeooo:rsid="035b2d76" fo:background-color="transparent" loext:char-shading-value="0"/>
    </style:style>
    <style:style style:name="T265" style:family="text">
      <style:text-properties officeooo:rsid="0368983b" fo:background-color="transparent" loext:char-shading-value="0"/>
    </style:style>
    <style:style style:name="T266" style:family="text">
      <style:text-properties officeooo:rsid="036a6528" fo:background-color="transparent" loext:char-shading-value="0"/>
    </style:style>
    <style:style style:name="T267" style:family="text">
      <style:text-properties officeooo:rsid="036b5b66" fo:background-color="transparent" loext:char-shading-value="0"/>
    </style:style>
    <style:style style:name="T268" style:family="text">
      <style:text-properties officeooo:rsid="036d5785" fo:background-color="transparent" loext:char-shading-value="0"/>
    </style:style>
    <style:style style:name="T269" style:family="text">
      <style:text-properties officeooo:rsid="037dafab" fo:background-color="transparent" loext:char-shading-value="0"/>
    </style:style>
    <style:style style:name="T270" style:family="text">
      <style:text-properties officeooo:rsid="037eb3de" fo:background-color="transparent" loext:char-shading-value="0"/>
    </style:style>
    <style:style style:name="T271" style:family="text">
      <style:text-properties officeooo:rsid="038dfe3f" fo:background-color="transparent" loext:char-shading-value="0"/>
    </style:style>
    <style:style style:name="T272" style:family="text">
      <style:text-properties officeooo:rsid="038eff56" fo:background-color="transparent" loext:char-shading-value="0"/>
    </style:style>
    <style:style style:name="T273" style:family="text">
      <style:text-properties officeooo:rsid="038f271a" fo:background-color="transparent" loext:char-shading-value="0"/>
    </style:style>
    <style:style style:name="T274" style:family="text">
      <style:text-properties officeooo:rsid="038f837a" fo:background-color="transparent" loext:char-shading-value="0"/>
    </style:style>
    <style:style style:name="T275" style:family="text">
      <style:text-properties officeooo:rsid="03947014" fo:background-color="transparent" loext:char-shading-value="0"/>
    </style:style>
    <style:style style:name="T276" style:family="text">
      <style:text-properties officeooo:rsid="03954281" fo:background-color="transparent" loext:char-shading-value="0"/>
    </style:style>
    <style:style style:name="T277" style:family="text">
      <style:text-properties officeooo:rsid="039935a3" fo:background-color="transparent" loext:char-shading-value="0"/>
    </style:style>
    <style:style style:name="T278" style:family="text">
      <style:text-properties officeooo:rsid="039bc784" fo:background-color="transparent" loext:char-shading-value="0"/>
    </style:style>
    <style:style style:name="T279" style:family="text">
      <style:text-properties officeooo:rsid="039cfe35" fo:background-color="transparent" loext:char-shading-value="0"/>
    </style:style>
    <style:style style:name="T280" style:family="text">
      <style:text-properties officeooo:rsid="039ef264" fo:background-color="transparent" loext:char-shading-value="0"/>
    </style:style>
    <style:style style:name="T281" style:family="text">
      <style:text-properties officeooo:rsid="039fcec8" fo:background-color="transparent" loext:char-shading-value="0"/>
    </style:style>
    <style:style style:name="T282" style:family="text">
      <style:text-properties officeooo:rsid="03a1a085" fo:background-color="transparent" loext:char-shading-value="0"/>
    </style:style>
    <style:style style:name="T283" style:family="text">
      <style:text-properties officeooo:rsid="03a31bbf" fo:background-color="transparent" loext:char-shading-value="0"/>
    </style:style>
    <style:style style:name="T284" style:family="text">
      <style:text-properties officeooo:rsid="03a3c13a" fo:background-color="transparent" loext:char-shading-value="0"/>
    </style:style>
    <style:style style:name="T285" style:family="text">
      <style:text-properties officeooo:rsid="03a43fca" fo:background-color="transparent" loext:char-shading-value="0"/>
    </style:style>
    <style:style style:name="T286" style:family="text">
      <style:text-properties officeooo:rsid="03abe43f" fo:background-color="transparent" loext:char-shading-value="0"/>
    </style:style>
    <style:style style:name="T287" style:family="text">
      <style:text-properties officeooo:rsid="03ad2a0e" fo:background-color="transparent" loext:char-shading-value="0"/>
    </style:style>
    <style:style style:name="T288" style:family="text">
      <style:text-properties officeooo:rsid="03b3c4dc" fo:background-color="transparent" loext:char-shading-value="0"/>
    </style:style>
    <style:style style:name="T289" style:family="text">
      <style:text-properties officeooo:rsid="03b5c23d" fo:background-color="transparent" loext:char-shading-value="0"/>
    </style:style>
    <style:style style:name="T290" style:family="text">
      <style:text-properties officeooo:rsid="03b5cfea" fo:background-color="transparent" loext:char-shading-value="0"/>
    </style:style>
    <style:style style:name="T291" style:family="text">
      <style:text-properties officeooo:rsid="03b9d954" fo:background-color="transparent" loext:char-shading-value="0"/>
    </style:style>
    <style:style style:name="T292" style:family="text">
      <style:text-properties officeooo:rsid="03ba2de4" fo:background-color="transparent" loext:char-shading-value="0"/>
    </style:style>
    <style:style style:name="T293" style:family="text">
      <style:text-properties fo:color="#000000"/>
    </style:style>
    <style:style style:name="T294" style:family="text">
      <style:text-properties fo:color="#000000" fo:background-color="transparent" loext:char-shading-value="0"/>
    </style:style>
    <style:style style:name="T295" style:family="text">
      <style:text-properties fo:color="#000000" officeooo:rsid="01319231" fo:background-color="transparent" loext:char-shading-value="0"/>
    </style:style>
    <style:style style:name="T296" style:family="text">
      <style:text-properties fo:color="#000000" officeooo:rsid="01382379" fo:background-color="transparent" loext:char-shading-value="0"/>
    </style:style>
    <style:style style:name="T297" style:family="text">
      <style:text-properties fo:color="#000000" officeooo:rsid="0130259d" fo:background-color="transparent" loext:char-shading-value="0"/>
    </style:style>
    <style:style style:name="T298" style:family="text">
      <style:text-properties fo:color="#000000" officeooo:rsid="014dc85b" fo:background-color="transparent" loext:char-shading-value="0"/>
    </style:style>
    <style:style style:name="T299" style:family="text">
      <style:text-properties fo:color="#000000" officeooo:rsid="013ac533" fo:background-color="transparent" loext:char-shading-value="0"/>
    </style:style>
    <style:style style:name="T300" style:family="text">
      <style:text-properties fo:color="#000000" officeooo:rsid="01469188" fo:background-color="transparent" loext:char-shading-value="0"/>
    </style:style>
    <style:style style:name="T301" style:family="text">
      <style:text-properties fo:color="#000000" officeooo:rsid="017e7003" fo:background-color="transparent" loext:char-shading-value="0"/>
    </style:style>
    <style:style style:name="T302" style:family="text">
      <style:text-properties fo:color="#000000" officeooo:rsid="0166250f" fo:background-color="transparent" loext:char-shading-value="0"/>
    </style:style>
    <style:style style:name="T303" style:family="text">
      <style:text-properties fo:color="#000000" officeooo:rsid="0132cca9" fo:background-color="transparent" loext:char-shading-value="0"/>
    </style:style>
    <style:style style:name="T304" style:family="text">
      <style:text-properties fo:color="#000000" officeooo:rsid="01801868" fo:background-color="transparent" loext:char-shading-value="0"/>
    </style:style>
    <style:style style:name="T305" style:family="text">
      <style:text-properties fo:color="#000000" officeooo:rsid="018bec82" fo:background-color="transparent" loext:char-shading-value="0"/>
    </style:style>
    <style:style style:name="T306" style:family="text">
      <style:text-properties fo:color="#000000" officeooo:rsid="018c690f" fo:background-color="transparent" loext:char-shading-value="0"/>
    </style:style>
    <style:style style:name="T307" style:family="text">
      <style:text-properties fo:color="#000000" officeooo:rsid="018d694b" fo:background-color="transparent" loext:char-shading-value="0"/>
    </style:style>
    <style:style style:name="T308" style:family="text">
      <style:text-properties fo:color="#000000" officeooo:rsid="01909402" fo:background-color="transparent" loext:char-shading-value="0"/>
    </style:style>
    <style:style style:name="T309" style:family="text">
      <style:text-properties fo:color="#000000" officeooo:rsid="01955620" fo:background-color="transparent" loext:char-shading-value="0"/>
    </style:style>
    <style:style style:name="T310" style:family="text">
      <style:text-properties fo:color="#000000" officeooo:rsid="019791f7" fo:background-color="transparent" loext:char-shading-value="0"/>
    </style:style>
    <style:style style:name="T311" style:family="text">
      <style:text-properties fo:color="#000000" officeooo:rsid="01da13ff" fo:background-color="transparent" loext:char-shading-value="0"/>
    </style:style>
    <style:style style:name="T312" style:family="text">
      <style:text-properties fo:color="#000000" officeooo:rsid="01e55a23" fo:background-color="transparent" loext:char-shading-value="0"/>
    </style:style>
    <style:style style:name="T313" style:family="text">
      <style:text-properties fo:color="#000000" officeooo:rsid="01eadf52" fo:background-color="transparent" loext:char-shading-value="0"/>
    </style:style>
    <style:style style:name="T314" style:family="text">
      <style:text-properties fo:color="#000000" officeooo:rsid="01ec641e" fo:background-color="transparent" loext:char-shading-value="0"/>
    </style:style>
    <style:style style:name="T315" style:family="text">
      <style:text-properties fo:color="#000000" officeooo:rsid="01ee62c8" fo:background-color="transparent" loext:char-shading-value="0"/>
    </style:style>
    <style:style style:name="T316" style:family="text">
      <style:text-properties fo:color="#000000" officeooo:rsid="01e93be5" fo:background-color="transparent" loext:char-shading-value="0"/>
    </style:style>
    <style:style style:name="T317" style:family="text">
      <style:text-properties fo:color="#000000" officeooo:rsid="01ff17f9" fo:background-color="transparent" loext:char-shading-value="0"/>
    </style:style>
    <style:style style:name="T318" style:family="text">
      <style:text-properties fo:color="#000000" officeooo:rsid="017dd38a" fo:background-color="transparent" loext:char-shading-value="0"/>
    </style:style>
    <style:style style:name="T319" style:family="text">
      <style:text-properties fo:color="#000000" officeooo:rsid="02003d81" fo:background-color="transparent" loext:char-shading-value="0"/>
    </style:style>
    <style:style style:name="T320" style:family="text">
      <style:text-properties fo:color="#000000" officeooo:rsid="0204342e" fo:background-color="transparent" loext:char-shading-value="0"/>
    </style:style>
    <style:style style:name="T321" style:family="text">
      <style:text-properties fo:color="#000000" officeooo:rsid="0205e5a1" fo:background-color="transparent" loext:char-shading-value="0"/>
    </style:style>
    <style:style style:name="T322" style:family="text">
      <style:text-properties fo:color="#000000" officeooo:rsid="0207cfc7" fo:background-color="transparent" loext:char-shading-value="0"/>
    </style:style>
    <style:style style:name="T323" style:family="text">
      <style:text-properties fo:color="#000000" officeooo:rsid="0209c238" fo:background-color="transparent" loext:char-shading-value="0"/>
    </style:style>
    <style:style style:name="T324" style:family="text">
      <style:text-properties fo:color="#000000" officeooo:rsid="020b07b1" fo:background-color="transparent" loext:char-shading-value="0"/>
    </style:style>
    <style:style style:name="T325" style:family="text">
      <style:text-properties fo:color="#000000" officeooo:rsid="020f5278" fo:background-color="transparent" loext:char-shading-value="0"/>
    </style:style>
    <style:style style:name="T326" style:family="text">
      <style:text-properties fo:color="#000000" officeooo:rsid="021176ff" fo:background-color="transparent" loext:char-shading-value="0"/>
    </style:style>
    <style:style style:name="T327" style:family="text">
      <style:text-properties fo:color="#000000" officeooo:rsid="0217f1a3" fo:background-color="transparent" loext:char-shading-value="0"/>
    </style:style>
    <style:style style:name="T328" style:family="text">
      <style:text-properties fo:color="#000000" officeooo:rsid="0220be65" fo:background-color="transparent" loext:char-shading-value="0"/>
    </style:style>
    <style:style style:name="T329" style:family="text">
      <style:text-properties fo:color="#000000" officeooo:rsid="02a0e00f" fo:background-color="transparent" loext:char-shading-value="0"/>
    </style:style>
    <style:style style:name="T330" style:family="text">
      <style:text-properties fo:color="#000000" officeooo:rsid="02a62dc6" fo:background-color="transparent" loext:char-shading-value="0"/>
    </style:style>
    <style:style style:name="T331" style:family="text">
      <style:text-properties fo:color="#000000" officeooo:rsid="02a7e42e" fo:background-color="transparent" loext:char-shading-value="0"/>
    </style:style>
    <style:style style:name="T332" style:family="text">
      <style:text-properties fo:color="#000000" officeooo:rsid="02a8c49f" fo:background-color="transparent" loext:char-shading-value="0"/>
    </style:style>
    <style:style style:name="T333" style:family="text">
      <style:text-properties fo:color="#000000" officeooo:rsid="02aa584f" fo:background-color="transparent" loext:char-shading-value="0"/>
    </style:style>
    <style:style style:name="T334" style:family="text">
      <style:text-properties fo:color="#000000" officeooo:rsid="02ac288e" fo:background-color="transparent" loext:char-shading-value="0"/>
    </style:style>
    <style:style style:name="T335" style:family="text">
      <style:text-properties fo:color="#000000" officeooo:rsid="02acf59f" fo:background-color="transparent" loext:char-shading-value="0"/>
    </style:style>
    <style:style style:name="T336" style:family="text">
      <style:text-properties fo:color="#000000" officeooo:rsid="02b1381a" fo:background-color="transparent" loext:char-shading-value="0"/>
    </style:style>
    <style:style style:name="T337" style:family="text">
      <style:text-properties fo:color="#000000" officeooo:rsid="02b20cc3" fo:background-color="transparent" loext:char-shading-value="0"/>
    </style:style>
    <style:style style:name="T338" style:family="text">
      <style:text-properties fo:color="#000000" officeooo:rsid="02b55d79" fo:background-color="transparent" loext:char-shading-value="0"/>
    </style:style>
    <style:style style:name="T339" style:family="text">
      <style:text-properties fo:color="#000000" officeooo:rsid="02b6e432" fo:background-color="transparent" loext:char-shading-value="0"/>
    </style:style>
    <style:style style:name="T340" style:family="text">
      <style:text-properties fo:color="#000000" officeooo:rsid="02bb6438" fo:background-color="transparent" loext:char-shading-value="0"/>
    </style:style>
    <style:style style:name="T341" style:family="text">
      <style:text-properties fo:color="#000000" officeooo:rsid="02bd1b41" fo:background-color="transparent" loext:char-shading-value="0"/>
    </style:style>
    <style:style style:name="T342" style:family="text">
      <style:text-properties fo:color="#000000" officeooo:rsid="02be1003" fo:background-color="transparent" loext:char-shading-value="0"/>
    </style:style>
    <style:style style:name="T343" style:family="text">
      <style:text-properties fo:color="#000000" officeooo:rsid="02beb8ca" fo:background-color="transparent" loext:char-shading-value="0"/>
    </style:style>
    <style:style style:name="T344" style:family="text">
      <style:text-properties fo:color="#000000" officeooo:rsid="02c033a9" fo:background-color="transparent" loext:char-shading-value="0"/>
    </style:style>
    <style:style style:name="T345" style:family="text">
      <style:text-properties fo:color="#000000" officeooo:rsid="02c2131e" fo:background-color="transparent" loext:char-shading-value="0"/>
    </style:style>
    <style:style style:name="T346" style:family="text">
      <style:text-properties fo:color="#000000" officeooo:rsid="02cdb304" fo:background-color="transparent" loext:char-shading-value="0"/>
    </style:style>
    <style:style style:name="T347" style:family="text">
      <style:text-properties fo:color="#000000" officeooo:rsid="02cf312a" fo:background-color="transparent" loext:char-shading-value="0"/>
    </style:style>
    <style:style style:name="T348" style:family="text">
      <style:text-properties fo:color="#000000" officeooo:rsid="02d01f26" fo:background-color="transparent" loext:char-shading-value="0"/>
    </style:style>
    <style:style style:name="T349" style:family="text">
      <style:text-properties fo:color="#000000" officeooo:rsid="02d0d937" fo:background-color="transparent" loext:char-shading-value="0"/>
    </style:style>
    <style:style style:name="T350" style:family="text">
      <style:text-properties fo:color="#000000" officeooo:rsid="02d2526b" fo:background-color="transparent" loext:char-shading-value="0"/>
    </style:style>
    <style:style style:name="T351" style:family="text">
      <style:text-properties fo:color="#000000" officeooo:rsid="02d6107c" fo:background-color="transparent" loext:char-shading-value="0"/>
    </style:style>
    <style:style style:name="T352" style:family="text">
      <style:text-properties fo:color="#000000" officeooo:rsid="02d6bddb" fo:background-color="transparent" loext:char-shading-value="0"/>
    </style:style>
    <style:style style:name="T353" style:family="text">
      <style:text-properties fo:color="#000000" officeooo:rsid="02d9af58" fo:background-color="transparent" loext:char-shading-value="0"/>
    </style:style>
    <style:style style:name="T354" style:family="text">
      <style:text-properties fo:color="#000000" officeooo:rsid="02da4dad" fo:background-color="transparent" loext:char-shading-value="0"/>
    </style:style>
    <style:style style:name="T355" style:family="text">
      <style:text-properties fo:color="#000000" officeooo:rsid="02cbd4d8" fo:background-color="transparent" loext:char-shading-value="0"/>
    </style:style>
    <style:style style:name="T356" style:family="text">
      <style:text-properties fo:color="#000000" officeooo:rsid="02dc4f1b" fo:background-color="transparent" loext:char-shading-value="0"/>
    </style:style>
    <style:style style:name="T357" style:family="text">
      <style:text-properties fo:color="#000000" officeooo:rsid="02e34335" fo:background-color="transparent" loext:char-shading-value="0"/>
    </style:style>
    <style:style style:name="T358" style:family="text">
      <style:text-properties fo:color="#000000" officeooo:rsid="02e4d1a2" fo:background-color="transparent" loext:char-shading-value="0"/>
    </style:style>
    <style:style style:name="T359" style:family="text">
      <style:text-properties fo:color="#000000" officeooo:rsid="02da55c0" fo:background-color="transparent" loext:char-shading-value="0"/>
    </style:style>
    <style:style style:name="T360" style:family="text">
      <style:text-properties fo:color="#000000" officeooo:rsid="02e59e44" fo:background-color="transparent" loext:char-shading-value="0"/>
    </style:style>
    <style:style style:name="T361" style:family="text">
      <style:text-properties fo:color="#000000" officeooo:rsid="02e6715f" fo:background-color="transparent" loext:char-shading-value="0"/>
    </style:style>
    <style:style style:name="T362" style:family="text">
      <style:text-properties fo:color="#000000" officeooo:rsid="02e9e837" fo:background-color="transparent" loext:char-shading-value="0"/>
    </style:style>
    <style:style style:name="T363" style:family="text">
      <style:text-properties fo:color="#000000" officeooo:rsid="02dccedd" fo:background-color="transparent" loext:char-shading-value="0"/>
    </style:style>
    <style:style style:name="T364" style:family="text">
      <style:text-properties fo:color="#000000" officeooo:rsid="02eacb2a" fo:background-color="transparent" loext:char-shading-value="0"/>
    </style:style>
    <style:style style:name="T365" style:family="text">
      <style:text-properties fo:color="#000000" officeooo:rsid="02fd0cba" fo:background-color="transparent" loext:char-shading-value="0"/>
    </style:style>
    <style:style style:name="T366" style:family="text">
      <style:text-properties fo:color="#000000" officeooo:rsid="03067002" fo:background-color="transparent" loext:char-shading-value="0"/>
    </style:style>
    <style:style style:name="T367" style:family="text">
      <style:text-properties fo:color="#000000" officeooo:rsid="020f5278" fo:background-color="#ffff00" loext:char-shading-value="0"/>
    </style:style>
    <style:style style:name="T368" style:family="text">
      <style:text-properties fo:color="#000000" officeooo:rsid="0220be65" fo:background-color="#ffff00" loext:char-shading-value="0"/>
    </style:style>
    <style:style style:name="T369" style:family="text">
      <style:text-properties fo:color="#000000" officeooo:rsid="02a06618" fo:background-color="#ffff00" loext:char-shading-value="0"/>
    </style:style>
    <style:style style:name="T370" style:family="text">
      <style:text-properties fo:color="#000000" officeooo:rsid="02a4a106" fo:background-color="#ffff00" loext:char-shading-value="0"/>
    </style:style>
    <style:style style:name="T371" style:family="text">
      <style:text-properties fo:color="#000000" officeooo:rsid="03009a1f" fo:background-color="#ffff00" loext:char-shading-value="0"/>
    </style:style>
    <style:style style:name="T372" style:family="text">
      <style:text-properties fo:color="#000000" officeooo:rsid="01955620" fo:background-color="#ffff00" loext:char-shading-value="0"/>
    </style:style>
    <style:style style:name="T373" style:family="text">
      <style:text-properties fo:color="#000000" officeooo:rsid="0204342e" fo:background-color="#ffff00" loext:char-shading-value="0"/>
    </style:style>
    <style:style style:name="T374" style:family="text">
      <style:text-properties fo:color="#000000" officeooo:rsid="0300d3b5" fo:background-color="#ffff00" loext:char-shading-value="0"/>
    </style:style>
    <style:style style:name="T375" style:family="text">
      <style:text-properties fo:color="#000000" officeooo:rsid="0300ec89" fo:background-color="#ffff00" loext:char-shading-value="0"/>
    </style:style>
    <style:style style:name="T376" style:family="text">
      <style:text-properties fo:color="#000000" officeooo:rsid="020212c9" fo:background-color="#ffff00" loext:char-shading-value="0"/>
    </style:style>
    <style:style style:name="T377" style:family="text">
      <style:text-properties fo:color="#000000" officeooo:rsid="0202369c" fo:background-color="#ffff00" loext:char-shading-value="0"/>
    </style:style>
    <style:style style:name="T378" style:family="text">
      <style:text-properties fo:color="#000000" officeooo:rsid="030148de" fo:background-color="#ffff00" loext:char-shading-value="0"/>
    </style:style>
    <style:style style:name="T379" style:family="text">
      <style:text-properties fo:color="#000000" officeooo:rsid="03090adb" fo:background-color="#ffff00" loext:char-shading-value="0"/>
    </style:style>
    <style:style style:name="T380" style:family="text">
      <style:text-properties fo:color="#000000" officeooo:rsid="01e4d41e" fo:background-color="#ffff00" loext:char-shading-value="0"/>
    </style:style>
    <style:style style:name="T381" style:family="text">
      <style:text-properties fo:color="#000000" officeooo:rsid="01e556a3" fo:background-color="#ffff00" loext:char-shading-value="0"/>
    </style:style>
    <style:style style:name="T382" style:family="text">
      <style:text-properties fo:color="#000000" officeooo:rsid="02a62dc6"/>
    </style:style>
    <style:style style:name="T383" style:family="text">
      <style:text-properties fo:color="#000000" officeooo:rsid="02aa584f"/>
    </style:style>
    <style:style style:name="T384" style:family="text">
      <style:text-properties fo:color="#000000" officeooo:rsid="02addf71"/>
    </style:style>
    <style:style style:name="T385" style:family="text">
      <style:text-properties fo:color="#000000" officeooo:rsid="02af996b"/>
    </style:style>
    <style:style style:name="T386" style:family="text">
      <style:text-properties fo:color="#000000" officeooo:rsid="02b1381a"/>
    </style:style>
    <style:style style:name="T387" style:family="text">
      <style:text-properties fo:color="#000000" officeooo:rsid="02b20cc3"/>
    </style:style>
    <style:style style:name="T388" style:family="text">
      <style:text-properties officeooo:rsid="003b44b9"/>
    </style:style>
    <style:style style:name="T389" style:family="text">
      <style:text-properties officeooo:rsid="003f8535"/>
    </style:style>
    <style:style style:name="T390" style:family="text">
      <style:text-properties officeooo:rsid="00409ca8"/>
    </style:style>
    <style:style style:name="T391" style:family="text">
      <style:text-properties officeooo:rsid="0041799e"/>
    </style:style>
    <style:style style:name="T392" style:family="text">
      <style:text-properties officeooo:rsid="004da1d7"/>
    </style:style>
    <style:style style:name="T393" style:family="text">
      <style:text-properties officeooo:rsid="0050fdfa"/>
    </style:style>
    <style:style style:name="T394" style:family="text">
      <style:text-properties officeooo:rsid="00563bf0"/>
    </style:style>
    <style:style style:name="T395" style:family="text">
      <style:text-properties officeooo:rsid="005697cf"/>
    </style:style>
    <style:style style:name="T396" style:family="text">
      <style:text-properties officeooo:rsid="0056d410"/>
    </style:style>
    <style:style style:name="T397" style:family="text">
      <style:text-properties officeooo:rsid="0058dba6"/>
    </style:style>
    <style:style style:name="T398" style:family="text">
      <style:text-properties officeooo:rsid="005f323d"/>
    </style:style>
    <style:style style:name="T399" style:family="text">
      <style:text-properties officeooo:rsid="0061af7d"/>
    </style:style>
    <style:style style:name="T400" style:family="text">
      <style:text-properties officeooo:rsid="00629562"/>
    </style:style>
    <style:style style:name="T401" style:family="text">
      <style:text-properties officeooo:rsid="006305b6"/>
    </style:style>
    <style:style style:name="T402" style:family="text">
      <style:text-properties officeooo:rsid="0064f8ce"/>
    </style:style>
    <style:style style:name="T403" style:family="text">
      <style:text-properties officeooo:rsid="0066fd3c"/>
    </style:style>
    <style:style style:name="T404" style:family="text">
      <style:text-properties officeooo:rsid="006790c6"/>
    </style:style>
    <style:style style:name="T405" style:family="text">
      <style:text-properties officeooo:rsid="00698236"/>
    </style:style>
    <style:style style:name="T406" style:family="text">
      <style:text-properties officeooo:rsid="006ae675"/>
    </style:style>
    <style:style style:name="T407" style:family="text">
      <style:text-properties officeooo:rsid="006c47d2"/>
    </style:style>
    <style:style style:name="T408" style:family="text">
      <style:text-properties officeooo:rsid="006e1542"/>
    </style:style>
    <style:style style:name="T409" style:family="text">
      <style:text-properties officeooo:rsid="00703563"/>
    </style:style>
    <style:style style:name="T410" style:family="text">
      <style:text-properties officeooo:rsid="007043ea"/>
    </style:style>
    <style:style style:name="T411" style:family="text">
      <style:text-properties officeooo:rsid="00720346"/>
    </style:style>
    <style:style style:name="T412" style:family="text">
      <style:text-properties officeooo:rsid="007508e5"/>
    </style:style>
    <style:style style:name="T413" style:family="text">
      <style:text-properties officeooo:rsid="007b34b9"/>
    </style:style>
    <style:style style:name="T414" style:family="text">
      <style:text-properties officeooo:rsid="0034666f"/>
    </style:style>
    <style:style style:name="T415" style:family="text">
      <style:text-properties officeooo:rsid="008226f7"/>
    </style:style>
    <style:style style:name="T416" style:family="text">
      <style:text-properties officeooo:rsid="0084147f"/>
    </style:style>
    <style:style style:name="T417" style:family="text">
      <style:text-properties officeooo:rsid="0085f269"/>
    </style:style>
    <style:style style:name="T418" style:family="text">
      <style:text-properties officeooo:rsid="008a2dd3"/>
    </style:style>
    <style:style style:name="T419" style:family="text">
      <style:text-properties officeooo:rsid="008ac9a2"/>
    </style:style>
    <style:style style:name="T420" style:family="text">
      <style:text-properties officeooo:rsid="0095c911"/>
    </style:style>
    <style:style style:name="T421" style:family="text">
      <style:text-properties officeooo:rsid="009b3b13"/>
    </style:style>
    <style:style style:name="T422" style:family="text">
      <style:text-properties officeooo:rsid="009bbcff"/>
    </style:style>
    <style:style style:name="T423" style:family="text">
      <style:text-properties officeooo:rsid="009c7950"/>
    </style:style>
    <style:style style:name="T424" style:family="text">
      <style:text-properties officeooo:rsid="009f07ce"/>
    </style:style>
    <style:style style:name="T425" style:family="text">
      <style:text-properties officeooo:rsid="00a2a095"/>
    </style:style>
    <style:style style:name="T426" style:family="text">
      <style:text-properties officeooo:rsid="00a45395"/>
    </style:style>
    <style:style style:name="T427" style:family="text">
      <style:text-properties officeooo:rsid="0039a6fd"/>
    </style:style>
    <style:style style:name="T428" style:family="text">
      <style:text-properties officeooo:rsid="00a592c8"/>
    </style:style>
    <style:style style:name="T429" style:family="text">
      <style:text-properties officeooo:rsid="00a713ab"/>
    </style:style>
    <style:style style:name="T430" style:family="text">
      <style:text-properties officeooo:rsid="00a821c5"/>
    </style:style>
    <style:style style:name="T431" style:family="text">
      <style:text-properties officeooo:rsid="00a8c779"/>
    </style:style>
    <style:style style:name="T432" style:family="text">
      <style:text-properties officeooo:rsid="00a9cf94"/>
    </style:style>
    <style:style style:name="T433" style:family="text">
      <style:text-properties officeooo:rsid="00aa479c"/>
    </style:style>
    <style:style style:name="T434" style:family="text">
      <style:text-properties officeooo:rsid="00aa487e"/>
    </style:style>
    <style:style style:name="T435" style:family="text">
      <style:text-properties officeooo:rsid="00aaa67a"/>
    </style:style>
    <style:style style:name="T436" style:family="text">
      <style:text-properties officeooo:rsid="00ac719d"/>
    </style:style>
    <style:style style:name="T437" style:family="text">
      <style:text-properties officeooo:rsid="00aefa63"/>
    </style:style>
    <style:style style:name="T438" style:family="text">
      <style:text-properties officeooo:rsid="00b03f29"/>
    </style:style>
    <style:style style:name="T439" style:family="text">
      <style:text-properties officeooo:rsid="00b1d0ba"/>
    </style:style>
    <style:style style:name="T440" style:family="text">
      <style:text-properties officeooo:rsid="00b3cce5"/>
    </style:style>
    <style:style style:name="T441" style:family="text">
      <style:text-properties officeooo:rsid="00b75475"/>
    </style:style>
    <style:style style:name="T442" style:family="text">
      <style:text-properties officeooo:rsid="00b79df8"/>
    </style:style>
    <style:style style:name="T443" style:family="text">
      <style:text-properties officeooo:rsid="00b94f09"/>
    </style:style>
    <style:style style:name="T444" style:family="text">
      <style:text-properties officeooo:rsid="00ba6226"/>
    </style:style>
    <style:style style:name="T445" style:family="text">
      <style:text-properties officeooo:rsid="00bd4b6b"/>
    </style:style>
    <style:style style:name="T446" style:family="text">
      <style:text-properties officeooo:rsid="00bf38dd"/>
    </style:style>
    <style:style style:name="T447" style:family="text">
      <style:text-properties officeooo:rsid="00bf9b34"/>
    </style:style>
    <style:style style:name="T448" style:family="text">
      <style:text-properties officeooo:rsid="00c0ea0a"/>
    </style:style>
    <style:style style:name="T449" style:family="text">
      <style:text-properties officeooo:rsid="00c25550"/>
    </style:style>
    <style:style style:name="T450" style:family="text">
      <style:text-properties officeooo:rsid="00c2a15a"/>
    </style:style>
    <style:style style:name="T451" style:family="text">
      <style:text-properties officeooo:rsid="00c4361f"/>
    </style:style>
    <style:style style:name="T452" style:family="text">
      <style:text-properties officeooo:rsid="00c5c51e"/>
    </style:style>
    <style:style style:name="T453" style:family="text">
      <style:text-properties officeooo:rsid="00c83cd4"/>
    </style:style>
    <style:style style:name="T454" style:family="text">
      <style:text-properties officeooo:rsid="00cb5033"/>
    </style:style>
    <style:style style:name="T455" style:family="text">
      <style:text-properties officeooo:rsid="00cc9460"/>
    </style:style>
    <style:style style:name="T456" style:family="text">
      <style:text-properties officeooo:rsid="00d024e4"/>
    </style:style>
    <style:style style:name="T457" style:family="text">
      <style:text-properties officeooo:rsid="00d502ad"/>
    </style:style>
    <style:style style:name="T458" style:family="text">
      <style:text-properties officeooo:rsid="00d56e4e"/>
    </style:style>
    <style:style style:name="T459" style:family="text">
      <style:text-properties officeooo:rsid="00d86497"/>
    </style:style>
    <style:style style:name="T460" style:family="text">
      <style:text-properties officeooo:rsid="00da097d"/>
    </style:style>
    <style:style style:name="T461" style:family="text">
      <style:text-properties officeooo:rsid="00da4ba3"/>
    </style:style>
    <style:style style:name="T462" style:family="text">
      <style:text-properties officeooo:rsid="003a731f"/>
    </style:style>
    <style:style style:name="T463" style:family="text">
      <style:text-properties officeooo:rsid="0031a35b"/>
    </style:style>
    <style:style style:name="T464" style:family="text">
      <style:text-properties officeooo:rsid="00db200a"/>
    </style:style>
    <style:style style:name="T465" style:family="text">
      <style:text-properties officeooo:rsid="00dc2524"/>
    </style:style>
    <style:style style:name="T466" style:family="text">
      <style:text-properties officeooo:rsid="00dc9949"/>
    </style:style>
    <style:style style:name="T467" style:family="text">
      <style:text-properties officeooo:rsid="00debd19"/>
    </style:style>
    <style:style style:name="T468" style:family="text">
      <style:text-properties officeooo:rsid="00e1e9e2"/>
    </style:style>
    <style:style style:name="T469" style:family="text">
      <style:text-properties officeooo:rsid="00e5aae2"/>
    </style:style>
    <style:style style:name="T470" style:family="text">
      <style:text-properties officeooo:rsid="00e5d2d2"/>
    </style:style>
    <style:style style:name="T471" style:family="text">
      <style:text-properties officeooo:rsid="00e61f50"/>
    </style:style>
    <style:style style:name="T472" style:family="text">
      <style:text-properties officeooo:rsid="00e8078f"/>
    </style:style>
    <style:style style:name="T473" style:family="text">
      <style:text-properties officeooo:rsid="00e99b22"/>
    </style:style>
    <style:style style:name="T474" style:family="text">
      <style:text-properties officeooo:rsid="005362f3"/>
    </style:style>
    <style:style style:name="T475" style:family="text">
      <style:text-properties officeooo:rsid="001fb9f0"/>
    </style:style>
    <style:style style:name="T476" style:family="text">
      <style:text-properties officeooo:rsid="00ed0f04"/>
    </style:style>
    <style:style style:name="T477" style:family="text">
      <style:text-properties officeooo:rsid="00edbdeb"/>
    </style:style>
    <style:style style:name="T478" style:family="text">
      <style:text-properties officeooo:rsid="00eeaaf1"/>
    </style:style>
    <style:style style:name="T479" style:family="text">
      <style:text-properties officeooo:rsid="00f1a570"/>
    </style:style>
    <style:style style:name="T480" style:family="text">
      <style:text-properties officeooo:rsid="00f27ca5"/>
    </style:style>
    <style:style style:name="T481" style:family="text">
      <style:text-properties officeooo:rsid="00f85794"/>
    </style:style>
    <style:style style:name="T482" style:family="text">
      <style:text-properties officeooo:rsid="00fb2432"/>
    </style:style>
    <style:style style:name="T483" style:family="text">
      <style:text-properties officeooo:rsid="00fc01df"/>
    </style:style>
    <style:style style:name="T484" style:family="text">
      <style:text-properties officeooo:rsid="00fc45cb"/>
    </style:style>
    <style:style style:name="T485" style:family="text">
      <style:text-properties officeooo:rsid="00fc5da5"/>
    </style:style>
    <style:style style:name="T486" style:family="text">
      <style:text-properties officeooo:rsid="00fe07d8"/>
    </style:style>
    <style:style style:name="T487" style:family="text">
      <style:text-properties officeooo:rsid="0103da76"/>
    </style:style>
    <style:style style:name="T488" style:family="text">
      <style:text-properties officeooo:rsid="010b9658"/>
    </style:style>
    <style:style style:name="T489" style:family="text">
      <style:text-properties officeooo:rsid="00340c6c"/>
    </style:style>
    <style:style style:name="T490" style:family="text">
      <style:text-properties officeooo:rsid="010cc7d8"/>
    </style:style>
    <style:style style:name="T491" style:family="text">
      <style:text-properties officeooo:rsid="01111b45"/>
    </style:style>
    <style:style style:name="T492" style:family="text">
      <style:text-properties officeooo:rsid="0111ea11"/>
    </style:style>
    <style:style style:name="T493" style:family="text">
      <style:text-properties officeooo:rsid="000eb9e3"/>
    </style:style>
    <style:style style:name="T494" style:family="text">
      <style:text-properties officeooo:rsid="006ba389"/>
    </style:style>
    <style:style style:name="T495" style:family="text">
      <style:text-properties officeooo:rsid="0112bd1d"/>
    </style:style>
    <style:style style:name="T496" style:family="text">
      <style:text-properties officeooo:rsid="011341ce"/>
    </style:style>
    <style:style style:name="T497" style:family="text">
      <style:text-properties officeooo:rsid="011b5d9a"/>
    </style:style>
    <style:style style:name="T498" style:family="text">
      <style:text-properties officeooo:rsid="0115291d"/>
    </style:style>
    <style:style style:name="T499" style:family="text">
      <style:text-properties officeooo:rsid="01222703"/>
    </style:style>
    <style:style style:name="T500" style:family="text">
      <style:text-properties officeooo:rsid="0125ee60"/>
    </style:style>
    <style:style style:name="T501" style:family="text">
      <style:text-properties officeooo:rsid="0128c966"/>
    </style:style>
    <style:style style:name="T502" style:family="text">
      <style:text-properties officeooo:rsid="012b4ffe"/>
    </style:style>
    <style:style style:name="T503" style:family="text">
      <style:text-properties officeooo:rsid="012c8226"/>
    </style:style>
    <style:style style:name="T504" style:family="text">
      <style:text-properties officeooo:rsid="012d26d0"/>
    </style:style>
    <style:style style:name="T505" style:family="text">
      <style:text-properties officeooo:rsid="012daf92"/>
    </style:style>
    <style:style style:name="T506" style:family="text">
      <style:text-properties officeooo:rsid="01382379"/>
    </style:style>
    <style:style style:name="T507" style:family="text">
      <style:text-properties officeooo:rsid="013ac533"/>
    </style:style>
    <style:style style:name="T508" style:family="text">
      <style:text-properties officeooo:rsid="0140f836"/>
    </style:style>
    <style:style style:name="T509" style:family="text">
      <style:text-properties officeooo:rsid="0148381f"/>
    </style:style>
    <style:style style:name="T510" style:family="text">
      <style:text-properties officeooo:rsid="015433a5"/>
    </style:style>
    <style:style style:name="T511" style:family="text">
      <style:text-properties officeooo:rsid="0159f440"/>
    </style:style>
    <style:style style:name="T512" style:family="text">
      <style:text-properties officeooo:rsid="016d978d"/>
    </style:style>
    <style:style style:name="T513" style:family="text">
      <style:text-properties officeooo:rsid="016db457"/>
    </style:style>
    <style:style style:name="T514" style:family="text">
      <style:text-properties officeooo:rsid="0181aeb7"/>
    </style:style>
    <style:style style:name="T515" style:family="text">
      <style:text-properties officeooo:rsid="0186cca4"/>
    </style:style>
    <style:style style:name="T516" style:family="text">
      <style:text-properties officeooo:rsid="0188945c"/>
    </style:style>
    <style:style style:name="T517" style:family="text">
      <style:text-properties officeooo:rsid="018bec82"/>
    </style:style>
    <style:style style:name="T518" style:family="text">
      <style:text-properties officeooo:rsid="01920e6f"/>
    </style:style>
    <style:style style:name="T519" style:family="text">
      <style:text-properties officeooo:rsid="0193a0d8"/>
    </style:style>
    <style:style style:name="T520" style:family="text">
      <style:text-properties officeooo:rsid="01955620"/>
    </style:style>
    <style:style style:name="T521" style:family="text">
      <style:text-properties officeooo:rsid="0196a6cf"/>
    </style:style>
    <style:style style:name="T522" style:family="text">
      <style:text-properties officeooo:rsid="019c972b"/>
    </style:style>
    <style:style style:name="T523" style:family="text">
      <style:text-properties officeooo:rsid="019df475"/>
    </style:style>
    <style:style style:name="T524" style:family="text">
      <style:text-properties officeooo:rsid="01b4c6eb"/>
    </style:style>
    <style:style style:name="T525" style:family="text">
      <style:text-properties officeooo:rsid="01b863c7"/>
    </style:style>
    <style:style style:name="T526" style:family="text">
      <style:text-properties officeooo:rsid="01ba47a5"/>
    </style:style>
    <style:style style:name="T527" style:family="text">
      <style:text-properties officeooo:rsid="01bad899"/>
    </style:style>
    <style:style style:name="T528" style:family="text">
      <style:text-properties officeooo:rsid="01c5df1c"/>
    </style:style>
    <style:style style:name="T529" style:family="text">
      <style:text-properties officeooo:rsid="01cf9a47"/>
    </style:style>
    <style:style style:name="T530" style:family="text">
      <style:text-properties officeooo:rsid="01d5c06c"/>
    </style:style>
    <style:style style:name="T531" style:family="text">
      <style:text-properties officeooo:rsid="01d6ebb6"/>
    </style:style>
    <style:style style:name="T532" style:family="text">
      <style:text-properties officeooo:rsid="01dba5ea"/>
    </style:style>
    <style:style style:name="T533" style:family="text">
      <style:text-properties officeooo:rsid="01e10c9f"/>
    </style:style>
    <style:style style:name="T534" style:family="text">
      <style:text-properties officeooo:rsid="022bc17d"/>
    </style:style>
    <style:style style:name="T535" style:family="text">
      <style:text-properties officeooo:rsid="022daeae"/>
    </style:style>
    <style:style style:name="T536" style:family="text">
      <style:text-properties officeooo:rsid="02645e52"/>
    </style:style>
    <style:style style:name="T537" style:family="text">
      <style:text-properties officeooo:rsid="028a5099"/>
    </style:style>
    <style:style style:name="T538" style:family="text">
      <style:text-properties officeooo:rsid="030ac9a6"/>
    </style:style>
    <style:style style:name="T539" style:family="text">
      <style:text-properties officeooo:rsid="030be0d2"/>
    </style:style>
    <style:style style:name="T540" style:family="text">
      <style:text-properties officeooo:rsid="030ca89f"/>
    </style:style>
    <style:style style:name="T541" style:family="text">
      <style:text-properties officeooo:rsid="030e823b"/>
    </style:style>
    <style:style style:name="T542" style:family="text">
      <style:text-properties officeooo:rsid="033c6f0d"/>
    </style:style>
    <style:style style:name="T543" style:family="text">
      <style:text-properties officeooo:rsid="033eea06"/>
    </style:style>
    <style:style style:name="T544" style:family="text">
      <style:text-properties officeooo:rsid="035cca17"/>
    </style:style>
    <style:style style:name="T545" style:family="text">
      <style:text-properties officeooo:rsid="03aecf74"/>
    </style:style>
    <style:style style:name="T546" style:family="text">
      <style:text-properties officeooo:rsid="03b0398f"/>
    </style:style>
    <style:style style:name="T547" style:family="text">
      <style:text-properties officeooo:rsid="03b3c4dc"/>
    </style:style>
    <style:style style:name="T548" style:family="text">
      <style:text-properties officeooo:rsid="03b5c23d"/>
    </style:style>
    <style:style style:name="T549" style:family="text">
      <style:text-properties officeooo:rsid="03ba2de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text:span text:style-name="T539">i</text:span>nitial <text:span text:style-name="T539">l</text:span>oad</text:p>
      <text:list xml:id="list3485807166" text:style-name="L38">
        <text:list-item>
          <text:p text:style-name="P83"><text:span text:style-name="T534">W</text:span>hen the game starts <text:span text:style-name="T535">up</text:span>, it shall be in the “<text:span text:style-name="T538">i</text:span>nitial <text:span text:style-name="T538">l</text:span>oad” state</text:p>
        </text:list-item>
        <text:list-item>
          <text:p text:style-name="P81">The game shall have a <text:span text:style-name="T512">parameter called</text:span> isPlaying</text:p>
        </text:list-item>
        <text:list-item>
          <text:p text:style-name="P83"><text:span text:style-name="T534">W</text:span>hile the game is in the “<text:span text:style-name="T540">i</text:span>nitial <text:span text:style-name="T540">l</text:span>oad” state, the value of isPlaying shall be False</text:p>
        </text:list-item>
        <text:list-item>
          <text:p text:style-name="P80">The game shall have a Resources object</text:p>
        </text:list-item>
        <text:list-item>
          <text:p text:style-name="P84">When the game starts up, the game shall inspect that Resources is valid</text:p>
        </text:list-item>
      </text:list>
      <text:p text:style-name="P239"><text:span text:style-name="T37">A valid</text:span><text:span text:style-name="T33"> Resources </text:span><text:span text:style-name="T79">w</text:span><text:span text:style-name="T38">ould</text:span><text:span text:style-name="T33"> have:</text:span></text:p>
      <text:list xml:id="list878485520" text:style-name="L45">
        <text:list-item>
          <text:p text:style-name="P240"><text:span text:style-name="T116">a </text:span><text:span text:style-name="T39">dictionary </text:span><text:span text:style-name="T71">l</text:span><text:span text:style-name="T33">evelParam</text:span></text:p>
        </text:list-item>
        <text:list-item>
          <text:p text:style-name="P240"><text:span text:style-name="T116">a </text:span><text:span text:style-name="T39">dictionary </text:span><text:span text:style-name="T72">e</text:span><text:span text:style-name="T40">nemyData</text:span></text:p>
        </text:list-item>
        <text:list-item>
          <text:p text:style-name="P240"><text:span text:style-name="T116">a </text:span><text:span text:style-name="T39">dictionary </text:span><text:span text:style-name="T72">t</text:span><text:span text:style-name="T40">owerData</text:span></text:p>
        </text:list-item>
        <text:list-item>
          <text:p text:style-name="P240"><text:span text:style-name="T116">a </text:span><text:span text:style-name="T39">dictionary </text:span><text:span text:style-name="T72">b</text:span><text:span text:style-name="T40">ulletData</text:span></text:p>
        </text:list-item>
        <text:list-item>
          <text:p text:style-name="P240"><text:span text:style-name="T116">a </text:span><text:span text:style-name="T39">dictionary </text:span><text:span text:style-name="T72">d</text:span><text:span text:style-name="T40">ecoData</text:span></text:p>
        </text:list-item>
        <text:list-item>
          <text:p text:style-name="P240"><text:span text:style-name="T116">a </text:span><text:span text:style-name="T39">dictionary </text:span><text:span text:style-name="T104">site</text:span><text:span text:style-name="T66">Data</text:span></text:p>
        </text:list-item>
        <text:list-item>
          <text:p text:style-name="P240"><text:span text:style-name="T116">a </text:span><text:span text:style-name="T39">dictionary </text:span><text:span text:style-name="T72">s</text:span><text:span text:style-name="T38">pawnData</text:span></text:p>
        </text:list-item>
        <text:list-item>
          <text:p text:style-name="P240"><text:span text:style-name="T116">a </text:span><text:span text:style-name="T39">dictionary </text:span><text:span text:style-name="T72">d</text:span><text:span text:style-name="T69">estData</text:span></text:p>
        </text:list-item>
        <text:list-item>
          <text:p text:style-name="P240"><text:span text:style-name="T116">a </text:span><text:span text:style-name="T39">dictionary </text:span><text:span text:style-name="T72">p</text:span><text:span text:style-name="T73">athData</text:span></text:p>
        </text:list-item>
      </text:list>
      <text:p text:style-name="P239"><text:span text:style-name="T41">The </text:span><text:span text:style-name="T42">inspecting</text:span><text:span text:style-name="T41"> is done by accessing the components </text:span><text:span text:style-name="T74">with these names</text:span><text:span text:style-name="T41"> and </text:span><text:span text:style-name="T74">checking</text:span><text:span text:style-name="T41"> the data type they are. If the data type is the same as the expected data type, then the component is valid. </text:span><text:span text:style-name="T58">If all the components are valid then Resource is valid. </text:span><text:span text:style-name="T63">If at least one component is not valid, then Resources is not valid.</text:span></text:p>
      <text:list xml:id="list3439620107" text:style-name="L41">
        <text:list-item>
          <text:p text:style-name="P85">If Resources is not valid, then the game shall end <text:span text:style-name="T541">execution</text:span> and the game shall print to the console that Resources is not valid</text:p>
          <text:p text:style-name="P85"/>
        </text:list-item>
      </text:list>
      <text:list xml:id="list1693485506" text:style-name="L39">
        <text:list-item>
          <text:p text:style-name="P218"><text:span text:style-name="T215">W</text:span><text:span text:style-name="T214">hen </text:span><text:span text:style-name="T218">Resources has been validated</text:span><text:span text:style-name="T214">, </text:span><text:span text:style-name="T215">the game shall inspect</text:span><text:span text:style-name="T214"> all </text:span><text:span text:style-name="T213">entries in</text:span><text:span text:style-name="T214"> </text:span><text:span text:style-name="T252">l</text:span><text:span text:style-name="T214">evelParameters for validity</text:span></text:p>
        </text:list-item>
      </text:list>
      <text:p text:style-name="P242"><text:span text:style-name="T32">A</text:span><text:span text:style-name="T33"> valid </text:span><text:span text:style-name="T75">l</text:span><text:span text:style-name="T33">evelParameters </text:span><text:span text:style-name="T80">w</text:span><text:span text:style-name="T75">ould</text:span><text:span text:style-name="T33"> </text:span><text:span text:style-name="T47">have at least one key-value pair </text:span><text:span text:style-name="T75">in which</text:span><text:span text:style-name="T36"> </text:span><text:span text:style-name="T47">the keys </text:span><text:span text:style-name="T76">are</text:span><text:span text:style-name="T47"> the names of the </text:span><text:span text:style-name="T81">l</text:span><text:span text:style-name="T47">evels </text:span><text:span text:style-name="T82">being stored</text:span><text:span text:style-name="T47"> and the values being </text:span><text:span text:style-name="T36">tuple</text:span><text:span text:style-name="T47">s</text:span><text:span text:style-name="T36"> of four entries. </text:span><text:span text:style-name="T47">T</text:span><text:span text:style-name="T36">he entries in the tuples </text:span><text:span text:style-name="T83">w</text:span><text:span text:style-name="T36">ould be </text:span><text:span text:style-name="T84">the data for </text:span><text:span text:style-name="T94">that</text:span><text:span text:style-name="T84"> level. These are</text:span><text:span text:style-name="T33">: </text:span></text:p>
      <text:list xml:id="list1359820905" text:style-name="L46">
        <text:list-item>
          <text:p text:style-name="P244"><text:span text:style-name="T117">an array </text:span><text:span text:style-name="T77">m</text:span><text:span text:style-name="T33">ap</text:span><text:span text:style-name="T70">Tiles</text:span></text:p>
        </text:list-item>
        <text:list-item>
          <text:p text:style-name="P244"><text:span text:style-name="T117">a list </text:span><text:span text:style-name="T77">w</text:span><text:span text:style-name="T33">ave</text:span></text:p>
        </text:list-item>
        <text:list-item>
          <text:p text:style-name="P243"><text:span text:style-name="T117">an integer value </text:span><text:span text:style-name="T77">s</text:span><text:span text:style-name="T33">tartResou</text:span><text:span text:style-name="T34">r</text:span><text:span text:style-name="T33">ces</text:span></text:p>
        </text:list-item>
        <text:list-item>
          <text:p text:style-name="P243"><text:span text:style-name="T117">an integer value </text:span><text:span text:style-name="T78">s</text:span><text:span text:style-name="T32">tartLives</text:span></text:p>
        </text:list-item>
      </text:list>
      <text:p text:style-name="P242"><text:span text:style-name="T41">The </text:span><text:span text:style-name="T42">inspecting</text:span><text:span text:style-name="T41"> is done by </text:span><text:span text:style-name="T85">checking</text:span><text:span text:style-name="T41"> the </text:span><text:span text:style-name="T86">sizes of the tuples and the</text:span><text:span text:style-name="T41"> data type</text:span><text:span text:style-name="T86">s</text:span><text:span text:style-name="T41"> </text:span><text:span text:style-name="T85">of all the entries in the tuples</text:span><text:span text:style-name="T41">. </text:span><text:span text:style-name="T90">If the tuple has four elements then the tuple size is correct.</text:span><text:span text:style-name="T41"> If the data type is the expected data type, then the </text:span><text:span text:style-name="T50">data type is correct.</text:span><text:span text:style-name="T41"> </text:span><text:span text:style-name="T49">If the tuple sizes are all correct and the data types are all correct then the dictionary is valid. </text:span><text:span text:style-name="T64">If at least one tuple size or data type is incorrect, the dictionary is invalid.</text:span></text:p>
      <text:list xml:id="list1516464050" text:style-name="L40">
        <text:list-item>
          <text:p text:style-name="P219"><text:span text:style-name="T217">If </text:span><text:span text:style-name="T254">l</text:span><text:span text:style-name="T217">evelParameters is invalid, the game shall end </text:span><text:span text:style-name="T253">execution</text:span><text:span text:style-name="T217"> and the game shall print to the console that some </text:span><text:span text:style-name="T257">l</text:span><text:span text:style-name="T217">evel </text:span><text:span text:style-name="T257">p</text:span><text:span text:style-name="T217">arameter data is invalid and print </text:span><text:span text:style-name="T285">to the console</text:span><text:span text:style-name="T217"> the </text:span><text:span text:style-name="T230">key</text:span><text:span text:style-name="T217"> this invalid data is </text:span><text:span text:style-name="T219">from</text:span></text:p>
          <text:p text:style-name="P241"><text:span text:style-name="T219"/></text:p>
        </text:list-item>
        <text:list-item>
          <text:p text:style-name="P220"><text:span text:style-name="T219">w</text:span><text:span text:style-name="T216">hen </text:span><text:span text:style-name="T255">l</text:span><text:span text:style-name="T216">evelParameters</text:span><text:span text:style-name="T220"> has been validated, the game shall inspect all entries in </text:span><text:span text:style-name="T255">e</text:span><text:span text:style-name="T221">nemyData for validity</text:span></text:p>
        </text:list-item>
      </text:list>
      <text:p text:style-name="P245"><text:span text:style-name="T32">A</text:span><text:span text:style-name="T33"> valid </text:span><text:span text:style-name="T101">e</text:span><text:span text:style-name="T43">nemyData</text:span><text:span text:style-name="T33"> would </text:span><text:span text:style-name="T36">have </text:span><text:span text:style-name="T48">at least</text:span><text:span text:style-name="T36"> one </text:span><text:span text:style-name="T48">key-value pair </text:span><text:span text:style-name="T87">in which</text:span><text:span text:style-name="T48"> the keys </text:span><text:span text:style-name="T87">are</text:span><text:span text:style-name="T48"> the names of the </text:span><text:span text:style-name="T87">e</text:span><text:span text:style-name="T48">nem</text:span><text:span text:style-name="T88">y types</text:span><text:span text:style-name="T48"> and the values being</text:span><text:span text:style-name="T36"> tuple</text:span><text:span text:style-name="T48">s</text:span><text:span text:style-name="T36"> of </text:span><text:span text:style-name="T44">four</text:span><text:span text:style-name="T36"> entries </text:span><text:span text:style-name="T48">T</text:span><text:span text:style-name="T36">he entries in the tuples would be </text:span><text:span text:style-name="T89">the data for </text:span><text:span text:style-name="T95">that</text:span><text:span text:style-name="T89"> enemy type. These are</text:span><text:span text:style-name="T33">: </text:span></text:p>
      <text:list xml:id="list3084144465" text:style-name="L47">
        <text:list-item>
          <text:p text:style-name="P246"><text:span text:style-name="T118">a string value </text:span><text:span text:style-name="T89">i</text:span><text:span text:style-name="T43">mageLink</text:span></text:p>
        </text:list-item>
        <text:list-item>
          <text:p text:style-name="P246"><text:span text:style-name="T118">a float value </text:span><text:span text:style-name="T89">m</text:span><text:span text:style-name="T43">axHP</text:span></text:p>
        </text:list-item>
        <text:list-item>
          <text:p text:style-name="P246"><text:span text:style-name="T118">a float value </text:span><text:span text:style-name="T89">m</text:span><text:span text:style-name="T43">oveSpeed</text:span></text:p>
        </text:list-item>
        <text:list-item>
          <text:p text:style-name="P246"><text:span text:style-name="T118">an integer value </text:span><text:span text:style-name="T89">r</text:span><text:span text:style-name="T43">eward</text:span></text:p>
        </text:list-item>
      </text:list>
      <text:p text:style-name="P282"><text:span text:style-name="T41">The </text:span><text:span text:style-name="T42">inspecting</text:span><text:span text:style-name="T41"> is done by </text:span><text:span text:style-name="T85">checking</text:span><text:span text:style-name="T41"> the </text:span><text:span text:style-name="T86">sizes of the tuples and the</text:span><text:span text:style-name="T41"> data type</text:span><text:span text:style-name="T86">s</text:span><text:span text:style-name="T41"> </text:span><text:span text:style-name="T85">of all the entries in the tuples</text:span><text:span text:style-name="T41">. </text:span><text:span text:style-name="T90">If the tuple has four elements then the tuple size is correct. </text:span><text:span text:style-name="T41">If the data type is the expected </text:span><text:soft-page-break/><text:span text:style-name="T41">data type, then the </text:span><text:span text:style-name="T50">data type is correct.</text:span><text:span text:style-name="T41"> </text:span><text:span text:style-name="T49">If the tuple sizes are all correct and the data types are all correct then the dictionary is valid. </text:span><text:span text:style-name="T64">If at least one tuple size or data type is incorrect, the dictionary is invalid.</text:span></text:p>
      <text:list xml:id="list3058040081" text:style-name="L42">
        <text:list-item>
          <text:p text:style-name="P221"><text:span text:style-name="T222">If </text:span><text:span text:style-name="T256">e</text:span><text:span text:style-name="T222">nemyData is invalid, the game shall end </text:span><text:span text:style-name="T270">execution</text:span><text:span text:style-name="T222"> and the game shall print to the console that some </text:span><text:span text:style-name="T256">e</text:span><text:span text:style-name="T222">nemy </text:span><text:span text:style-name="T258">d</text:span><text:span text:style-name="T222">ata data is invalid and print </text:span><text:span text:style-name="T285">to the console</text:span><text:span text:style-name="T222"> the </text:span><text:span text:style-name="T229">key</text:span><text:span text:style-name="T222"> this invalid data is from</text:span></text:p>
          <text:p text:style-name="P221"><text:span text:style-name="T222"/></text:p>
        </text:list-item>
        <text:list-item>
          <text:p text:style-name="P86">when <text:span text:style-name="T542">e</text:span>nemyData has been validated, the game shall inspect all entries in <text:span text:style-name="T543">t</text:span>owerData for validity</text:p>
        </text:list-item>
      </text:list>
      <text:p text:style-name="P247"><text:span text:style-name="T32">A</text:span><text:span text:style-name="T33"> valid </text:span><text:span text:style-name="T102">t</text:span><text:span text:style-name="T45">owerData</text:span><text:span text:style-name="T33"> would </text:span><text:span text:style-name="T36">have </text:span><text:span text:style-name="T51">at least</text:span><text:span text:style-name="T36"> one </text:span><text:span text:style-name="T51">key-value pair</text:span><text:span text:style-name="T36"> </text:span><text:span text:style-name="T91">in which</text:span><text:span text:style-name="T51"> the keys </text:span><text:span text:style-name="T91">are</text:span><text:span text:style-name="T51"> the names of the </text:span><text:span text:style-name="T91">t</text:span><text:span text:style-name="T51">ower </text:span><text:span text:style-name="T91">types</text:span><text:span text:style-name="T51"> and the values being</text:span><text:span text:style-name="T36"> tuple of </text:span><text:span text:style-name="T46">nine</text:span><text:span text:style-name="T36"> entries. </text:span><text:span text:style-name="T51">T</text:span><text:span text:style-name="T36">he entries in the tuples would be </text:span><text:span text:style-name="T92">the data for </text:span><text:span text:style-name="T93">that</text:span><text:span text:style-name="T92"> tower type. These are</text:span><text:span text:style-name="T33">:</text:span></text:p>
      <text:list xml:id="list2825705159" text:style-name="L48">
        <text:list-item>
          <text:p text:style-name="P248"><text:span text:style-name="T119">a string value </text:span><text:span text:style-name="T96">i</text:span><text:span text:style-name="T43">mageLink</text:span></text:p>
        </text:list-item>
        <text:list-item>
          <text:p text:style-name="P248"><text:span text:style-name="T119">a float value </text:span><text:span text:style-name="T96">a</text:span><text:span text:style-name="T46">ttackDamage</text:span></text:p>
        </text:list-item>
        <text:list-item>
          <text:p text:style-name="P248"><text:span text:style-name="T119">a float value </text:span><text:span text:style-name="T96">a</text:span><text:span text:style-name="T46">ttackSpeed</text:span></text:p>
        </text:list-item>
        <text:list-item>
          <text:p text:style-name="P248"><text:span text:style-name="T119">a float value </text:span><text:span text:style-name="T96">b</text:span><text:span text:style-name="T46">ulletSpeed</text:span></text:p>
        </text:list-item>
        <text:list-item>
          <text:p text:style-name="P248"><text:span text:style-name="T119">a float value </text:span><text:span text:style-name="T96">a</text:span><text:span text:style-name="T46">ttackRange</text:span></text:p>
        </text:list-item>
        <text:list-item>
          <text:p text:style-name="P248"><text:span text:style-name="T119">an integer value </text:span><text:span text:style-name="T96">c</text:span><text:span text:style-name="T46">ost</text:span></text:p>
        </text:list-item>
        <text:list-item>
          <text:p text:style-name="P248"><text:span text:style-name="T119">an integer value </text:span><text:span text:style-name="T96">u</text:span><text:span text:style-name="T46">pgradeCost</text:span></text:p>
        </text:list-item>
        <text:list-item>
          <text:p text:style-name="P248"><text:span text:style-name="T119">a string value </text:span><text:span text:style-name="T96">u</text:span><text:span text:style-name="T46">pgradeID</text:span></text:p>
        </text:list-item>
        <text:list-item>
          <text:p text:style-name="P248"><text:span text:style-name="T119">a float value </text:span><text:span text:style-name="T96">s</text:span><text:span text:style-name="T46">ellPortion</text:span></text:p>
        </text:list-item>
      </text:list>
      <text:p text:style-name="P283"><text:span text:style-name="T41">The </text:span><text:span text:style-name="T42">inspecting</text:span><text:span text:style-name="T41"> is done by </text:span><text:span text:style-name="T85">checking</text:span><text:span text:style-name="T41"> the </text:span><text:span text:style-name="T86">sizes of the tuples and the</text:span><text:span text:style-name="T41"> data type</text:span><text:span text:style-name="T86">s</text:span><text:span text:style-name="T41"> </text:span><text:span text:style-name="T85">of all the entries in the tuples</text:span><text:span text:style-name="T41">. </text:span><text:span text:style-name="T90">If the tuple has </text:span><text:span text:style-name="T97">nine</text:span><text:span text:style-name="T90"> elements then the tuple size is correct. </text:span><text:span text:style-name="T41">If the data type is the expected data type, then the </text:span><text:span text:style-name="T50">data type is correct.</text:span><text:span text:style-name="T41"> </text:span><text:span text:style-name="T49">If the tuple sizes are all correct and the data types are all correct then the dictionary is valid. </text:span><text:span text:style-name="T64">If at least one tuple size or data type is incorrect, the dictionary is invalid.</text:span></text:p>
      <text:list xml:id="list2900716718" text:style-name="L43">
        <text:list-item>
          <text:p text:style-name="P222"><text:span text:style-name="T223">I</text:span><text:span text:style-name="T224">f </text:span><text:span text:style-name="T259">t</text:span><text:span text:style-name="T224">owerData is invalid, the game shall end </text:span><text:span text:style-name="T269">execution</text:span><text:span text:style-name="T224"> and the game shall print to the console that </text:span><text:span text:style-name="T225">some </text:span><text:span text:style-name="T260">t</text:span><text:span text:style-name="T225">ower </text:span><text:span text:style-name="T260">d</text:span><text:span text:style-name="T225">ata data is invalid and print </text:span><text:span text:style-name="T285">to the console</text:span><text:span text:style-name="T225"> the </text:span><text:span text:style-name="T228">key</text:span><text:span text:style-name="T225"> </text:span><text:span text:style-name="T226">is invalid data is from</text:span></text:p>
        </text:list-item>
      </text:list>
      <text:p text:style-name="P249"><text:span text:style-name="T226"/></text:p>
      <text:list xml:id="list212052735841404" text:continue-numbering="true" text:style-name="L43">
        <text:list-item>
          <text:p text:style-name="P223"><text:span text:style-name="T226">w</text:span><text:span text:style-name="T216">hen </text:span><text:span text:style-name="T261">t</text:span><text:span text:style-name="T216">owerData has been validated, the game shall inspect all entries in </text:span><text:span text:style-name="T262">b</text:span><text:span text:style-name="T227">ulletData for validity</text:span></text:p>
        </text:list-item>
      </text:list>
      <text:p text:style-name="P224"><text:span text:style-name="T32">A</text:span><text:span text:style-name="T33"> valid </text:span><text:span text:style-name="T103">b</text:span><text:span text:style-name="T53">ullet</text:span><text:span text:style-name="T45">Data</text:span><text:span text:style-name="T33"> would </text:span><text:span text:style-name="T36">have </text:span><text:span text:style-name="T52">at least </text:span><text:span text:style-name="T61">one</text:span><text:span text:style-name="T36"> </text:span><text:span text:style-name="T53">key-value pair </text:span><text:span text:style-name="T98">in which</text:span><text:span text:style-name="T53"> the keys </text:span><text:span text:style-name="T99">are</text:span><text:span text:style-name="T53"> the names of the </text:span><text:span text:style-name="T99">b</text:span><text:span text:style-name="T53">ullet </text:span><text:span text:style-name="T99">types</text:span><text:span text:style-name="T53"> and the values </text:span><text:span text:style-name="T100">are </text:span><text:span text:style-name="T120">string value</text:span><text:span text:style-name="T122">s</text:span><text:span text:style-name="T53"> </text:span><text:span text:style-name="T100">i</text:span><text:span text:style-name="T68">mageLink</text:span><text:span text:style-name="T54">. </text:span><text:span text:style-name="T55">The inspecting </text:span><text:span text:style-name="T56">is done by </text:span><text:span text:style-name="T114">confirming</text:span><text:span text:style-name="T56"> all the values are strings. If they are all strings, then </text:span><text:span text:style-name="T57">the dictionary is valid. </text:span><text:span text:style-name="T65">If at least one value is not a string, then the dictionary is invalid.</text:span></text:p>
      <text:list xml:id="list3325169981" text:style-name="L44">
        <text:list-item>
          <text:p text:style-name="P230"><text:span text:style-name="T231">I</text:span><text:span text:style-name="T228">f the </text:span><text:span text:style-name="T263">b</text:span><text:span text:style-name="T228">ulletData is invalid, the game shall end and the game shall print to the console that some </text:span><text:span text:style-name="T264">b</text:span><text:span text:style-name="T228">ullet </text:span><text:span text:style-name="T264">type</text:span><text:span text:style-name="T228"> data is invalid and the game shall print </text:span><text:span text:style-name="T285">to the console</text:span><text:span text:style-name="T228"> the </text:span><text:span text:style-name="T233">key this invalid data is from</text:span></text:p>
        </text:list-item>
      </text:list>
      <text:p text:style-name="P87"/>
      <text:list xml:id="list212052132085360" text:continue-numbering="true" text:style-name="L44">
        <text:list-item>
          <text:p text:style-name="P88">when <text:span text:style-name="T544">b</text:span>ulletData has been validated, the game shall inspect all entries in <text:span text:style-name="T544">d</text:span><text:span text:style-name="T536">ecoData for validity</text:span></text:p>
        </text:list-item>
      </text:list>
      <text:p text:style-name="P284"><text:span text:style-name="T32">A</text:span><text:span text:style-name="T33"> valid </text:span><text:span text:style-name="T105">d</text:span><text:span text:style-name="T59">eco</text:span><text:span text:style-name="T45">Data</text:span><text:span text:style-name="T33"> would </text:span><text:span text:style-name="T36">have </text:span><text:span text:style-name="T52">at least </text:span><text:span text:style-name="T60">one</text:span><text:span text:style-name="T36"> </text:span><text:span text:style-name="T53">key-value pair </text:span><text:span text:style-name="T106">in which</text:span><text:span text:style-name="T53"> the keys </text:span><text:span text:style-name="T106">are</text:span><text:span text:style-name="T53"> the names of the </text:span><text:span text:style-name="T106">d</text:span><text:span text:style-name="T62">ecoration </text:span><text:span text:style-name="T107">types</text:span><text:span text:style-name="T53"> and the values </text:span><text:span text:style-name="T112">are </text:span><text:span text:style-name="T120">string value</text:span><text:span text:style-name="T121">s</text:span><text:span text:style-name="T53"> </text:span><text:span text:style-name="T108">i</text:span><text:span text:style-name="T68">mageLink</text:span><text:span text:style-name="T54">. </text:span><text:span text:style-name="T55">The inspecting </text:span><text:span text:style-name="T56">is done by </text:span><text:span text:style-name="T115">confirming</text:span><text:span text:style-name="T56"> all the values to determine if they are all strings. If they are all strings, then </text:span><text:span text:style-name="T57">the dictionary is valid. </text:span><text:span text:style-name="T65">If at least one value is not a string, then the dictionary is invalid.</text:span></text:p>
      <text:list xml:id="list212052081867437" text:continue-numbering="true" text:style-name="L44">
        <text:list-item>
          <text:p text:style-name="P231"><text:span text:style-name="T231">I</text:span><text:span text:style-name="T219">f </text:span><text:span text:style-name="T265">d</text:span><text:span text:style-name="T232">eco</text:span><text:span text:style-name="T219">Data is invalid, the game shall end and the game shall print to the console that some </text:span><text:span text:style-name="T266">d</text:span><text:span text:style-name="T234">ecoration</text:span><text:span text:style-name="T219"> </text:span><text:span text:style-name="T266">type</text:span><text:span text:style-name="T219"> data is invalid and the game shall print </text:span><text:span text:style-name="T285">to the console</text:span><text:span text:style-name="T219"> the </text:span><text:span text:style-name="T233">key this invalid data is from</text:span></text:p>
        </text:list-item>
      </text:list>
      <text:p text:style-name="P236"><text:span text:style-name="T233"/></text:p>
      <text:list xml:id="list212052867176208" text:continue-numbering="true" text:style-name="L44">
        <text:list-item>
          <text:p text:style-name="P225"><text:span text:style-name="T235">when </text:span><text:span text:style-name="T267">d</text:span><text:span text:style-name="T236">eco</text:span><text:span text:style-name="T235">Data has been validated, the game shall inspect all entries in </text:span><text:span text:style-name="T268">s</text:span><text:span text:style-name="T236">ite</text:span><text:span text:style-name="T237">Data for validity</text:span></text:p>
        </text:list-item>
      </text:list>
      <text:p text:style-name="P285"><text:span text:style-name="T32">A</text:span><text:span text:style-name="T33"> valid </text:span><text:span text:style-name="T109">s</text:span><text:span text:style-name="T67">ite</text:span><text:span text:style-name="T45">Data</text:span><text:span text:style-name="T33"> would </text:span><text:span text:style-name="T36">have </text:span><text:span text:style-name="T52">at least </text:span><text:span text:style-name="T60">one</text:span><text:span text:style-name="T36"> </text:span><text:span text:style-name="T53">key-value pair </text:span><text:span text:style-name="T110">in which</text:span><text:span text:style-name="T53"> the keys </text:span><text:span text:style-name="T110">are</text:span><text:span text:style-name="T53"> the names of the </text:span><text:span text:style-name="T111">b</text:span><text:span text:style-name="T67">uilding </text:span><text:span text:style-name="T111">s</text:span><text:span text:style-name="T67">ite </text:span><text:span text:style-name="T111">type</text:span><text:span text:style-name="T125">s</text:span><text:span text:style-name="T53"> and the values </text:span><text:span text:style-name="T113">are </text:span><text:span text:style-name="T120">string value</text:span><text:span text:style-name="T121">s</text:span><text:span text:style-name="T53"> </text:span><text:span text:style-name="T112">i</text:span><text:span text:style-name="T68">mageLink</text:span><text:span text:style-name="T54">. </text:span><text:span text:style-name="T55">The inspecting </text:span><text:span text:style-name="T56">is done by inspecting </text:span><text:soft-page-break/><text:span text:style-name="T56">all the values to determine if they are all strings. If they are all strings, then </text:span><text:span text:style-name="T57">the dictionary is valid. </text:span><text:span text:style-name="T65">If at least one value is not a string, then the dictionary is invalid.</text:span></text:p>
      <text:list xml:id="list212052751922767" text:continue-numbering="true" text:style-name="L44">
        <text:list-item>
          <text:p text:style-name="P232"><text:span text:style-name="T231">I</text:span><text:span text:style-name="T219">f </text:span><text:span text:style-name="T271">site</text:span><text:span text:style-name="T219">Data is invalid, the game shall end and the game shall print to the console that some </text:span><text:span text:style-name="T273">building site</text:span><text:span text:style-name="T219"> </text:span><text:span text:style-name="T274">type</text:span><text:span text:style-name="T219"> data is invalid and the game shall print </text:span><text:span text:style-name="T285">to the console</text:span><text:span text:style-name="T219"> the </text:span><text:span text:style-name="T233">key this invalid data is from</text:span></text:p>
        </text:list-item>
      </text:list>
      <text:p text:style-name="P237"><text:span text:style-name="T233"/></text:p>
      <text:list xml:id="list212053148711126" text:continue-numbering="true" text:style-name="L44">
        <text:list-item>
          <text:p text:style-name="P226"><text:span text:style-name="T235">when </text:span><text:span text:style-name="T272">siteD</text:span><text:span text:style-name="T235">ata has been validated, the game shall inspect all entries in </text:span><text:span text:style-name="T275">s</text:span><text:span text:style-name="T238">pawn</text:span><text:span text:style-name="T237">Data for validity</text:span></text:p>
        </text:list-item>
      </text:list>
      <text:p text:style-name="P286"><text:span text:style-name="T32">A</text:span><text:span text:style-name="T33"> valid </text:span><text:span text:style-name="T123">spawn</text:span><text:span text:style-name="T45">Data</text:span><text:span text:style-name="T33"> would </text:span><text:span text:style-name="T36">have </text:span><text:span text:style-name="T52">at least </text:span><text:span text:style-name="T60">one</text:span><text:span text:style-name="T36"> </text:span><text:span text:style-name="T53">key-value pair </text:span><text:span text:style-name="T110">in which</text:span><text:span text:style-name="T53"> the keys </text:span><text:span text:style-name="T110">are</text:span><text:span text:style-name="T53"> the names of the </text:span><text:span text:style-name="T124">spawn point</text:span><text:span text:style-name="T67"> </text:span><text:span text:style-name="T111">type</text:span><text:span text:style-name="T125">s</text:span><text:span text:style-name="T53"> and the values </text:span><text:span text:style-name="T113">are </text:span><text:span text:style-name="T120">string value</text:span><text:span text:style-name="T121">s</text:span><text:span text:style-name="T53"> </text:span><text:span text:style-name="T112">i</text:span><text:span text:style-name="T68">mageLink</text:span><text:span text:style-name="T54">. </text:span><text:span text:style-name="T55">The inspecting </text:span><text:span text:style-name="T56">is done by inspecting all the values to determine if they are all strings. If they are all strings, then </text:span><text:span text:style-name="T57">the dictionary is valid. </text:span><text:span text:style-name="T65">If at least one value is not a string, then the dictionary is invalid.</text:span></text:p>
      <text:list xml:id="list212053143454778" text:continue-numbering="true" text:style-name="L44">
        <text:list-item>
          <text:p text:style-name="P233"><text:span text:style-name="T231">I</text:span><text:span text:style-name="T219">f </text:span><text:span text:style-name="T276">s</text:span><text:span text:style-name="T239">pawn</text:span><text:span text:style-name="T219">Data is invalid, the game shall end and the game shall print to the console that some </text:span><text:span text:style-name="T279">s</text:span><text:span text:style-name="T240">pawn </text:span><text:span text:style-name="T279">p</text:span><text:span text:style-name="T240">oint</text:span><text:span text:style-name="T219"> </text:span><text:span text:style-name="T280">type</text:span><text:span text:style-name="T219">data is invalid and the game shall print </text:span><text:span text:style-name="T285">to the console</text:span><text:span text:style-name="T219"> the </text:span><text:span text:style-name="T233">key this invalid data is from</text:span></text:p>
        </text:list-item>
      </text:list>
      <text:p text:style-name="P250"><text:span text:style-name="T233"/></text:p>
      <text:list xml:id="list212052789777759" text:continue-numbering="true" text:style-name="L44">
        <text:list-item>
          <text:p text:style-name="P227"><text:span text:style-name="T235">when </text:span><text:span text:style-name="T277">s</text:span><text:span text:style-name="T241">pawn</text:span><text:span text:style-name="T235">Datahas been validated, the game shall inspect all entries in </text:span><text:span text:style-name="T277">d</text:span><text:span text:style-name="T241">est</text:span><text:span text:style-name="T237">Data for validity</text:span></text:p>
        </text:list-item>
      </text:list>
      <text:p text:style-name="P287"><text:span text:style-name="T32">A</text:span><text:span text:style-name="T33"> valid </text:span><text:span text:style-name="T126">dest</text:span><text:span text:style-name="T45">Data</text:span><text:span text:style-name="T33"> would </text:span><text:span text:style-name="T36">have </text:span><text:span text:style-name="T52">at least </text:span><text:span text:style-name="T60">one</text:span><text:span text:style-name="T36"> </text:span><text:span text:style-name="T53">key-value pair </text:span><text:span text:style-name="T110">in which</text:span><text:span text:style-name="T53"> the keys </text:span><text:span text:style-name="T110">are</text:span><text:span text:style-name="T53"> the names of the </text:span><text:span text:style-name="T126">destination</text:span><text:span text:style-name="T67"> </text:span><text:span text:style-name="T111">type</text:span><text:span text:style-name="T126">s</text:span><text:span text:style-name="T53"> and the values </text:span><text:span text:style-name="T113">are </text:span><text:span text:style-name="T120">string value</text:span><text:span text:style-name="T121">s</text:span><text:span text:style-name="T53"> </text:span><text:span text:style-name="T112">i</text:span><text:span text:style-name="T68">mageLink</text:span><text:span text:style-name="T54">. </text:span><text:span text:style-name="T55">The inspecting </text:span><text:span text:style-name="T56">is done by inspecting all the values to determine if they are all strings. If they are all strings, then </text:span><text:span text:style-name="T57">the dictionary is valid. </text:span><text:span text:style-name="T65">If at least one value is not a string, then the dictionary is invalid.</text:span></text:p>
      <text:list xml:id="list212053572558104" text:continue-numbering="true" text:style-name="L44">
        <text:list-item>
          <text:p text:style-name="P234"><text:span text:style-name="T231">I</text:span><text:span text:style-name="T219">f </text:span><text:span text:style-name="T278">d</text:span><text:span text:style-name="T241">est</text:span><text:span text:style-name="T219">Data dictionary is invalid, the game shall end and the game shall print to the console that some </text:span><text:span text:style-name="T281">d</text:span><text:span text:style-name="T242">estination</text:span><text:span text:style-name="T219"> </text:span><text:span text:style-name="T281">type</text:span><text:span text:style-name="T219"> data is invalid and the game shall print </text:span><text:span text:style-name="T285">to the console</text:span><text:span text:style-name="T219"> the </text:span><text:span text:style-name="T233">key this invalid data is from</text:span></text:p>
        </text:list-item>
      </text:list>
      <text:p text:style-name="P238"><text:span text:style-name="T233"/></text:p>
      <text:list xml:id="list212053066151354" text:continue-numbering="true" text:style-name="L44">
        <text:list-item>
          <text:p text:style-name="P228"><text:span text:style-name="T235">when </text:span><text:span text:style-name="T282">d</text:span><text:span text:style-name="T246">est</text:span><text:span text:style-name="T235">Data has been validated, the game shall inspect all entries in </text:span><text:span text:style-name="T282">p</text:span><text:span text:style-name="T246">ath</text:span><text:span text:style-name="T237">Data for validity</text:span></text:p>
        </text:list-item>
      </text:list>
      <text:p text:style-name="P288"><text:span text:style-name="T32">A</text:span><text:span text:style-name="T33"> valid </text:span><text:span text:style-name="T127">path</text:span><text:span text:style-name="T45">Data</text:span><text:span text:style-name="T33"> would </text:span><text:span text:style-name="T36">have </text:span><text:span text:style-name="T52">at least </text:span><text:span text:style-name="T60">one</text:span><text:span text:style-name="T36"> </text:span><text:span text:style-name="T53">key-value pair </text:span><text:span text:style-name="T110">in which</text:span><text:span text:style-name="T53"> the keys </text:span><text:span text:style-name="T110">are</text:span><text:span text:style-name="T53"> the names of the </text:span><text:span text:style-name="T127">path</text:span><text:span text:style-name="T67"> </text:span><text:span text:style-name="T111">type</text:span><text:span text:style-name="T53"> and the values </text:span><text:span text:style-name="T113">are </text:span><text:span text:style-name="T120">string value</text:span><text:span text:style-name="T121">s</text:span><text:span text:style-name="T53"> </text:span><text:span text:style-name="T112">i</text:span><text:span text:style-name="T68">mageLink</text:span><text:span text:style-name="T54">. </text:span><text:span text:style-name="T55">The inspecting </text:span><text:span text:style-name="T56">is done by inspecting all the values to determine if they are all strings. If they are all strings, then </text:span><text:span text:style-name="T57">the dictionary is valid. </text:span><text:span text:style-name="T65">If at least one value is not a string, then the dictionary is invalid.</text:span></text:p>
      <text:list xml:id="list212051604665040" text:continue-numbering="true" text:style-name="L44">
        <text:list-item>
          <text:p text:style-name="P235"><text:span text:style-name="T231">I</text:span><text:span text:style-name="T219">f the </text:span><text:span text:style-name="T283">p</text:span><text:span text:style-name="T247">ath</text:span><text:span text:style-name="T219">Data dictionary is invalid, the game shall end and the game shall print to the console that some </text:span><text:span text:style-name="T284">path type</text:span><text:span text:style-name="T219"> data is invalid and the game shall print </text:span><text:span text:style-name="T285">to the console</text:span><text:span text:style-name="T219"> the </text:span><text:span text:style-name="T233">key this invalid data is from</text:span></text:p>
        </text:list-item>
      </text:list>
      <text:p text:style-name="P238"><text:span text:style-name="T233"/></text:p>
      <text:p text:style-name="P238"><text:span text:style-name="T233"/></text:p>
      <text:list xml:id="list212052119936818" text:continue-numbering="true" text:style-name="L44">
        <text:list-item>
          <text:p text:style-name="P229"><text:span text:style-name="T233">w</text:span><text:span text:style-name="T249">hen </text:span><text:span text:style-name="T286">p</text:span><text:span text:style-name="T248">ath</text:span><text:span text:style-name="T249">Data has been validated, the game shall be in the “</text:span><text:span text:style-name="T287">m</text:span><text:span text:style-name="T249">ain </text:span><text:span text:style-name="T287">m</text:span><text:span text:style-name="T249">enu” state</text:span></text:p>
        </text:list-item>
      </text:list>
      <text:p text:style-name="P270"><text:span text:style-name="T249"/></text:p>
      <text:p text:style-name="P270"><text:span text:style-name="T249"/></text:p>
      <text:p text:style-name="P2">Main <text:span text:style-name="T537">M</text:span>enu</text:p>
      <text:p text:style-name="P89">while the game is in the “<text:span text:style-name="T545">m</text:span>ain <text:span text:style-name="T545">m</text:span>enu” state,:</text:p>
      <text:list xml:id="list2850356567" text:style-name="L1">
        <text:list-item>
          <text:p text:style-name="P57">the <text:span text:style-name="T513">value of isPlaying shall be</text:span> False</text:p>
        </text:list-item>
      </text:list>
      <text:list xml:id="list178320854" text:style-name="L2">
        <text:list-item>
          <text:p text:style-name="P58">the game shall display the title of the game</text:p>
        </text:list-item>
        <text:list-item>
          <text:p text:style-name="P58">the game shall display the “Start Game” button</text:p>
        </text:list-item>
        <text:list-item>
          <text:p text:style-name="P59">when the “Start Game” button is clicked on, the game shall be in the “<text:span text:style-name="T546">l</text:span>evel <text:span text:style-name="T546">s</text:span>elect” state</text:p>
        </text:list-item>
        <text:list-item>
          <text:p text:style-name="P58">the game shall display the “Quit Game” button</text:p>
        </text:list-item>
        <text:list-item>
          <text:p text:style-name="P97"><text:span text:style-name="T128">when the “Quit Game” button is clicked on, the game shall </text:span><text:span text:style-name="T146">end execution</text:span></text:p>
        </text:list-item>
      </text:list>
      <text:p text:style-name="P6"/>
      <text:p text:style-name="P3">Level select</text:p>
      <text:p text:style-name="P19">while <text:span text:style-name="T529">the game is</text:span> in the “level select” state,:</text:p>
      <text:list xml:id="list1353642115" text:style-name="L3">
        <text:list-item>
          <text:p text:style-name="P60">the value of isPlaying shall be False</text:p>
        </text:list-item>
      </text:list>
      <text:list xml:id="list2155781940" text:style-name="L4">
        <text:list-item>
          <text:p text:style-name="P61">the game shall display the “Back to Main Menu” button</text:p>
        </text:list-item>
        <text:list-item>
          <text:p text:style-name="P95"><text:soft-page-break/>the game shall have a list of strings levelList</text:p>
        </text:list-item>
        <text:list-item>
          <text:p text:style-name="P96">the game shall populate levelList with the keys of levelParam of Resources</text:p>
        </text:list-item>
      </text:list>
      <text:p text:style-name="P217">The elements in levelList will be the names of the levels in the game</text:p>
      <text:list xml:id="list212053549743336" text:continue-numbering="true" text:style-name="L4">
        <text:list-item>
          <text:p text:style-name="P98"><text:span text:style-name="T147">the game shall display </text:span><text:span text:style-name="T288">each element in levelList</text:span></text:p>
        </text:list-item>
      </text:list>
      <text:list xml:id="list2843569733" text:style-name="L5">
        <text:list-item>
          <text:p text:style-name="P99"><text:span text:style-name="T146">the game shall display a button for each </text:span><text:span text:style-name="T288">element in levelList</text:span></text:p>
        </text:list-item>
        <text:list-item>
          <text:p text:style-name="P62">when the Back to “Main Menu” button is clicked on, the <text:span text:style-name="T487">game shall be in the “main menu” state</text:span></text:p>
        </text:list-item>
        <text:list-item>
          <text:p text:style-name="P100"><text:span text:style-name="T157">when the button for a </text:span><text:span text:style-name="T289">levelList element</text:span><text:span text:style-name="T157"> is clicked on, </text:span><text:span text:style-name="T149">the name of the </text:span><text:span text:style-name="T156">selected </text:span><text:span text:style-name="T149">level </text:span><text:span text:style-name="T147">shall be</text:span><text:span text:style-name="T149"> saved to the </text:span><text:span text:style-name="T243">string</text:span><text:span text:style-name="T149"> v</text:span><text:span text:style-name="T289">alue</text:span><text:span text:style-name="T149"> selectedLevel</text:span></text:p>
        </text:list-item>
        <text:list-item>
          <text:p text:style-name="P101"><text:span text:style-name="T154">when the button for a level</text:span><text:span text:style-name="T290">List element</text:span><text:span text:style-name="T154"> is clicked on, the game </text:span><text:span text:style-name="T155">shall be in</text:span><text:span text:style-name="T154"> the “playing” state</text:span></text:p>
        </text:list-item>
      </text:list>
      <text:p text:style-name="P2">Game</text:p>
      <text:p text:style-name="P22">while <text:span text:style-name="T529">the game is </text:span>in the “playing” state,:</text:p>
      <text:list xml:id="list2692668197" text:style-name="L6">
        <text:list-item>
          <text:p text:style-name="P104"><text:span text:style-name="T146">i</text:span><text:span text:style-name="T128">f the value of selectedLevel is empty, then the game shall be in the main menu state </text:span><text:span text:style-name="T170">and the game shall print to the console that the value of selectedLevel is empty</text:span></text:p>
        </text:list-item>
        <text:list-item>
          <text:p text:style-name="P102"><text:span text:style-name="T149">the </text:span><text:span text:style-name="T147">value of selectedLevel </text:span><text:span text:style-name="T148">shall be</text:span><text:span text:style-name="T147"> read and </text:span><text:span text:style-name="T212">used </text:span><text:span text:style-name="T244">as a key in </text:span><text:span text:style-name="T291">l</text:span><text:span text:style-name="T244">evelParam </text:span><text:span text:style-name="T291">of Resources</text:span></text:p>
        </text:list-item>
        <text:list-item>
          <text:p text:style-name="P251"><text:span text:style-name="T244">i</text:span><text:span text:style-name="T128">f the value of selectedLevel does not map to a value in Level Parameters, then the game shall be in the Main Menu state and the game shall print to the console that the name of the level is invalid</text:span></text:p>
        </text:list-item>
        <text:list-item>
          <text:p text:style-name="P103"><text:span text:style-name="T171">w</text:span><text:span text:style-name="T244">hen the value of selectedLevel does map to a value in Level Parameters, then the value that has been mapped to shall be saved to the tuple levelData</text:span></text:p>
        </text:list-item>
      </text:list>
      <text:p text:style-name="P253"><text:span text:style-name="T47">T</text:span><text:span text:style-name="T36">he entries in the tuple would be</text:span><text:span text:style-name="T33">: </text:span></text:p>
      <text:list xml:id="list3804170031" text:style-name="L57">
        <text:list-item>
          <text:p text:style-name="P279"><text:span text:style-name="T33">a </text:span><text:span text:style-name="T35">Map Tiles array</text:span></text:p>
        </text:list-item>
        <text:list-item>
          <text:p text:style-name="P278"><text:span text:style-name="T33">a Wave list</text:span></text:p>
        </text:list-item>
        <text:list-item>
          <text:p text:style-name="P278"><text:span text:style-name="T33">a Start Resou</text:span><text:span text:style-name="T34">r</text:span><text:span text:style-name="T33">ces integer </text:span><text:span text:style-name="T32">value</text:span></text:p>
        </text:list-item>
        <text:list-item>
          <text:p text:style-name="P252"><text:span text:style-name="T32">a Start Lives integer value</text:span></text:p>
        </text:list-item>
      </text:list>
      <text:p text:style-name="P52"><text:span text:style-name="T163"/></text:p>
      <text:list xml:id="list1856250711" text:style-name="L7">
        <text:list-item>
          <text:p text:style-name="P105"><text:span text:style-name="T150">when the </text:span><text:span text:style-name="T153">level</text:span><text:span text:style-name="T150"> has </text:span><text:span text:style-name="T158">finished</text:span><text:span text:style-name="T150"> load</text:span><text:span text:style-name="T158">ing</text:span><text:span text:style-name="T150">, the value of isPlaying shall be True</text:span></text:p>
        </text:list-item>
        <text:list-item>
          <text:p text:style-name="P106"><text:span text:style-name="T210">the game shall have a </text:span><text:span text:style-name="T209">Level</text:span><text:span text:style-name="T210"> </text:span><text:span text:style-name="T172">D</text:span><text:span text:style-name="T210">ata object</text:span></text:p>
        </text:list-item>
        <text:list-item>
          <text:p text:style-name="P108"><text:span text:style-name="T150">t</text:span><text:span text:style-name="T128">he game shall have a Map object</text:span></text:p>
        </text:list-item>
        <text:list-item>
          <text:p text:style-name="P107"><text:span text:style-name="T245">the game shall have a HUD object</text:span></text:p>
        </text:list-item>
      </text:list>
      <text:p text:style-name="P13"/>
      <text:p text:style-name="P5"/>
      <text:p text:style-name="P2"/>
      <text:p text:style-name="P91"/>
      <text:p text:style-name="P90">Map</text:p>
      <text:p text:style-name="P92"><text:span text:style-name="T367">The Map </text:span><text:span text:style-name="T369">Tiles</text:span><text:span text:style-name="T367"> </text:span><text:span text:style-name="T369">array</text:span><text:span text:style-name="T367"> should be a nested array with each inner array the same length. The data in the array should be in the form of strings that represent a </text:span><text:span text:style-name="T370">value</text:span><text:span text:style-name="T367"> in the Resources </text:span><text:span text:style-name="T368">object</text:span></text:p>
      <text:p text:style-name="P271"><text:span text:style-name="T164">while </text:span><text:span text:style-name="T192">the game is </text:span><text:span text:style-name="T164">in the playing state:</text:span></text:p>
      <text:list xml:id="list402920230" text:style-name="L56">
        <text:list-item>
          <text:p text:style-name="P272"><text:span text:style-name="T164">t</text:span><text:span text:style-name="T128">he Map shall have a tuple spawnLocation</text:span></text:p>
        </text:list-item>
        <text:list-item>
          <text:p text:style-name="P272"><text:span text:style-name="T128">the Map shall have a </text:span><text:span text:style-name="T250">tuple destLocation</text:span></text:p>
        </text:list-item>
        <text:list-item>
          <text:p text:style-name="P273"><text:span text:style-name="T250">t</text:span><text:span text:style-name="T128">he Map shall have a list </text:span><text:span text:style-name="T251">buildLocation</text:span></text:p>
        </text:list-item>
        <text:list-item>
          <text:p text:style-name="P274"><text:span text:style-name="T251">t</text:span><text:span text:style-name="T128">he Map shall have a list pathLocation</text:span></text:p>
        </text:list-item>
        <text:list-item>
          <text:p text:style-name="P274"><text:span text:style-name="T128">the Map shall have a list decoLocation</text:span></text:p>
        </text:list-item>
      </text:list>
      <text:list xml:id="list2251150690" text:style-name="L50">
        <text:list-item>
          <text:p text:style-name="P254"><text:span text:style-name="T365">when the Map is first made, </text:span><text:span text:style-name="T328">t</text:span><text:span text:style-name="T329">he game shall </text:span><text:span text:style-name="T330">attempt to access the first entry in the first entry of the Map Tiles array in the levelData tuple</text:span></text:p>
        </text:list-item>
      </text:list>
      <text:p text:style-name="P214"><text:span text:style-name="T382">T</text:span><text:span text:style-name="T293">his is to test if Map Tiles is a nested array of at least two dimensions, if this cannot be done, then this cannot be used as a map for the game</text:span></text:p>
      <text:list xml:id="list2550359741" text:style-name="L8">
        <text:list-item>
          <text:p text:style-name="P109"><text:span text:style-name="T325">if the</text:span><text:span text:style-name="T300"> </text:span><text:span text:style-name="T331">first entry of the first entry in Map Tiles cannot be accessed</text:span><text:span text:style-name="T326">, then the game shall be in the main menu state and </text:span><text:span text:style-name="T332">the game shall</text:span><text:span text:style-name="T326"> print to the console that the Map is an invalid format</text:span></text:p>
        </text:list-item>
      </text:list>
      <text:p text:style-name="P259"><text:span text:style-name="T326"/></text:p>
      <text:list xml:id="list212051765376017" text:continue-numbering="true" text:style-name="L8">
        <text:list-item>
          <text:p text:style-name="P255"><text:soft-page-break/><text:span text:style-name="T326">w</text:span><text:span text:style-name="T294">hen the first entry of the first entry in Map Tiles can be accessed, the game shall measure and compare the lengths of all the inner arrays to determine if they are all the same length</text:span></text:p>
        </text:list-item>
      </text:list>
      <text:p text:style-name="P215"><text:span text:style-name="T293">Th</text:span><text:span text:style-name="T384">is</text:span><text:span text:style-name="T293"> is is to test if the data in Map Tiles can form a rectangular grid if used in the Map. </text:span><text:span text:style-name="T384">If any of the lengths are different, then the Map won’t be rectangular </text:span><text:span text:style-name="T385">if this is used</text:span><text:span text:style-name="T384">.</text:span></text:p>
      <text:list xml:id="list2474611225" text:style-name="L51">
        <text:list-item>
          <text:p text:style-name="P93"><text:span text:style-name="T293">if the lengths of the inner arrays of Map Tiles are not all the same, then the game shall be in the Main Menu state and the game shall print out to the console that the Map is an invalid s</text:span><text:span text:style-name="T383">hape</text:span></text:p>
        </text:list-item>
      </text:list>
      <text:p text:style-name="P94"><text:span text:style-name="T383"/></text:p>
      <text:list xml:id="list212051710358395" text:continue-numbering="true" text:style-name="L51">
        <text:list-item>
          <text:p text:style-name="P256"><text:span text:style-name="T333">w</text:span><text:span text:style-name="T334">hen the lengths of all the inner array of Map Tiles have been confirmed to be the same, the game shall </text:span><text:span text:style-name="T335">read</text:span><text:span text:style-name="T334"> all the entries of the inner arrays and </text:span><text:span text:style-name="T335">use them</text:span><text:span text:style-name="T334"> </text:span><text:span text:style-name="T335">try to access data in the Resources object, </text:span><text:span text:style-name="T336">the data shall then be used to try to access some image data</text:span></text:p>
        </text:list-item>
      </text:list>
      <text:p text:style-name="P216"><text:span text:style-name="T293">This is to test if all the data in Map Tiles </text:span><text:span text:style-name="T386">could be used to </text:span><text:span text:style-name="T387">access an image. This image if used, would be used to populate the specific tile it represents.</text:span></text:p>
      <text:list xml:id="list264067814" text:style-name="L53">
        <text:list-item>
          <text:p text:style-name="P257"><text:span text:style-name="T337">If any of the data in Map Tiles can not be used to access image data, then the game shall be in the Main Menu state, the game shall print out to console that the tile data is not valid and the game shall print out to the console the indices of the invalid tile</text:span></text:p>
        </text:list-item>
      </text:list>
      <text:p text:style-name="P260"><text:span text:style-name="T337"/></text:p>
      <text:list xml:id="list212053331723084" text:continue-list="list212051765376017" text:style-name="L8">
        <text:list-item>
          <text:p text:style-name="P113"><text:span text:style-name="T327">W</text:span><text:span text:style-name="T338">hen all the data in Map Tiles has been confirmed to be able to access image data, the game shall search the Map Tiles for data that </text:span><text:span text:style-name="T340">points to</text:span><text:span text:style-name="T338"> Spawn Point Data</text:span></text:p>
        </text:list-item>
        <text:list-item>
          <text:p text:style-name="P113"><text:span text:style-name="T338">If none of the data in Map Tiles </text:span><text:span text:style-name="T340">points to</text:span><text:span text:style-name="T338"> Spawn Point Data, then the game shall be in the Main Menu state and the game shall print out to the console that there </text:span><text:span text:style-name="T344">is</text:span><text:span text:style-name="T338"> no spawn point</text:span></text:p>
        </text:list-item>
        <text:list-item>
          <text:p text:style-name="P115"><text:span text:style-name="T340">When data in Map Tiles that </text:span><text:span text:style-name="T341">points to</text:span><text:span text:style-name="T340"> Spawn Point Data </text:span><text:span text:style-name="T341">has been found, the game shall save the indices in which the data is found </text:span><text:span text:style-name="T348">and the Image Link string </text:span><text:span text:style-name="T350">in</text:span><text:span text:style-name="T349"> </text:span><text:span text:style-name="T352">Spawn Point D</text:span><text:span text:style-name="T349">ata </text:span><text:span text:style-name="T352">being referenced</text:span><text:span text:style-name="T341"> </text:span><text:span text:style-name="T347">to</text:span><text:span text:style-name="T341"> spawnLocation</text:span></text:p>
        </text:list-item>
      </text:list>
      <text:p text:style-name="P261"><text:span text:style-name="T341"/></text:p>
      <text:list xml:id="list212051949293615" text:continue-numbering="true" text:style-name="L8">
        <text:list-item>
          <text:p text:style-name="P114"><text:span text:style-name="T327">W</text:span><text:span text:style-name="T338">hen </text:span><text:span text:style-name="T342">data in Map Tiles that points to Spawn Point Data has been found</text:span><text:span text:style-name="T338">, the game shall search Map Tiles for data that </text:span><text:span text:style-name="T342">points to</text:span><text:span text:style-name="T338"> </text:span><text:span text:style-name="T342">Destination</text:span><text:span text:style-name="T338"> Data</text:span></text:p>
        </text:list-item>
        <text:list-item>
          <text:p text:style-name="P114"><text:span text:style-name="T338">If none of the data in Map Tiles </text:span><text:span text:style-name="T343">points to</text:span><text:span text:style-name="T338"> </text:span><text:span text:style-name="T339">Destination</text:span><text:span text:style-name="T338"> Data, then the game shall be in the Main Menu state and the game shall print out to the console that there is no </text:span><text:span text:style-name="T344">destination</text:span></text:p>
        </text:list-item>
        <text:list-item>
          <text:p text:style-name="P116"><text:span text:style-name="T340">When data in Map Tiles that </text:span><text:span text:style-name="T341">points to</text:span><text:span text:style-name="T340"> </text:span><text:span text:style-name="T345">Destination</text:span><text:span text:style-name="T340"> Data </text:span><text:span text:style-name="T341">has been found, the game shall save the indices in which the data is found </text:span><text:span text:style-name="T348">and the Image Link string</text:span><text:span text:style-name="T350"> in</text:span><text:span text:style-name="T349"> </text:span><text:span text:style-name="T351">Destination Data being referenced</text:span><text:span text:style-name="T341"> </text:span><text:span text:style-name="T346">to</text:span><text:span text:style-name="T341"> </text:span><text:span text:style-name="T345">dest</text:span><text:span text:style-name="T341">Location</text:span></text:p>
        </text:list-item>
      </text:list>
      <text:p text:style-name="P262"><text:span text:style-name="T341"/></text:p>
      <text:list xml:id="list212051850509108" text:continue-numbering="true" text:style-name="L8">
        <text:list-item>
          <text:p text:style-name="P117"><text:span text:style-name="T341">W</text:span><text:span text:style-name="T355">hen </text:span><text:span text:style-name="T346">data in Map Tiles that points to Destination Data has been found, the game shall search </text:span><text:span text:style-name="T348">search the enti</text:span><text:span text:style-name="T354">rety of</text:span><text:span text:style-name="T348"> Map Tiles </text:span><text:span text:style-name="T353">for </text:span><text:span text:style-name="T354">data that points to Building Site Data</text:span></text:p>
        </text:list-item>
        <text:list-item>
          <text:p text:style-name="P263"><text:span text:style-name="T354">I</text:span><text:span text:style-name="T294">f none of the data in Map Tiles points to Building Site Data, then the game shall be in the Main menu state and the game shall print to the console that there are no building sites</text:span></text:p>
        </text:list-item>
        <text:list-item>
          <text:p text:style-name="P264"><text:span text:style-name="T294">when data in Map Tiles that points to Building Site Data has been found, </text:span><text:span text:style-name="T356">the game shall save the indices in which the data is found and the Image Link string in Building Site Data being referenced to a tuple which is added to buildLocation</text:span></text:p>
        </text:list-item>
      </text:list>
      <text:p text:style-name="P265"><text:span text:style-name="T356"/></text:p>
      <text:list xml:id="list212053158468024" text:continue-numbering="true" text:style-name="L8">
        <text:list-item>
          <text:p text:style-name="P266"><text:span text:style-name="T356">w</text:span><text:span text:style-name="T294">hen data in Map Tiles that points to Building Site Data has been found, the game shall search the entirety of Map Tiles for data that points to Path </text:span><text:span text:style-name="T357">Data</text:span></text:p>
        </text:list-item>
        <text:list-item>
          <text:p text:style-name="P118"><text:span text:style-name="T354">I</text:span><text:span text:style-name="T359">f none of the data in Map Tiles points to </text:span><text:span text:style-name="T358">Path</text:span><text:span text:style-name="T359"> Data, then the game shall be in the Main </text:span><text:span text:style-name="T360">M</text:span><text:span text:style-name="T359">enu state and the game shall print to the console that there are no </text:span><text:span text:style-name="T358">path tiles</text:span></text:p>
        </text:list-item>
        <text:list-item>
          <text:p text:style-name="P118"><text:span text:style-name="T357">when data in Map Tiles that points to </text:span><text:span text:style-name="T360">Path</text:span><text:span text:style-name="T357"> Data has been found, </text:span><text:span text:style-name="T356">the game shall save the indices in which the data is found and the Image Link string in </text:span><text:span text:style-name="T360">Path</text:span><text:span text:style-name="T356"> Data being referenced to a tuple which is added to </text:span><text:span text:style-name="T361">path</text:span><text:span text:style-name="T356">Location</text:span></text:p>
        </text:list-item>
      </text:list>
      <text:p text:style-name="P267"><text:span text:style-name="T356"/></text:p>
      <text:list xml:id="list212051651314650" text:continue-numbering="true" text:style-name="L8">
        <text:list-item>
          <text:p text:style-name="P119"><text:span text:style-name="T356">w</text:span><text:span text:style-name="T363">hen data in Map Tiles that points to </text:span><text:span text:style-name="T362">Path</text:span><text:span text:style-name="T363"> Data has been found, the game shall search the entirety of Map Tiles for data that points to </text:span><text:span text:style-name="T362">Decoration</text:span><text:span text:style-name="T363"> </text:span><text:span text:style-name="T357">Data</text:span></text:p>
        </text:list-item>
        <text:list-item>
          <text:p text:style-name="P119"><text:soft-page-break/><text:span text:style-name="T357">when data in Map Tiles that points to </text:span><text:span text:style-name="T360">Path</text:span><text:span text:style-name="T357"> Data has been found, </text:span><text:span text:style-name="T356">the game shall save the indices in which the data is found and the Image Link string in </text:span><text:span text:style-name="T362">Decoration</text:span><text:span text:style-name="T356"> being referenced to a tuple which is added to </text:span><text:span text:style-name="T364">deco</text:span><text:span text:style-name="T356">Location</text:span></text:p>
          <text:p text:style-name="P129"/>
        </text:list-item>
      </text:list>
      <text:p text:style-name="P46"/>
      <text:p text:style-name="P46"/>
      <text:p text:style-name="P258"><text:span text:style-name="T305"/></text:p>
      <text:p text:style-name="P47"/>
      <text:p text:style-name="P258"><text:span text:style-name="T317">Level</text:span><text:span text:style-name="T318"> Data</text:span></text:p>
      <text:p text:style-name="P268"><text:span text:style-name="T318"/></text:p>
      <text:p text:style-name="P130">while <text:span text:style-name="T529">the game is </text:span>in the playing state,:</text:p>
      <text:list xml:id="list1532537873" text:style-name="L55">
        <text:list-item>
          <text:p text:style-name="P269"><text:span text:style-name="T295">the </text:span><text:span text:style-name="T319">Level</text:span><text:span text:style-name="T301"> Data</text:span><text:span text:style-name="T295"> shall have a </text:span><text:span text:style-name="T308">C</text:span><text:span text:style-name="T295">urrent </text:span><text:span text:style-name="T308">E</text:span><text:span text:style-name="T295">nemies </text:span><text:span text:style-name="T304">list</text:span></text:p>
        </text:list-item>
      </text:list>
      <text:p text:style-name="P275"><text:span text:style-name="T371">Current Enemies will</text:span><text:span text:style-name="T372"> contain </text:span><text:span text:style-name="T373">objects which represent</text:span><text:span text:style-name="T372"> every individual </text:span><text:span text:style-name="T374">E</text:span><text:span text:style-name="T372">nemy that has spawned in the current wave</text:span></text:p>
      <text:list xml:id="list212052526528477" text:continue-list="list212051651314650" text:style-name="L8">
        <text:list-item>
          <text:p text:style-name="P120"><text:span text:style-name="T295">the </text:span><text:span text:style-name="T319">Level</text:span><text:span text:style-name="T301"> Data</text:span><text:span text:style-name="T295"> shall have </text:span><text:span text:style-name="T303">a </text:span><text:span text:style-name="T308">B</text:span><text:span text:style-name="T303">uilding </text:span><text:span text:style-name="T308">S</text:span><text:span text:style-name="T303">ites </text:span><text:span text:style-name="T304">list</text:span></text:p>
        </text:list-item>
      </text:list>
      <text:p text:style-name="P276"><text:span text:style-name="T375">Building Sites will</text:span><text:span text:style-name="T372"> contain </text:span><text:span text:style-name="T376">objects which represent each area</text:span><text:span text:style-name="T372"> in which a tower could be buil</text:span><text:span text:style-name="T377">t</text:span><text:span text:style-name="T372"> upon</text:span></text:p>
      <text:list xml:id="list212052094279901" text:continue-numbering="true" text:style-name="L8">
        <text:list-item>
          <text:p text:style-name="P121"><text:span text:style-name="T321">the </text:span><text:span text:style-name="T320">Level</text:span><text:span text:style-name="T301"> Data</text:span><text:span text:style-name="T303"> shall have a </text:span><text:span text:style-name="T308">B</text:span><text:span text:style-name="T298">ullets </text:span><text:span text:style-name="T304">list</text:span></text:p>
        </text:list-item>
      </text:list>
      <text:p text:style-name="P277"><text:span text:style-name="T378">Bullets will</text:span><text:span text:style-name="T372"> contain every projectile that has been fired in the current wave</text:span></text:p>
      <text:list xml:id="list212053234499865" text:continue-numbering="true" text:style-name="L8">
        <text:list-item>
          <text:p text:style-name="P122"><text:span text:style-name="T302">t</text:span><text:span text:style-name="T309">he </text:span><text:span text:style-name="T322">Level</text:span><text:span text:style-name="T309"> Data shall have a</text:span><text:span text:style-name="T324">n</text:span><text:span text:style-name="T309"> Enemy By Wave list </text:span><text:span text:style-name="T366">and it shall copy the data from the Wave list in</text:span><text:span text:style-name="T309"> </text:span><text:span text:style-name="T366">levelData</text:span></text:p>
        </text:list-item>
        <text:list-item>
          <text:p text:style-name="P281"><text:span text:style-name="T366">w</text:span><text:span text:style-name="T294">hen the data in Wave has been copied to the Enemy By Wave list, the game shall inspect the Enemy By Wave list’s entries for validity</text:span></text:p>
        </text:list-item>
      </text:list>
      <text:p text:style-name="P280"><text:span text:style-name="T372">this list </text:span><text:span text:style-name="T379">should</text:span><text:span text:style-name="T372"> contain </text:span><text:span text:style-name="T380">tuples which contain data</text:span><text:span text:style-name="T372"> for every wave that the spawn point will use to determine what </text:span><text:span text:style-name="T381">enemies</text:span><text:span text:style-name="T372"> will spawn, how many </text:span><text:span text:style-name="T381">enemies</text:span><text:span text:style-name="T372"> will spawn, </text:span><text:span text:style-name="T381">and at what rate they will spawn</text:span><text:span text:style-name="T372"> for a given wave</text:span></text:p>
      <text:list xml:id="list212051704381936" text:continue-numbering="true" text:style-name="L8">
        <text:list-item>
          <text:p text:style-name="P132"><text:span text:style-name="T312">i</text:span><text:span text:style-name="T294">f at least one of the tuples in the Wave By List object are invalid, the game shall be in the main menu state and the game shall print to the console that the wave data is invalid as well as the wave in which the problem is detected</text:span></text:p>
        </text:list-item>
        <text:list-item>
          <text:p text:style-name="P110"><text:span text:style-name="T302">t</text:span><text:span text:style-name="T309">he </text:span><text:span text:style-name="T323">Level</text:span><text:span text:style-name="T309"> Data shall have a Current Wave Counter integer value, this value shall be used in conjunction with the game’s Game Data’s Enemy By Wave list to determine the parameters of the current wave</text:span></text:p>
        </text:list-item>
        <text:list-item>
          <text:p text:style-name="P111"><text:span text:style-name="T316">when the Current Wave Counter increases, the Enemies </text:span><text:span text:style-name="T313">L</text:span><text:span text:style-name="T316">ist </text:span><text:span text:style-name="T313">list</text:span><text:span text:style-name="T316"> shall </text:span><text:span text:style-name="T314">be</text:span><text:span text:style-name="T316"> </text:span><text:span text:style-name="T315">emptied</text:span><text:span text:style-name="T316"> and the Spawn Point’s Wave Enemies value, Wave Enemies Number Value and Spawn Speed Value are updated</text:span></text:p>
        </text:list-item>
        <text:list-item>
          <text:p text:style-name="P112"><text:span text:style-name="T506">the game’s </text:span><text:span text:style-name="T514">Game Data</text:span> shall have a <text:span text:style-name="T518">M</text:span>aximum <text:span text:style-name="T518">W</text:span>ave <text:span text:style-name="T518">integer</text:span> value, <text:span text:style-name="T520">this value shall be used to determine if the level has been won</text:span></text:p>
        </text:list-item>
        <text:list-item>
          <text:p text:style-name="P125">the game’<text:span text:style-name="T516">s</text:span> <text:span text:style-name="T515">Game Data</text:span> shall have a <text:span text:style-name="T507">Play Speed </text:span><text:span text:style-name="T519">float</text:span><text:span text:style-name="T507"> </text:span><text:span text:style-name="T519">v</text:span><text:span text:style-name="T507">alue, </text:span><text:span text:style-name="T520">this value shall be used to determine </text:span><text:span text:style-name="T521">the speed at which the game is played</text:span></text:p>
        </text:list-item>
      </text:list>
      <text:p text:style-name="P48">The things affected by Play Speed are the rate at which the enemies spawn, the speed at which the enemies move, the rate at which the towers attack and the speed at which the projectiles move</text:p>
      <text:p text:style-name="P48">All thing affected by Play Speed are impacted the same amount to keep things fair</text:p>
      <text:list xml:id="list212053132838914" text:continue-numbering="true" text:style-name="L8">
        <text:list-item>
          <text:p text:style-name="P112"><text:span text:style-name="T295">the game’s </text:span><text:span text:style-name="T296">Map’s</text:span><text:span text:style-name="T297"> value of Play Speed shall be the value of </text:span><text:span text:style-name="T298">the game’s speedSetting value</text:span><text:span text:style-name="T297"> multiplied by the value of </text:span><text:span text:style-name="T299">the game’s</text:span><text:span text:style-name="T297"> isPlaying </text:span><text:span text:style-name="T299">value</text:span></text:p>
        </text:list-item>
        <text:list-item>
          <text:p text:style-name="P133"><text:span text:style-name="T299">t</text:span><text:span text:style-name="T294">he game’s Game Data shall </text:span><text:span text:style-name="T310">have a Resource Amount integer value, this value shall determine if a specific tower or upgrade could be bought</text:span></text:p>
        </text:list-item>
        <text:list-item>
          <text:p text:style-name="P126">the game’s Game Data shall have a Lives Left integer value, this value shall be used to determine if the level has been lost</text:p>
        </text:list-item>
        <text:list-item>
          <text:p text:style-name="P134"><text:span text:style-name="T294">Game Data shall have a Rest integer value, </text:span><text:span text:style-name="T311">this value shall be used to determine how long the break between the last enemy of a wave has been eliminated and the start of the next wave</text:span></text:p>
        </text:list-item>
      </text:list>
      <text:p text:style-name="P135"><text:span text:style-name="T311"/></text:p>
      <text:p text:style-name="P127">HUD</text:p>
      <text:p text:style-name="P128"><text:soft-page-break/>while <text:span text:style-name="T529">the game is </text:span>in the playing state,:</text:p>
      <text:list xml:id="list4206486495" text:style-name="L9">
        <text:list-item>
          <text:p text:style-name="P123">the game’s HUD shall display a Lives <text:span text:style-name="T517">L</text:span>eft counter</text:p>
        </text:list-item>
        <text:list-item>
          <text:p text:style-name="P124">the game’s HUD shall display a Resource Amount counter</text:p>
        </text:list-item>
        <text:list-item>
          <text:p text:style-name="P124">the game’s HUD shall display a Wave Number counter</text:p>
        </text:list-item>
        <text:list-item>
          <text:p text:style-name="P131"><text:span text:style-name="T305">the game’s HUD shall </text:span><text:span text:style-name="T306">have</text:span><text:span text:style-name="T307"> a</text:span><text:span text:style-name="T305"> Settings button</text:span></text:p>
        </text:list-item>
        <text:list-item>
          <text:p text:style-name="P136"><text:span text:style-name="T305">the game’s HUD shall </text:span><text:span text:style-name="T307">have</text:span><text:span text:style-name="T305"> a Speed Settings button or buttons</text:span></text:p>
        </text:list-item>
      </text:list>
      <text:p text:style-name="P47"/>
      <text:p text:style-name="P1"/>
      <text:p text:style-name="P17">path</text:p>
      <text:p text:style-name="P18">while <text:span text:style-name="T529">the game is </text:span>in the playing state,:</text:p>
      <text:list xml:id="list2253950961" text:style-name="L10">
        <text:list-item>
          <text:p text:style-name="P63"><text:span text:style-name="T510">i</text:span>f the Spawn Point is not adjacent to a path tile, then the game shall be in the main menu state and the game shall print to the console that the Map’s Spawn Point is not valid</text:p>
        </text:list-item>
      </text:list>
      <text:list xml:id="list4239142097" text:style-name="L11">
        <text:list-item>
          <text:p text:style-name="P64"><text:span text:style-name="T510">i</text:span><text:span text:style-name="T511">f the </text:span><text:span text:style-name="T533">Destination</text:span><text:span text:style-name="T511"> is not adjacent to a path tile, then the game shall be in the main menu state and the game shall print to the console that the Map’s </text:span><text:span text:style-name="T533">Destination</text:span><text:span text:style-name="T511"> is not valid</text:span></text:p>
        </text:list-item>
      </text:list>
      <text:list xml:id="list88702776" text:style-name="L12">
        <text:list-item>
          <text:p text:style-name="P65">if the game’s Map’s path does not link a spawn point to a destination <text:span text:style-name="T522">with a contiguous series of </text:span><text:span text:style-name="T523">path tiles</text:span>, then the game shall be in the main menu state and the game shall print to the console that the Map’s path is not vali<text:span text:style-name="T522">d</text:span></text:p>
        </text:list-item>
      </text:list>
      <text:p text:style-name="P54"><text:span text:style-name="T24">In order for the enemies to know what </text:span><text:span text:style-name="T26">route</text:span><text:span text:style-name="T24"> to take, a breadth first search should be used to find the shortest </text:span><text:span text:style-name="T27">set of</text:span><text:span text:style-name="T24"> path </text:span><text:span text:style-name="T27">tiles</text:span><text:span text:style-name="T24"> from the spawn point to the destination.</text:span></text:p>
      <text:p text:style-name="P54"><text:span text:style-name="T24">If the breadth first search does not work out then the </text:span><text:span text:style-name="T25">route enemies take</text:span><text:span text:style-name="T24"> would be set using waypoints and would need to be put into the code manually.</text:span></text:p>
      <text:p text:style-name="P1"/>
      <text:p text:style-name="P17"><text:span text:style-name="T528">S</text:span>pawn <text:span text:style-name="T528">P</text:span>oint</text:p>
      <text:p text:style-name="P55"><text:span text:style-name="T165">while </text:span><text:span text:style-name="T192">the game is </text:span><text:span text:style-name="T165">in the playing state,:</text:span></text:p>
      <text:list xml:id="list703884085" text:style-name="L13">
        <text:list-item>
          <text:p text:style-name="P137"><text:span text:style-name="T188">the </text:span><text:span text:style-name="T185">S</text:span><text:span text:style-name="T169">pawn </text:span><text:span text:style-name="T185">P</text:span><text:span text:style-name="T169">oint shall </text:span><text:span text:style-name="T177">have a Wave Enemies string value</text:span></text:p>
        </text:list-item>
      </text:list>
      <text:p text:style-name="P49"><text:span text:style-name="T28">T</text:span><text:span text:style-name="T29">he value of</text:span><text:span text:style-name="T30"> </text:span><text:span text:style-name="T29">Wave Enemies</text:span><text:span text:style-name="T30"> is derived from the Enemy By Wave list in conjunction with the Current Wave Counter, </text:span><text:span text:style-name="T28">both of which are in the game’s Game Data object</text:span><text:span text:style-name="T30">. </text:span><text:span text:style-name="T28">This value is use</text:span><text:span text:style-name="T30"> to determine what enemies </text:span><text:span text:style-name="T31">will</text:span><text:span text:style-name="T30"> be spawned </text:span><text:span text:style-name="T28">in the current wave.</text:span></text:p>
      <text:list xml:id="list212053632774890" text:continue-numbering="true" text:style-name="L13">
        <text:list-item>
          <text:p text:style-name="P138"><text:span text:style-name="T188">the </text:span><text:span text:style-name="T186">S</text:span><text:span text:style-name="T169">pawn </text:span><text:span text:style-name="T186">P</text:span><text:span text:style-name="T169">oint shall </text:span><text:span text:style-name="T177">have a Wave Enemies </text:span><text:span text:style-name="T178">Number</text:span><text:span text:style-name="T177"> </text:span><text:span text:style-name="T178">integer </text:span><text:span text:style-name="T180">value</text:span></text:p>
        </text:list-item>
      </text:list>
      <text:p text:style-name="P50"><text:span text:style-name="T28">T</text:span><text:span text:style-name="T29">he value of</text:span><text:span text:style-name="T30"> </text:span><text:span text:style-name="T29">Wave Enemies </text:span><text:span text:style-name="T31">Number</text:span><text:span text:style-name="T30"> is derived from the Enemy By Wave list in conjunction with the Current Wave Counter, </text:span><text:span text:style-name="T28">both of which are in the game’s Game Data object</text:span><text:span text:style-name="T30">. </text:span><text:span text:style-name="T28">This value is use</text:span><text:span text:style-name="T30"> to determine </text:span><text:span text:style-name="T31">how many</text:span><text:span text:style-name="T30"> enemies </text:span><text:span text:style-name="T31">will</text:span><text:span text:style-name="T30"> be spawned </text:span><text:span text:style-name="T28">in the current wave.</text:span></text:p>
      <text:list xml:id="list212052756054927" text:continue-numbering="true" text:style-name="L13">
        <text:list-item>
          <text:p text:style-name="P138"><text:span text:style-name="T188">the </text:span><text:span text:style-name="T187">S</text:span><text:span text:style-name="T169">pawn </text:span><text:span text:style-name="T187">P</text:span><text:span text:style-name="T169">oint shall </text:span><text:span text:style-name="T177">have a </text:span><text:span text:style-name="T179">Spawn Speed</text:span><text:span text:style-name="T177"> </text:span><text:span text:style-name="T179">float</text:span><text:span text:style-name="T177"> value</text:span></text:p>
        </text:list-item>
      </text:list>
      <text:p text:style-name="P34"><text:span text:style-name="T526">T</text:span><text:span text:style-name="T525">he value of</text:span><text:span text:style-name="T524"> </text:span><text:span text:style-name="T527">Spawn Speed</text:span><text:span text:style-name="T524"> is derived from the Enemy By Wave list in conjunction with the Current Wave Counter, </text:span><text:span text:style-name="T526">both of which are in the game’s Game Data object</text:span><text:span text:style-name="T524">. </text:span><text:span text:style-name="T526">This value is use</text:span><text:span text:style-name="T524"> to determine </text:span><text:span text:style-name="T527">the rate at which</text:span><text:span text:style-name="T524"> enemies </text:span><text:span text:style-name="T527">will</text:span><text:span text:style-name="T524"> be spawned </text:span><text:span text:style-name="T526">in the current wave.</text:span></text:p>
      <text:list xml:id="list2402459264" text:style-name="L14">
        <text:list-item>
          <text:p text:style-name="P66">the Spawn Point shall have a Rest Time float value</text:p>
        </text:list-item>
      </text:list>
      <text:list xml:id="list212053067493731" text:continue-list="list212052756054927" text:style-name="L13">
        <text:list-item>
          <text:p text:style-name="P139"><text:span text:style-name="T166">while </text:span><text:span text:style-name="T167">in the</text:span><text:span text:style-name="T166"> </text:span><text:span text:style-name="T173">S</text:span><text:span text:style-name="T166">pawning state, the </text:span><text:span text:style-name="T190">S</text:span><text:span text:style-name="T166">pawn </text:span><text:span text:style-name="T190">P</text:span><text:span text:style-name="T166">oint shall spawn</text:span><text:span text:style-name="T167"> one of the wave’s enem</text:span><text:span text:style-name="T181">ie</text:span><text:span text:style-name="T182">s </text:span><text:span text:style-name="T189">determined by the value of Wave Enemies</text:span><text:span text:style-name="T182">,</text:span><text:span text:style-name="T167"> </text:span><text:span text:style-name="T183">after which</text:span><text:span text:style-name="T168"> it shall be in the </text:span><text:span text:style-name="T173">S</text:span><text:span text:style-name="T168">pawned state</text:span></text:p>
        </text:list-item>
        <text:list-item>
          <text:p text:style-name="P140"><text:span text:style-name="T167">w</text:span><text:span text:style-name="T168">hile in the spawned state, </text:span><text:span text:style-name="T191">S</text:span><text:span text:style-name="T168">pawn </text:span><text:span text:style-name="T191">P</text:span><text:span text:style-name="T168">oint shall </text:span><text:span text:style-name="T184">take no action</text:span><text:span text:style-name="T168"> for a period of time based on the </text:span><text:span text:style-name="T173">value of Spawn Speed</text:span><text:span text:style-name="T168"> then it shall be in the </text:span><text:span text:style-name="T174">S</text:span><text:span text:style-name="T168">pawning state</text:span></text:p>
        </text:list-item>
        <text:list-item>
          <text:p text:style-name="P141"><text:span text:style-name="T130">when </text:span><text:span text:style-name="T175">the length of the game’s Game Data’s Current Enemies is at or above the </text:span><text:span text:style-name="T193">S</text:span><text:span text:style-name="T175">pawn </text:span><text:span text:style-name="T193">P</text:span><text:span text:style-name="T175">oint’s Wave Enemies Number</text:span><text:span text:style-name="T130">, the spawn point </text:span><text:span text:style-name="T131">shall be</text:span><text:span text:style-name="T130"> in the </text:span><text:span text:style-name="T175">R</text:span><text:span text:style-name="T176">est</text:span><text:span text:style-name="T130"> state</text:span></text:p>
        </text:list-item>
      </text:list>
      <text:list xml:id="list2834398602" text:style-name="L15">
        <text:list-item>
          <text:p text:style-name="P142"><text:span text:style-name="T132">when in the spawned state and there are no more creeps in the alive state, the spawn </text:span><text:span text:style-name="T144">point</text:span><text:span text:style-name="T132"> shall be in the </text:span><text:span text:style-name="T194">Rest</text:span><text:span text:style-name="T132"> state</text:span></text:p>
        </text:list-item>
        <text:list-item>
          <text:p text:style-name="P142">while in the <text:span text:style-name="T530">Rest</text:span> state, the spawn point <text:span text:style-name="T413">shall</text:span> stop all activity for a set amount of time <text:span text:style-name="T532">based on the value of</text:span><text:span text:style-name="T531"> Rest Time</text:span> <text:span text:style-name="T413">after which it shall be in the spawning state</text:span></text:p>
        </text:list-item>
      </text:list>
      <text:p text:style-name="P67"/>
      <text:p text:style-name="P1"/>
      <text:p text:style-name="P56"><text:span text:style-name="T204">Current </text:span><text:span text:style-name="T205">Enem</text:span><text:span text:style-name="T204">ies</text:span></text:p>
      <text:p text:style-name="P23">while the game is in the playing state,:</text:p>
      <text:list xml:id="list3510795611" text:style-name="L16">
        <text:list-item>
          <text:p text:style-name="P143"><text:soft-page-break/><text:span text:style-name="T195">when </text:span><text:span text:style-name="T199">there are</text:span><text:span text:style-name="T195"> </text:span><text:span text:style-name="T196">no</text:span><text:span text:style-name="T197"> the Enemies in </text:span><text:span text:style-name="T206">Current </text:span><text:span text:style-name="T196">Enem</text:span><text:span text:style-name="T206">ies</text:span><text:span text:style-name="T196"> </text:span><text:span text:style-name="T200">which are </text:span><text:span text:style-name="T196">in the Living </text:span><text:span text:style-name="T201">s</text:span><text:span text:style-name="T196">tate and the Spawn Point in the Map is in the Resting state, Current Wave Counter shall increase by </text:span><text:span text:style-name="T198">one</text:span></text:p>
        </text:list-item>
        <text:list-item>
          <text:p text:style-name="P144"><text:span text:style-name="T198">w</text:span><text:span text:style-name="T199">hen </text:span><text:span text:style-name="T202">the Spawn Point has spawned an Enemy, </text:span><text:span text:style-name="T206">Current </text:span><text:span text:style-name="T196">Enem</text:span><text:span text:style-name="T206">ies</text:span><text:span text:style-name="T202"> shall add the </text:span><text:span text:style-name="T203">parameters</text:span><text:span text:style-name="T202"> of the Enemy to it </text:span><text:span text:style-name="T207">in the form of a tuple</text:span></text:p>
        </text:list-item>
      </text:list>
      <text:p text:style-name="P1"/>
      <text:p text:style-name="P24">Enemy</text:p>
      <text:p text:style-name="P24">while the game is in the playing state,:</text:p>
      <text:list xml:id="list671586037" text:style-name="L17">
        <text:list-item>
          <text:p text:style-name="P145"><text:span text:style-name="T211">the</text:span><text:span text:style-name="T208"> Enemy shall have an ID string value</text:span></text:p>
        </text:list-item>
      </text:list>
      <text:list xml:id="list3636434849" text:style-name="L18">
        <text:list-item>
          <text:p text:style-name="P146"><text:span text:style-name="T211">the</text:span><text:span text:style-name="T208"> Enemy</text:span><text:span text:style-name="T139"> shall have </text:span><text:span text:style-name="T140">an</text:span><text:span text:style-name="T139"> HP </text:span><text:span text:style-name="T208">float</text:span><text:span text:style-name="T139"> </text:span><text:span text:style-name="T141">value</text:span></text:p>
        </text:list-item>
        <text:list-item>
          <text:p text:style-name="P147"><text:span text:style-name="T211">the</text:span><text:span text:style-name="T208"> Enemy</text:span><text:span text:style-name="T133"> shall have a maximum HP </text:span><text:span text:style-name="T208">float</text:span><text:span text:style-name="T133"> </text:span><text:span text:style-name="T141">value</text:span></text:p>
        </text:list-item>
        <text:list-item>
          <text:p text:style-name="P148"><text:span text:style-name="T208">each Enemy</text:span><text:span text:style-name="T142"> shall have a speed </text:span><text:span text:style-name="T143">value</text:span></text:p>
        </text:list-item>
        <text:list-item>
          <text:p text:style-name="P146"><text:span text:style-name="T208">each Enemy</text:span><text:span text:style-name="T139"> shall have a </text:span><text:span text:style-name="T141">resource</text:span><text:span text:style-name="T139"> value</text:span></text:p>
        </text:list-item>
        <text:list-item>
          <text:p text:style-name="P68"><text:span text:style-name="T416">when the </text:span><text:span text:style-name="T418">it</text:span><text:span text:style-name="T416"> initially spawns, </text:span><text:span text:style-name="T437">the creep</text:span><text:span text:style-name="T416"> shall be at the spawn point</text:span></text:p>
        </text:list-item>
        <text:list-item>
          <text:p text:style-name="P68">when the <text:span text:style-name="T419">it</text:span> initially spawns, <text:span text:style-name="T417">the creep</text:span> shall <text:span text:style-name="T417">have </text:span><text:span text:style-name="T453">an HP value equal to the its maximum HP value</text:span></text:p>
        </text:list-item>
        <text:list-item>
          <text:p text:style-name="P69">while it has <text:span text:style-name="T438">an</text:span> HP <text:span text:style-name="T438">value</text:span> above zero, the creep shall be in the alive state</text:p>
        </text:list-item>
        <text:list-item>
          <text:p text:style-name="P149"><text:span text:style-name="T134">while the </text:span><text:span text:style-name="T135">it</text:span><text:span text:style-name="T134"> is in the alive state, the creep shall move along the path towards the destination </text:span><text:span text:style-name="T136">at a speed proportional to </text:span><text:span text:style-name="T145">its</text:span><text:span text:style-name="T136"> speed </text:span><text:span text:style-name="T141">value</text:span></text:p>
        </text:list-item>
        <text:list-item>
          <text:p text:style-name="P70">when a tower attacks <text:span text:style-name="T454">the creep</text:span>, the creep’s HP <text:span text:style-name="T432">value</text:span> <text:span text:style-name="T16">shall be</text:span> reduced by the damage <text:span text:style-name="T455">value</text:span> of the tower <text:span text:style-name="T456">attacking it</text:span></text:p>
        </text:list-item>
        <text:list-item>
          <text:p text:style-name="P150"><text:span text:style-name="T13">when</text:span><text:span text:style-name="T2"> it’s HP is 0 or less, the creep </text:span><text:span text:style-name="T16">shall be</text:span><text:span text:style-name="T2"> </text:span><text:span text:style-name="T6">in the</text:span><text:span text:style-name="T2"> d</text:span><text:span text:style-name="T12">ying</text:span><text:span text:style-name="T2"> </text:span><text:span text:style-name="T6">state</text:span></text:p>
        </text:list-item>
        <text:list-item>
          <text:p text:style-name="P151"><text:span text:style-name="T137">when it is in the dead state, the creep shall </text:span><text:span text:style-name="T138">be removed</text:span></text:p>
        </text:list-item>
        <text:list-item>
          <text:p text:style-name="P71"><text:span text:style-name="T12">when </text:span><text:span text:style-name="T16">it</text:span><text:span text:style-name="T12"> reaches the destination, the creep </text:span><text:span text:style-name="T481">shall be</text:span><text:span text:style-name="T12"> in the assault state</text:span></text:p>
        </text:list-item>
        <text:list-item>
          <text:p text:style-name="P152"><text:span text:style-name="T129">when it is in the success state, the creep shall </text:span><text:span text:style-name="T138">be removed</text:span></text:p>
        </text:list-item>
      </text:list>
      <text:p text:style-name="P28"/>
      <text:p text:style-name="P35">tower</text:p>
      <text:list xml:id="list3424581801" text:style-name="L19">
        <text:list-item>
          <text:p text:style-name="P153"><text:span text:style-name="T420">while </text:span><text:span text:style-name="T421">a building site</text:span><text:span text:style-name="T420"> is </text:span><text:span text:style-name="T421">in the </text:span><text:span text:style-name="T420">occupied </text:span><text:span text:style-name="T421">state</text:span><text:span text:style-name="T420">, the image of the </text:span><text:span text:style-name="T422">occupying</text:span><text:span text:style-name="T420"> tower shall be at the building site site</text:span></text:p>
        </text:list-item>
        <text:list-item>
          <text:p text:style-name="P159">the tower shall have a cost <text:span text:style-name="T426">value</text:span></text:p>
        </text:list-item>
        <text:list-item>
          <text:p text:style-name="P154"><text:span text:style-name="T9">the tower shall have a damage </text:span><text:span text:style-name="T426">value</text:span></text:p>
        </text:list-item>
        <text:list-item>
          <text:p text:style-name="P154"><text:span text:style-name="T9">the tower shall have a speed </text:span><text:span text:style-name="T426">value</text:span></text:p>
        </text:list-item>
        <text:list-item>
          <text:p text:style-name="P155"><text:span text:style-name="T427">the tower shall have a range </text:span><text:span text:style-name="T426">value</text:span></text:p>
        </text:list-item>
        <text:list-item>
          <text:p text:style-name="P159">the tower shall have a sell value proportional to its cost <text:span text:style-name="T426">value</text:span></text:p>
        </text:list-item>
        <text:list-item>
          <text:p text:style-name="P156"><text:span text:style-name="T423">while it has an upgrade </text:span><text:span text:style-name="T439">available</text:span><text:span text:style-name="T423">, the tower shall have an upgrade cost </text:span><text:span text:style-name="T428">value</text:span></text:p>
        </text:list-item>
        <text:list-item>
          <text:p text:style-name="P157"><text:span text:style-name="T440">when a building site is in the occupied state and is clicked on, the </text:span><text:span text:style-name="T460">tower menu of the building site’s tower is in the active state</text:span></text:p>
        </text:list-item>
        <text:list-item>
          <text:p text:style-name="P158">when the tower is in the sold state, the tower shall <text:span text:style-name="T429">be removed </text:span><text:span text:style-name="T441">and the building site shall be in the free state</text:span></text:p>
        </text:list-item>
      </text:list>
      <text:p text:style-name="P30">This is if the tower attacks instantly connect with the creep</text:p>
      <text:list xml:id="list1936197374" text:style-name="L20">
        <text:list-item>
          <text:p text:style-name="P160"><text:span text:style-name="T1">when the it has attacked </text:span><text:span text:style-name="T425">a creep</text:span><text:span text:style-name="T1">, the tower shall </text:span><text:span text:style-name="T424">be in the</text:span><text:span text:style-name="T1"> reload state</text:span></text:p>
        </text:list-item>
        <text:list-item>
          <text:p text:style-name="P160"><text:span text:style-name="T1">when in </text:span><text:span text:style-name="T424">the</text:span><text:span text:style-name="T1"> reload state, the tower </text:span><text:span text:style-name="T8">shall</text:span><text:span text:style-name="T1"> wait for a set time </text:span><text:span text:style-name="T9">proportional to the speed</text:span><text:span text:style-name="T1">, after which the tower enters the ready state</text:span></text:p>
        </text:list-item>
        <text:list-item>
          <text:p text:style-name="P160"><text:span text:style-name="T1">while a creep is within the tower’s range the tower is in </text:span><text:span text:style-name="T10">the</text:span><text:span text:style-name="T1"> ready state, the tower shall target </text:span><text:span text:style-name="T430">any</text:span><text:span text:style-name="T1"> creep </text:span><text:span text:style-name="T430">whose distance from the tower is below the tower’s range value</text:span></text:p>
        </text:list-item>
        <text:list-item>
          <text:p text:style-name="P161">when targeting a creep, the tower <text:span text:style-name="T11">shall</text:span> attack the creep</text:p>
        </text:list-item>
      </text:list>
      <text:p text:style-name="P36"/>
      <text:p text:style-name="P37">tower menu</text:p>
      <text:list xml:id="list3705557423" text:style-name="L21">
        <text:list-item>
          <text:p text:style-name="P162">when the tower</text:p>
        </text:list-item>
      </text:list>
      <text:list xml:id="list3546850526" text:style-name="L22">
        <text:list-item>
          <text:p text:style-name="P163"><text:span text:style-name="T461">while</text:span><text:span text:style-name="T431"> the tower menu is </text:span><text:span text:style-name="T461">in the active state</text:span><text:span text:style-name="T431">, the selected</text:span><text:span text:style-name="T4"> tower’s name </text:span><text:span text:style-name="T464">value </text:span><text:span text:style-name="T4">shall be </text:span><text:span text:style-name="T388">displayed</text:span></text:p>
        </text:list-item>
        <text:list-item>
          <text:p text:style-name="P164"><text:span text:style-name="T461">while</text:span><text:span text:style-name="T431"> the tower menu is </text:span><text:span text:style-name="T461">in the active state</text:span><text:span text:style-name="T431">, the selected</text:span><text:span text:style-name="T4"> tower’s damage </text:span><text:span text:style-name="T464">value</text:span><text:span text:style-name="T4"> shall be </text:span><text:span text:style-name="T388">displayed</text:span></text:p>
        </text:list-item>
        <text:list-item>
          <text:p text:style-name="P164"><text:soft-page-break/><text:span text:style-name="T461">while</text:span><text:span text:style-name="T431"> the tower menu is </text:span><text:span text:style-name="T461">in the active state</text:span><text:span text:style-name="T431">, the selected</text:span><text:span text:style-name="T4"> tower’s speed </text:span><text:span text:style-name="T464">value</text:span><text:span text:style-name="T4"> shall be </text:span><text:span text:style-name="T388">displayed</text:span></text:p>
        </text:list-item>
        <text:list-item>
          <text:p text:style-name="P164"><text:span text:style-name="T461">while</text:span><text:span text:style-name="T431"> the tower menu is </text:span><text:span text:style-name="T461">in the active state</text:span><text:span text:style-name="T431">, the selected</text:span><text:span text:style-name="T462"> tower’s range </text:span><text:span text:style-name="T464">value</text:span><text:span text:style-name="T462"> shall be </text:span><text:span text:style-name="T388">displayed</text:span></text:p>
        </text:list-item>
        <text:list-item>
          <text:p text:style-name="P164"><text:span text:style-name="T461">while</text:span><text:span text:style-name="T431"> the tower menu is </text:span><text:span text:style-name="T461">in the active state</text:span><text:span text:style-name="T431">, the selected</text:span><text:span text:style-name="T5"> tower’s sell button shall be </text:span><text:span text:style-name="T388">displayed</text:span></text:p>
        </text:list-item>
        <text:list-item>
          <text:p text:style-name="P164"><text:span text:style-name="T461">while</text:span><text:span text:style-name="T431"> the tower menu is </text:span><text:span text:style-name="T461">in the active state</text:span><text:span text:style-name="T431">, the selected</text:span><text:span text:style-name="T463"> tower’s sell button shall </text:span><text:span text:style-name="T388">displa</text:span><text:span text:style-name="T389">y</text:span><text:span text:style-name="T463"> the tower’s sell value</text:span></text:p>
        </text:list-item>
        <text:list-item>
          <text:p text:style-name="P165"><text:span text:style-name="T391">when the tower’s sell button is </text:span><text:span text:style-name="T465">selected</text:span><text:span text:style-name="T391">, the tower shall be in the selling state</text:span></text:p>
        </text:list-item>
        <text:list-item>
          <text:p text:style-name="P170">the <text:span text:style-name="T466">selected</text:span> tower’s upgrade button shall <text:span text:style-name="T388">display</text:span> the tower’s upgrade cost</text:p>
        </text:list-item>
        <text:list-item>
          <text:p text:style-name="P166"><text:span text:style-name="T466">if the selected tower has no upgrade options </text:span><text:span text:style-name="T469">or the </text:span><text:span text:style-name="T471">if the selected</text:span><text:span text:style-name="T469"> tower’s upgrade cost value is above the total resource value</text:span><text:span text:style-name="T5">, the </text:span><text:span text:style-name="T7">tower’s upgrade button shall be </text:span><text:span text:style-name="T390">in </text:span><text:span text:style-name="T391">the</text:span><text:span text:style-name="T390"> inactive state</text:span></text:p>
        </text:list-item>
        <text:list-item>
          <text:p text:style-name="P167"><text:span text:style-name="T463">while the </text:span><text:span text:style-name="T472">selected tower has at least one upgrade option and the selected</text:span><text:span text:style-name="T463"> tower’s upgrade cost is </text:span><text:span text:style-name="T469">below</text:span><text:span text:style-name="T463"> the </text:span><text:span text:style-name="T468">total</text:span><text:span text:style-name="T463"> resource </text:span><text:span text:style-name="T468">value</text:span><text:span text:style-name="T463">, the tower’s upgrade button shall be </text:span><text:span text:style-name="T390">in </text:span><text:span text:style-name="T470">the</text:span><text:span text:style-name="T463"> active </text:span><text:span text:style-name="T390">state</text:span></text:p>
        </text:list-item>
        <text:list-item>
          <text:p text:style-name="P168"><text:span text:style-name="T467">while</text:span><text:span text:style-name="T16"> the tower’s upgrade button is </text:span><text:span text:style-name="T482">in the</text:span><text:span text:style-name="T16"> active </text:span><text:span text:style-name="T482">state</text:span><text:span text:style-name="T16"> and </text:span><text:span text:style-name="T467">when it is selected</text:span><text:span text:style-name="T16">, the </text:span><text:span text:style-name="T467">selected</text:span><text:span text:style-name="T16"> tower</text:span><text:span text:style-name="T457"> shall be replaced by a new tower</text:span></text:p>
        </text:list-item>
        <text:list-item>
          <text:p text:style-name="P169"><text:span text:style-name="T458">while the tower menu is displayed and </text:span><text:span text:style-name="T414">when anywhere </text:span><text:span text:style-name="T459">outside</text:span><text:span text:style-name="T414"> </text:span><text:span text:style-name="T15">the tower menu is clicked on, the tower menu shall disappear</text:span></text:p>
        </text:list-item>
      </text:list>
      <text:p text:style-name="P28"/>
      <text:p text:style-name="P35">resources</text:p>
      <text:list xml:id="list4175866444" text:style-name="L23">
        <text:list-item>
          <text:p text:style-name="P171">the total resource value shall be displayed</text:p>
        </text:list-item>
      </text:list>
      <text:list xml:id="list2661225934" text:style-name="L24">
        <text:list-item>
          <text:p text:style-name="P172"><text:span text:style-name="T434">when the game loads, the </text:span><text:span text:style-name="T435">total</text:span><text:span text:style-name="T434"> resource value shall be at a set </text:span><text:span text:style-name="T435">amount</text:span></text:p>
        </text:list-item>
      </text:list>
      <text:list xml:id="list3296882791" text:style-name="L25">
        <text:list-item>
          <text:p text:style-name="P173"><text:span text:style-name="T3">when a creep </text:span><text:span text:style-name="T12">is in the dying state</text:span><text:span text:style-name="T3">, the </text:span><text:span text:style-name="T435">total</text:span><text:span text:style-name="T3"> resource </text:span><text:span text:style-name="T435">value</text:span><text:span text:style-name="T3"> </text:span><text:span text:style-name="T12">shall</text:span><text:span text:style-name="T3"> increase by the </text:span><text:span text:style-name="T433">resource</text:span><text:span text:style-name="T3"> value of the creep </text:span><text:span text:style-name="T12">and the creep shall be in the dead state</text:span></text:p>
        </text:list-item>
        <text:list-item>
          <text:p text:style-name="P174"><text:span text:style-name="T474">when a tower is bought, the </text:span><text:span text:style-name="T473">total</text:span><text:span text:style-name="T474"> resource </text:span><text:span text:style-name="T473">value</text:span><text:span text:style-name="T474"> shall decrease by the cost of the tower</text:span></text:p>
        </text:list-item>
        <text:list-item>
          <text:p text:style-name="P175"><text:span text:style-name="T475">when a tower is upgraded, the </text:span><text:span text:style-name="T473">total</text:span><text:span text:style-name="T475"> resource </text:span><text:span text:style-name="T473">value</text:span><text:span text:style-name="T475"> </text:span><text:span text:style-name="T392">shall</text:span><text:span text:style-name="T475"> decrease by the cost of the upgrade</text:span></text:p>
        </text:list-item>
        <text:list-item>
          <text:p text:style-name="P176">when a tower in a selling state, the amount of resources shall increase by the tower’s sell value and the tower shall be in the sold state</text:p>
          <text:p text:style-name="P177"/>
        </text:list-item>
      </text:list>
      <text:p text:style-name="P28"/>
      <text:p text:style-name="P25">lives left</text:p>
      <text:list xml:id="list3455912316" text:style-name="L26">
        <text:list-item>
          <text:p text:style-name="P178">the number of lives left shall be displayed</text:p>
        </text:list-item>
      </text:list>
      <text:list xml:id="list4285405301" text:style-name="L27">
        <text:list-item>
          <text:p text:style-name="P180">when the game loads, the number of lives left shall start at above zero</text:p>
        </text:list-item>
        <text:list-item>
          <text:p text:style-name="P181">if a creep is in the assault state, <text:span text:style-name="T14">the lives left shall reduce by one and the creep shall be in the success state</text:span></text:p>
        </text:list-item>
        <text:list-item>
          <text:p text:style-name="P179"><text:span text:style-name="T488">when</text:span><text:span text:style-name="T489"> the number of lives reaches zero, the game shall be </text:span><text:span text:style-name="T488">in the game over state </text:span><text:span text:style-name="T490">and the wave number shall be written to the variable survivedWave</text:span></text:p>
        </text:list-item>
      </text:list>
      <text:p text:style-name="P28"/>
      <text:p text:style-name="P25">wave number</text:p>
      <text:list xml:id="list396868188" text:style-name="L28">
        <text:list-item>
          <text:p text:style-name="P182">the wave number shall be displayed</text:p>
        </text:list-item>
      </text:list>
      <text:list xml:id="list3429577690" text:style-name="L29">
        <text:list-item>
          <text:p text:style-name="P183"><text:span text:style-name="T415">when the game loads, the wave number shall </text:span><text:span text:style-name="T478">be</text:span><text:span text:style-name="T415"> one</text:span></text:p>
        </text:list-item>
        <text:list-item>
          <text:p text:style-name="P185">when the spawn point is in the starting state, the wave number shall increase by one and the spawn point shall be in the spawning state</text:p>
        </text:list-item>
        <text:list-item>
          <text:p text:style-name="P184"><text:span text:style-name="T488">when</text:span><text:span text:style-name="T476"> the wave number is at </text:span><text:span text:style-name="T477">the maximum wave value, </text:span><text:span text:style-name="T479">the spawn point is in the </text:span><text:span text:style-name="T480">spawned</text:span><text:span text:style-name="T479"> state and there are no creeps with the alive state, the game shall be </text:span><text:span text:style-name="T488">in the level clear state</text:span></text:p>
        </text:list-item>
      </text:list>
      <text:p text:style-name="P28"/>
      <text:p text:style-name="P35">tower list</text:p>
      <text:list xml:id="list461551570" text:style-name="L30">
        <text:list-item>
          <text:p text:style-name="P186"><text:span text:style-name="T393">the tower list shall </text:span><text:span text:style-name="T394">contain</text:span><text:span text:style-name="T393"> all </text:span><text:span text:style-name="T447">initial</text:span><text:span text:style-name="T393"> towers</text:span></text:p>
        </text:list-item>
        <text:list-item>
          <text:p text:style-name="P187"><text:span text:style-name="T446">the list of available towers shall display the cost and image of all </text:span><text:span text:style-name="T447">initial</text:span><text:span text:style-name="T446"> towers</text:span></text:p>
        </text:list-item>
        <text:list-item>
          <text:p text:style-name="P188"><text:span text:style-name="T445">all </text:span><text:span text:style-name="T447">initial</text:span><text:span text:style-name="T445"> towers shall contain an identifier that is not displayed</text:span></text:p>
        </text:list-item>
        <text:list-item>
          <text:p text:style-name="P189"><text:span text:style-name="T442">when the </text:span><text:span text:style-name="T483">total</text:span><text:span text:style-name="T442"> resource </text:span><text:span text:style-name="T483">value</text:span><text:span text:style-name="T442"> is at or above the cost of it, the </text:span><text:span text:style-name="T448">initial</text:span><text:span text:style-name="T442"> tower shall be in the affordable state</text:span></text:p>
        </text:list-item>
        <text:list-item>
          <text:p text:style-name="P189"><text:soft-page-break/><text:span text:style-name="T483">when the total resource value is below the cost of the it, </text:span><text:span text:style-name="T442">the </text:span><text:span text:style-name="T449">initial</text:span><text:span text:style-name="T442"> tower shall be in the expensive state</text:span></text:p>
        </text:list-item>
        <text:list-item>
          <text:p text:style-name="P190"><text:span text:style-name="T442">while in the affordable state, the </text:span><text:span text:style-name="T450">initial</text:span><text:span text:style-name="T442"> tower’</text:span><text:span text:style-name="T450">s icon</text:span><text:span text:style-name="T442"> shall light up</text:span></text:p>
        </text:list-item>
        <text:list-item>
          <text:p text:style-name="P190"><text:span text:style-name="T442">while in the expensive state, the </text:span><text:span text:style-name="T450">initial</text:span><text:span text:style-name="T442"> tower’</text:span><text:span text:style-name="T450">s icon</text:span><text:span text:style-name="T442"> shall be dim</text:span></text:p>
        </text:list-item>
      </text:list>
      <text:p text:style-name="P38"><text:span text:style-name="T23">T</text:span><text:span text:style-name="T20">his is for </text:span><text:span text:style-name="T21">if</text:span><text:span text:style-name="T20"> the </text:span><text:span text:style-name="T22">building site</text:span><text:span text:style-name="T20"> is selected first</text:span></text:p>
      <text:list xml:id="list2118124828" text:style-name="L31">
        <text:list-item>
          <text:p text:style-name="P72"><text:span text:style-name="T395">w</text:span>hen the building site is in the free state and is clicked on, the tower list shall be displayed</text:p>
        </text:list-item>
      </text:list>
      <text:list xml:id="list212052807538296" text:continue-list="list461551570" text:style-name="L30">
        <text:list-item>
          <text:p text:style-name="P191"><text:span text:style-name="T395">when selected while in the </text:span><text:span text:style-name="T443">affordable</text:span><text:span text:style-name="T395"> state, the </text:span><text:span text:style-name="T451">initial</text:span><text:span text:style-name="T395"> tower shall be in the purchasing state</text:span></text:p>
        </text:list-item>
        <text:list-item>
          <text:p text:style-name="P191"><text:span text:style-name="T397">while</text:span><text:span text:style-name="T395"> the </text:span><text:span text:style-name="T452">initial</text:span><text:span text:style-name="T395"> tower is in the purchasing state, the amount of resource shall decrease by the cost of the </text:span><text:span text:style-name="T452">initial</text:span><text:span text:style-name="T395"> tower and the </text:span><text:span text:style-name="T452">initial</text:span><text:span text:style-name="T395"> tower shall be in the building state</text:span></text:p>
        </text:list-item>
        <text:list-item>
          <text:p text:style-name="P191"><text:span text:style-name="T397">while</text:span><text:span text:style-name="T395"> the available tower is in the building state, the tower </text:span><text:span text:style-name="T396">shall spawn</text:span><text:span text:style-name="T395"> at the tower position</text:span></text:p>
        </text:list-item>
        <text:list-item>
          <text:p text:style-name="P195">when the tower spawns, the building site shall be in the occupied state</text:p>
        </text:list-item>
        <text:list-item>
          <text:p text:style-name="P196">when a tower spawns, all available towers shall be in the ready state</text:p>
        </text:list-item>
      </text:list>
      <text:p text:style-name="P31">This is for <text:span text:style-name="T412">if</text:span> the available tower is selected first</text:p>
      <text:list xml:id="list212051870781312" text:continue-numbering="true" text:style-name="L30">
        <text:list-item>
          <text:p text:style-name="P197">when a<text:span text:style-name="T444">n available tower that is in the affordable state is selected</text:span>, the selected tower shall be in the selected state</text:p>
        </text:list-item>
        <text:list-item>
          <text:p text:style-name="P198">while in the selected state, the cost of the tower shall be shall be saved to the variable costTemp</text:p>
        </text:list-item>
        <text:list-item>
          <text:p text:style-name="P192"><text:span text:style-name="T400">while</text:span><text:span text:style-name="T398"> </text:span><text:span text:style-name="T400">in the selected state</text:span><text:span text:style-name="T398">, an image of the selected tower shall follow the cursor</text:span></text:p>
        </text:list-item>
        <text:list-item>
          <text:p text:style-name="P199">while an image of a selected tower is following the cursor, the screen shall be in the tower placement state</text:p>
        </text:list-item>
        <text:list-item>
          <text:p text:style-name="P200">when the screen is in the tower placement state and the mouse is over a valid building site, the image of the tower following the cursor shall highlight <text:span text:style-name="T399">and</text:span> <text:span text:style-name="T399">shall be in the buildable state</text:span></text:p>
        </text:list-item>
        <text:list-item>
          <text:p text:style-name="P200">if the screen is in the tower placement state and the mouse is not over a valid building site, then the image of the tower following the cursor shall dim <text:span text:style-name="T399">and shall not be in the buildable state</text:span></text:p>
        </text:list-item>
        <text:list-item>
          <text:p text:style-name="P197">when the image of the tower following the cursor is in the buildable state and the building site is selected, the building site shall be in the building state</text:p>
        </text:list-item>
        <text:list-item>
          <text:p text:style-name="P193"><text:span text:style-name="T404">while</text:span><text:span text:style-name="T401"> a building site is in the building state, the resource amount is decreased by the costTemp value and the building site shall be in the occup</text:span><text:span text:style-name="T404">ying</text:span></text:p>
        </text:list-item>
        <text:list-item>
          <text:p text:style-name="P201">while the building site is in the occupying state, the selected tower shall spawn in the building site and the building site shall be in the occupied state</text:p>
        </text:list-item>
        <text:list-item>
          <text:p text:style-name="P194"><text:span text:style-name="T402">when the building site is in the occupied state, </text:span><text:span text:style-name="T403">all available</text:span><text:span text:style-name="T402"> tower</text:span><text:span text:style-name="T403">s</text:span><text:span text:style-name="T402"> shall be in the ready state</text:span></text:p>
        </text:list-item>
      </text:list>
      <text:p text:style-name="P26"/>
      <text:p text:style-name="P28"/>
      <text:p text:style-name="P35">speed settings</text:p>
      <text:p text:style-name="P53">while in the playing state,:</text:p>
      <text:list xml:id="list4282938645" text:style-name="L32">
        <text:list-item>
          <text:p text:style-name="P202"><text:span text:style-name="T410">when the </text:span><text:span text:style-name="T509">level</text:span><text:span text:style-name="T410"> loads, the </text:span><text:span text:style-name="T509">speedSettings variable</text:span><text:span text:style-name="T410"> </text:span><text:span text:style-name="T411">shall be</text:span><text:span text:style-name="T410"> </text:span><text:span text:style-name="T509">1</text:span></text:p>
        </text:list-item>
      </text:list>
      <text:p text:style-name="P27"><text:span text:style-name="T18">This is for </text:span><text:span text:style-name="T19">if</text:span><text:span text:style-name="T18"> the speed icons are separate. There are three icons, pause, normal speed and double speed.</text:span></text:p>
      <text:list xml:id="list575355033" text:style-name="L33">
        <text:list-item>
          <text:p text:style-name="P205">the speed settings icons shall be displayed</text:p>
        </text:list-item>
        <text:list-item>
          <text:p text:style-name="P203"><text:span text:style-name="T409">when</text:span><text:span text:style-name="T407"> the pause speed icon is clicked, the </text:span><text:span text:style-name="T408">creeps, towers </text:span><text:span text:style-name="T436">and</text:span><text:span text:style-name="T408"> </text:span><text:span text:style-name="T436">spawn point</text:span><text:span text:style-name="T407"> shall no</text:span><text:span text:style-name="T410">t</text:span><text:span text:style-name="T407"> take </text:span><text:span text:style-name="T410">any</text:span><text:span text:style-name="T407"> action</text:span></text:p>
        </text:list-item>
        <text:list-item>
          <text:p text:style-name="P204"><text:span text:style-name="T409">when</text:span><text:span text:style-name="T407"> the </text:span><text:span text:style-name="T408">normal</text:span><text:span text:style-name="T407"> speed icon is clicked, the </text:span><text:span text:style-name="T408">creeps, towers </text:span><text:span text:style-name="T436">and</text:span><text:span text:style-name="T408"> </text:span><text:span text:style-name="T436">spawn point</text:span><text:span text:style-name="T408"> shall take action at their normal speed</text:span></text:p>
        </text:list-item>
        <text:list-item>
          <text:p text:style-name="P203"><text:span text:style-name="T409">when</text:span><text:span text:style-name="T408"> the double speed icon is clicked, the creeps, towers </text:span><text:span text:style-name="T436">and</text:span><text:span text:style-name="T408"> </text:span><text:span text:style-name="T436">spawn point</text:span><text:span text:style-name="T408"> shall take action at double their normal speed</text:span></text:p>
        </text:list-item>
      </text:list>
      <text:p text:style-name="P39"><text:span text:style-name="T17">This is for </text:span><text:span text:style-name="T19">if</text:span><text:span text:style-name="T17"> there is a single speed icon. The icon changes the game speed between pause, normal and double speed. The icon also changes with the speed.</text:span></text:p>
      <text:list xml:id="list546344975" text:style-name="L34">
        <text:list-item>
          <text:p text:style-name="P206">while the game speed is pause, the pause speed icon shall be displayed</text:p>
        </text:list-item>
        <text:list-item>
          <text:p text:style-name="P207">while the game speed is pause, the <text:span text:style-name="T408">creeps, towers </text:span><text:span text:style-name="T436">and</text:span><text:span text:style-name="T408"> </text:span><text:span text:style-name="T436">spawn point</text:span> shall not longer take any action</text:p>
        </text:list-item>
        <text:list-item>
          <text:p text:style-name="P206">while the game speed is normal, the normal speed icon shall be displayed</text:p>
        </text:list-item>
        <text:list-item>
          <text:p text:style-name="P207"><text:soft-page-break/>while the game speed is normal, the <text:span text:style-name="T408">creeps, towers </text:span><text:span text:style-name="T436">and</text:span><text:span text:style-name="T408"> </text:span><text:span text:style-name="T436">spawn point</text:span> shall take action at their normal speed</text:p>
        </text:list-item>
        <text:list-item>
          <text:p text:style-name="P206">while the game speed is double, the double speed icon shall be displayed</text:p>
        </text:list-item>
        <text:list-item>
          <text:p text:style-name="P208">while the game speed is double, <text:span text:style-name="T408">creeps, towers </text:span><text:span text:style-name="T436">and</text:span><text:span text:style-name="T408"> </text:span><text:span text:style-name="T436">spawn point</text:span> shall take action at double their normal speed</text:p>
        </text:list-item>
        <text:list-item>
          <text:p text:style-name="P206">when the game speed is pause and the speed icon is clicked, the game speed shall be normal</text:p>
        </text:list-item>
        <text:list-item>
          <text:p text:style-name="P206">when the game speed is normal and the speed icon is clicked, the game speed shall be double</text:p>
        </text:list-item>
        <text:list-item>
          <text:p text:style-name="P209">when the game speed is double and the speed icon is clicked, the game speed shall be pause</text:p>
        </text:list-item>
      </text:list>
      <text:p text:style-name="P40"/>
      <text:p text:style-name="P41">bullet</text:p>
      <text:p text:style-name="P29"/>
      <text:p text:style-name="P29"/>
      <text:p text:style-name="P51"><text:span text:style-name="T491">S</text:span><text:span text:style-name="T493">ettings</text:span></text:p>
      <text:list xml:id="list212052256782813" text:continue-list="list1353642115" text:style-name="L3">
        <text:list-item>
          <text:p text:style-name="P60">the value of isPlaying shall be False</text:p>
        </text:list-item>
      </text:list>
      <text:list xml:id="list2337265578" text:style-name="L35">
        <text:list-item>
          <text:p text:style-name="P210"><text:span text:style-name="T492">while in the playing state, </text:span><text:span text:style-name="T404">the settings icon shall </text:span><text:span text:style-name="T405">be </text:span><text:span text:style-name="T406">displayed</text:span></text:p>
        </text:list-item>
        <text:list-item>
          <text:p text:style-name="P210"><text:span text:style-name="T484">when</text:span><text:span text:style-name="T406"> the mouse is over </text:span><text:span text:style-name="T484">it</text:span><text:span text:style-name="T406">, the settings icon shall </text:span><text:span text:style-name="T484">be</text:span><text:span text:style-name="T406"> highlight</text:span><text:span text:style-name="T485">ed</text:span></text:p>
        </text:list-item>
        <text:list-item>
          <text:p text:style-name="P210"><text:span text:style-name="T484">when the mouse is not over it,</text:span><text:span text:style-name="T406"> the settings icon shall </text:span><text:span text:style-name="T484">be</text:span><text:span text:style-name="T406"> dim</text:span><text:span text:style-name="T486">med</text:span></text:p>
        </text:list-item>
        <text:list-item>
          <text:p text:style-name="P211"><text:span text:style-name="T498">when the settings icon is clicked, </text:span><text:span text:style-name="T497">value of the isPlaying variable shall be False</text:span></text:p>
        </text:list-item>
        <text:list-item>
          <text:p text:style-name="P210"><text:span text:style-name="T492">when</text:span><text:span text:style-name="T494"> the settings icon is clicked, the </text:span><text:span text:style-name="T492">game shall be in the settings state</text:span></text:p>
        </text:list-item>
        <text:list-item>
          <text:p text:style-name="P212"><text:span text:style-name="T495">while in the settings state, </text:span><text:span text:style-name="T496">for all spawn points, creeps and towers, the speed state shall be pause</text:span></text:p>
        </text:list-item>
        <text:list-item>
          <text:p text:style-name="P213">while in the settings state, the game shall display the Resume button</text:p>
        </text:list-item>
        <text:list-item>
          <text:p text:style-name="P213">while in the settings state, the game shall display the Restart Level button</text:p>
        </text:list-item>
        <text:list-item>
          <text:p text:style-name="P213">while in the settings state, the game shall display the Return to Main menu button</text:p>
        </text:list-item>
        <text:list-item>
          <text:p text:style-name="P213">while in the settings state, the game shall display the Quit Game button</text:p>
        </text:list-item>
        <text:list-item>
          <text:p text:style-name="P213">when the Resume button is clicked on, <text:span text:style-name="T497">the value of the isPlaying variable shall be True</text:span></text:p>
        </text:list-item>
      </text:list>
      <text:p text:style-name="P29"/>
      <text:p text:style-name="P29"/>
      <text:p text:style-name="P4">Game over screen</text:p>
      <text:p text:style-name="P20">while in the game over state,:</text:p>
      <text:list xml:id="list212053169443946" text:continue-list="list212052256782813" text:style-name="L3">
        <text:list-item>
          <text:p text:style-name="P60">the value of isPlaying shall be False</text:p>
        </text:list-item>
      </text:list>
      <text:list xml:id="list59801661" text:style-name="L36">
        <text:list-item>
          <text:p text:style-name="P73">the game shall display the Restart Level button</text:p>
        </text:list-item>
        <text:list-item>
          <text:p text:style-name="P73">the game shall display the Return to Main Menu button</text:p>
        </text:list-item>
        <text:list-item>
          <text:p text:style-name="P77">game shall display the Quit Game button</text:p>
        </text:list-item>
        <text:list-item>
          <text:p text:style-name="P73">the game shall display the value of the variable surviveWave</text:p>
        </text:list-item>
        <text:list-item>
          <text:p text:style-name="P74">when the Return to Main Menu button is clicked on, the game shall be in the main menu state</text:p>
        </text:list-item>
        <text:list-item>
          <text:p text:style-name="P74">when the Restart Level button clicked on, the game shall be in the playing state</text:p>
        </text:list-item>
      </text:list>
      <text:p text:style-name="P33">The value of selectedLevel is not set as it was set when first playing the level</text:p>
      <text:p text:style-name="P32"/>
      <text:p text:style-name="P4">Level complete screen</text:p>
      <text:p text:style-name="P21">while in the level clear state,:</text:p>
      <text:list xml:id="list212052276902248" text:continue-list="list212053169443946" text:style-name="L3">
        <text:list-item>
          <text:p text:style-name="P60">the value of isPlaying shall be False</text:p>
        </text:list-item>
      </text:list>
      <text:list xml:id="list3045987376" text:style-name="L37">
        <text:list-item>
          <text:p text:style-name="P75">the game shall display the Restart Level button</text:p>
        </text:list-item>
        <text:list-item>
          <text:p text:style-name="P75">the game shall display the Return to Main Menu button</text:p>
        </text:list-item>
        <text:list-item>
          <text:p text:style-name="P78">the game shall display the Quit Game button</text:p>
        </text:list-item>
        <text:list-item>
          <text:p text:style-name="P75">when the Return to Main Menu button is clicked on, the game shall be in the main menu state</text:p>
        </text:list-item>
        <text:list-item>
          <text:p text:style-name="P76">when the Restart Level button clicked on, the game shall be in the playing state</text:p>
        </text:list-item>
      </text:list>
      <text:p text:style-name="P32">The value of selectedLevel is not set as it was set when first playing the level</text:p>
      <text:p text:style-name="P32"/>
      <text:p text:style-name="P32"><text:soft-page-break/></text:p>
      <text:p text:style-name="P32"/>
      <text:p text:style-name="P32"/>
      <text:p text:style-name="P32"/>
      <text:p text:style-name="P42"><text:span text:style-name="T151">Building Location and Tower </text:span><text:span text:style-name="T152">types</text:span><text:span text:style-name="T151"> idea:</text:span></text:p>
      <text:p text:style-name="P7"/>
      <text:p text:style-name="P7">2 lists, one for building locations, one for all potential towers</text:p>
      <text:p text:style-name="P7"/>
      <text:p text:style-name="P7">building location list contains ID<text:span text:style-name="T500">,</text:span> coordinates, indicate it is free or occupying tower ID, <text:span text:style-name="T499">target</text:span></text:p>
      <text:p text:style-name="P7"/>
      <text:p text:style-name="P8">tower <text:span text:style-name="T500">types list contains ID, attack damage, attack speed, attack range, cost, upgrade cost, upgrade tower ID, sell amount, image, </text:span><text:span text:style-name="T505">bullet speed</text:span></text:p>
      <text:p text:style-name="P8"/>
      <text:p text:style-name="P9">there will be a<text:span text:style-name="T501">n </text:span>image for when the building site is free, <text:span text:style-name="T501">it is not in either list</text:span></text:p>
      <text:p text:style-name="P9"/>
      <text:p text:style-name="P10">if building site occupied, site, will <text:span text:style-name="T502">reference tower’s </text:span><text:span text:style-name="T503">parameters using the occupying tower ID </text:span><text:span text:style-name="T504">as reference</text:span></text:p>
      <text:p text:style-name="P10"/>
      <text:p text:style-name="P11">Bullets will use similar referencing system</text:p>
      <text:p text:style-name="P11"/>
      <text:p text:style-name="P12">if overuse of this slows down the computer, then copy the parameters instead of constantly referencing them</text:p>
      <text:p text:style-name="P12"/>
      <text:p text:style-name="P14">the map should be loaded based on references as well, using the name of the level with a dictionary format <text:span text:style-name="T508">data structure</text:span></text:p>
      <text:p text:style-name="P14"/>
      <text:p text:style-name="P43"><text:span text:style-name="T159">the map should be saved as a </text:span><text:span text:style-name="T160">list</text:span><text:span text:style-name="T159"> of </text:span><text:span text:style-name="T160">strings, each referencing an identity of a tile type, </text:span><text:span text:style-name="T161">the order should be the same as pixels, from left to right, top to bottom</text:span></text:p>
      <text:p text:style-name="P15"/>
      <text:p text:style-name="P44"><text:span text:style-name="T160">t</text:span><text:span text:style-name="T161">he enemy list should be saved as </text:span><text:span text:style-name="T162">tuples</text:span><text:span text:style-name="T161"> of 4 values, the wave number, the enemy type, the number of enemies of the type and the spawning speed</text:span></text:p>
      <text:p text:style-name="P16"/>
      <text:p text:style-name="P45"><text:span text:style-name="T161">t</text:span><text:span text:style-name="T128">he map, enemy list and starting parameters like starting resources and starting lives can be added to a tuple that can in turn be added to a list which can be searched or even a dictionary that can have the key be the name of the level</text:span></text:p>
      <text:p text:style-name="P16"/>
      <text:p text:style-name="P1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29T11:32:55.439000000</meta:creation-date>
    <meta:generator>LibreOffice/6.4.7.2$Windows_X86_64 LibreOffice_project/639b8ac485750d5696d7590a72ef1b496725cfb5</meta:generator>
    <dc:date>2021-12-06T21:20:16.324000000</dc:date>
    <meta:editing-duration>P2DT15H11M57S</meta:editing-duration>
    <meta:editing-cycles>841</meta:editing-cycles>
    <meta:document-statistic meta:table-count="0" meta:image-count="0" meta:object-count="0" meta:page-count="12" meta:paragraph-count="342" meta:word-count="6541" meta:character-count="33705" meta:non-whitespace-character-count="27755"/>
  </office:meta>
</office:document-meta>
</file>